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88.5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0.19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" table:style-name="ta1">
        <office:forms form:automatic-focus="false" form:apply-design-mode="false"/>
        <table:shapes>
          <draw:frame draw:z-index="0" draw:style-name="gr1" draw:text-style-name="P1" svg:width="453.51pt" svg:height="255.09pt" svg:x="543.77pt" svg:y="849.32pt">
            <loext:p draw:notify-on-update-of-ranges="C.A80:C.A89 C.B79:C.B79 C.B80:C.B89 C.D79:C.D79 C.D80:C.D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69.03pt" svg:y="1136.41pt">
            <loext:p draw:notify-on-update-of-ranges="C.A80:C.A89 C.O50:C.O50 C.P50:C.Y50 C.O48:C.O48 C.P48:C.Y48 C.O46:C.O46 C.P46:C.Y46 C.O47:C.O47 C.P47:C.Y47 C.O49:C.O49 C.P49:C.Y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29.51pt" svg:y="1446.24pt">
            <loext:p draw:notify-on-update-of-ranges="C.P53:C.Y54 C.O59:C.O59 C.P59:C.Y59 C.O57:C.O57 C.P57:C.Y57 C.O55:C.O55 C.P55:C.Y55 C.O56:C.O56 C.P56:C.Y56 C.O58:C.O58 C.P58:C.Y58 C.O60:C.O60 C.P60:C.Y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249.63pt" svg:y="1098.2pt">
            <loext:p draw:notify-on-update-of-ranges="C.A80:C.A89 C.P68:C.Y68 C.O70:C.O70 C.P70:C.Y70 C.P68:C.Y68 C.O71:C.O71 C.P71:C.Y71 C.P68:C.Y68 C.O72:C.O72 C.P72:C.Y7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253.51pt" svg:y="1367.94pt">
            <loext:p draw:notify-on-update-of-ranges="C.P75:C.Y75 C.P75:C.Y75 C.O77:C.O77 C.P77:C.Y77 C.P84:C.Y84 C.P84:C.Y84 C.P75:C.Y75 C.O78:C.O78 C.P78:C.Y78 C.P85:C.Y85 C.P85:C.Y85 C.P75:C.Y75 C.O79:C.O79 C.P79:C.Y79 C.P86:C.Y86 C.P86:C.Y8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1009" table:default-cell-style-name="Default"/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5"/>
          <table:table-cell table:style-name="ce3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773355330996" calcext:value-type="float">
            <text:p>0.07733553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0.0776068858473" calcext:value-type="float">
            <text:p>0.077606885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office:value-type="float" office:value="15.5" calcext:value-type="float">
            <text:p>15.5</text:p>
          </table:table-cell>
          <table:table-cell office:value-type="float" office:value="16.5" calcext:value-type="float">
            <text:p>16.5</text:p>
          </table:table-cell>
          <table:table-cell table:style-name="ce3" office:value-type="float" office:value="0.0760503165337" calcext:value-type="float">
            <text:p>0.0760503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304186430192" calcext:value-type="float">
            <text:p>0.3041864302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.36363636364" calcext:value-type="float">
            <text:p>5.3636363636</text:p>
          </table:table-cell>
          <table:table-cell table:style-name="ce3" office:value-type="float" office:value="11.7803590567" calcext:value-type="float">
            <text:p>11.780359056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0.157565495508" calcext:value-type="float">
            <text:p>0.1575654955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5.15384615385" calcext:value-type="float">
            <text:p>5.1538461539</text:p>
          </table:table-cell>
          <table:table-cell office:value-type="float" office:value="12.3776855911" calcext:value-type="float">
            <text:p>12.377685591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145934391186" calcext:value-type="float">
            <text:p>0.14593439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.46153846154" calcext:value-type="float">
            <text:p>5.4615384615</text:p>
          </table:table-cell>
          <table:table-cell table:style-name="ce3" office:value-type="float" office:value="11.8426568265" calcext:value-type="float">
            <text:p>11.842656826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112797766987" calcext:value-type="float">
            <text:p>0.11279776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.53846153846" calcext:value-type="float">
            <text:p>4.5384615385</text:p>
          </table:table-cell>
          <table:table-cell office:value-type="float" office:value="11.1259598349" calcext:value-type="float">
            <text:p>11.125959834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.9464838111" calcext:value-type="float">
            <text:p>2.94648381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43" calcext:value-type="float">
            <text:p>1143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44.2618471272" calcext:value-type="float">
            <text:p>44.2618471272</text:p>
          </table:table-cell>
          <table:table-cell table:style-name="ce4" office:value-type="float" office:value="104" calcext:value-type="float">
            <text:p>104</text:p>
          </table:table-cell>
          <table:table-cell table:style-name="ce7" office:value-type="float" office:value="3.51817882508" calcext:value-type="float">
            <text:p>3.518178825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96" calcext:value-type="float">
            <text:p>149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7.569329851" calcext:value-type="float">
            <text:p>37.569329851</text:p>
          </table:table-cell>
          <table:table-cell table:style-name="ce1" office:value-type="float" office:value="113" calcext:value-type="float">
            <text:p>113</text:p>
          </table:table-cell>
          <table:table-cell table:style-name="ce4" office:value-type="float" office:value="3.41404258818" calcext:value-type="float">
            <text:p>3.414042588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61" calcext:value-type="float">
            <text:p>1661</text:p>
          </table:table-cell>
          <table:table-cell table:style-name="ce4" office:value-type="float" office:value="127.769230769" calcext:value-type="float">
            <text:p>127.769230769</text:p>
          </table:table-cell>
          <table:table-cell table:style-name="ce4" office:value-type="float" office:value="21.4266327666" calcext:value-type="float">
            <text:p>21.4266327666</text:p>
          </table:table-cell>
          <table:table-cell table:style-name="ce4" office:value-type="float" office:value="118" calcext:value-type="float">
            <text:p>118</text:p>
          </table:table-cell>
          <table:table-cell table:style-name="ce1" office:value-type="float" office:value="4.80633196956" calcext:value-type="float">
            <text:p>4.806331969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14" calcext:value-type="float">
            <text:p>2514</text:p>
          </table:table-cell>
          <table:table-cell table:style-name="ce1" office:value-type="float" office:value="147.882352941" calcext:value-type="float">
            <text:p>147.882352941</text:p>
          </table:table-cell>
          <table:table-cell table:style-name="ce1" office:value-type="float" office:value="26.8719892496" calcext:value-type="float">
            <text:p>26.8719892496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786244586513" calcext:value-type="float">
            <text:p>0.786244586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6" office:value-type="float" office:value="0.545599924745" calcext:value-type="float">
            <text:p>0.5455999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0.635122913755" calcext:value-type="float">
            <text:p>0.635122913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office:value-type="float" office:value="0.562077008374" calcext:value-type="float">
            <text:p>0.5620770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2.85110332027" calcext:value-type="float">
            <text:p>2.851103320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53" calcext:value-type="float">
            <text:p>553</text:p>
          </table:table-cell>
          <table:table-cell table:style-name="ce6" office:value-type="float" office:value="1.98250317483" calcext:value-type="float">
            <text:p>1.9825031748</text:p>
          </table:table-cell>
          <table:table-cell office:value-type="float" office:value="2" calcext:value-type="float">
            <text:p>2</text:p>
          </table:table-cell>
          <table:table-cell office:value-type="float" office:value="843" calcext:value-type="float">
            <text:p>843</text:p>
          </table:table-cell>
          <table:table-cell office:value-type="float" office:value="421.5" calcext:value-type="float">
            <text:p>421.5</text:p>
          </table:table-cell>
          <table:table-cell office:value-type="float" office:value="51.5" calcext:value-type="float">
            <text:p>51.5</text:p>
          </table:table-cell>
          <table:table-cell office:value-type="float" office:value="421.5" calcext:value-type="float">
            <text:p>421.5</text:p>
          </table:table-cell>
          <table:table-cell table:style-name="ce3" office:value-type="float" office:value="2.10885472334" calcext:value-type="float">
            <text:p>2.1088547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13" calcext:value-type="float">
            <text:p>513</text:p>
          </table:table-cell>
          <table:table-cell office:value-type="float" office:value="1.75505678125" calcext:value-type="float">
            <text:p>1.7550567813</text:p>
          </table:table-cell>
          <table:table-cell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float" office:value="459" calcext:value-type="float">
            <text:p>4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711486904516" calcext:value-type="float">
            <text:p>0.7114869045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0.726682658389" calcext:value-type="float">
            <text:p>0.7266826584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54.5" calcext:value-type="float">
            <text:p>154.5</text:p>
          </table:table-cell>
          <table:table-cell office:value-type="float" office:value="35.5" calcext:value-type="float">
            <text:p>35.5</text:p>
          </table:table-cell>
          <table:table-cell office:value-type="float" office:value="154.5" calcext:value-type="float">
            <text:p>154.5</text:p>
          </table:table-cell>
          <table:table-cell table:style-name="ce3" office:value-type="float" office:value="0.567294253063" calcext:value-type="float">
            <text:p>0.56729425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8" calcext:value-type="float">
            <text:p>138</text:p>
          </table:table-cell>
          <table:table-cell office:value-type="float" office:value="0.604137192674" calcext:value-type="float">
            <text:p>0.6041371927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72179830893" calcext:value-type="float">
            <text:p>0.072179830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float" office:value="0.0564413715253" calcext:value-type="float">
            <text:p>0.0564413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493299350489" calcext:value-type="float">
            <text:p>0.0493299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0.061178449891" calcext:value-type="float">
            <text:p>0.0611784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1.2208702825" calcext:value-type="float">
            <text:p>21.22087028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232" calcext:value-type="float">
            <text:p>8232</text:p>
          </table:table-cell>
          <table:table-cell table:style-name="ce4" office:value-type="float" office:value="182.933333333" calcext:value-type="float">
            <text:p>182.933333333</text:p>
          </table:table-cell>
          <table:table-cell table:style-name="ce4" office:value-type="float" office:value="159.065940205" calcext:value-type="float">
            <text:p>159.065940205</text:p>
          </table:table-cell>
          <table:table-cell table:style-name="ce4" office:value-type="float" office:value="134" calcext:value-type="float">
            <text:p>134</text:p>
          </table:table-cell>
          <table:table-cell table:style-name="ce7" office:value-type="float" office:value="27.2964583039" calcext:value-type="float">
            <text:p>27.296458303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607" calcext:value-type="float">
            <text:p>11607</text:p>
          </table:table-cell>
          <table:table-cell table:style-name="ce1" office:value-type="float" office:value="236.87755102" calcext:value-type="float">
            <text:p>236.87755102</text:p>
          </table:table-cell>
          <table:table-cell table:style-name="ce1" office:value-type="float" office:value="208.432500957" calcext:value-type="float">
            <text:p>208.432500957</text:p>
          </table:table-cell>
          <table:table-cell table:style-name="ce1" office:value-type="float" office:value="171" calcext:value-type="float">
            <text:p>171</text:p>
          </table:table-cell>
          <table:table-cell table:style-name="ce4" office:value-type="float" office:value="30.5187864836" calcext:value-type="float">
            <text:p>30.51878648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4848" calcext:value-type="float">
            <text:p>14848</text:p>
          </table:table-cell>
          <table:table-cell table:style-name="ce4" office:value-type="float" office:value="280.150943396" calcext:value-type="float">
            <text:p>280.150943396</text:p>
          </table:table-cell>
          <table:table-cell table:style-name="ce4" office:value-type="float" office:value="505.77970431" calcext:value-type="float">
            <text:p>505.77970431</text:p>
          </table:table-cell>
          <table:table-cell table:style-name="ce4" office:value-type="float" office:value="161" calcext:value-type="float">
            <text:p>161</text:p>
          </table:table-cell>
          <table:table-cell table:style-name="ce1" office:value-type="float" office:value="28.4823920774" calcext:value-type="float">
            <text:p>28.482392077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4898" calcext:value-type="float">
            <text:p>14898</text:p>
          </table:table-cell>
          <table:table-cell table:style-name="ce1" office:value-type="float" office:value="244.229508197" calcext:value-type="float">
            <text:p>244.229508197</text:p>
          </table:table-cell>
          <table:table-cell table:style-name="ce1" office:value-type="float" office:value="251.871837917" calcext:value-type="float">
            <text:p>251.871837917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59826768406" calcext:value-type="float">
            <text:p>0.1598267684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.16666666667" calcext:value-type="float">
            <text:p>5.1666666667</text:p>
          </table:table-cell>
          <table:table-cell table:style-name="ce3" office:value-type="float" office:value="3.43592135468" calcext:value-type="float">
            <text:p>3.4359213547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0.138751705" calcext:value-type="float">
            <text:p>0.138751705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4.91666666667" calcext:value-type="float">
            <text:p>4.9166666667</text:p>
          </table:table-cell>
          <table:table-cell office:value-type="float" office:value="3.45104654014" calcext:value-type="float">
            <text:p>3.451046540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125380251583" calcext:value-type="float">
            <text:p>0.12538025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.08333333333" calcext:value-type="float">
            <text:p>5.0833333333</text:p>
          </table:table-cell>
          <table:table-cell table:style-name="ce3" office:value-type="float" office:value="2.59673940848" calcext:value-type="float">
            <text:p>2.596739408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108974113868" calcext:value-type="float">
            <text:p>0.1089741139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.75" calcext:value-type="float">
            <text:p>4.75</text:p>
          </table:table-cell>
          <table:table-cell office:value-type="float" office:value="3.03108891325" calcext:value-type="float">
            <text:p>3.0310889133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71189936069" calcext:value-type="float">
            <text:p>2.7118993607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175.333333333" calcext:value-type="float">
            <text:p>175.333333333</text:p>
          </table:table-cell>
          <table:table-cell table:style-name="ce3" office:value-type="float" office:value="43.8887482417" calcext:value-type="float">
            <text:p>43.8887482417</text:p>
          </table:table-cell>
          <table:table-cell table:style-name="ce3" office:value-type="float" office:value="156" calcext:value-type="float">
            <text:p>156</text:p>
          </table:table-cell>
          <table:table-cell table:style-name="ce6" office:value-type="float" office:value="2.17534452754" calcext:value-type="float">
            <text:p>2.1753445275</text:p>
          </table:table-cell>
          <table:table-cell office:value-type="float" office:value="6" calcext:value-type="float">
            <text:p>6</text:p>
          </table:table-cell>
          <table:table-cell office:value-type="float" office:value="925" calcext:value-type="float">
            <text:p>925</text:p>
          </table:table-cell>
          <table:table-cell office:value-type="float" office:value="154.166666667" calcext:value-type="float">
            <text:p>154.166666667</text:p>
          </table:table-cell>
          <table:table-cell office:value-type="float" office:value="13.8373488148" calcext:value-type="float">
            <text:p>13.8373488148</text:p>
          </table:table-cell>
          <table:table-cell office:value-type="float" office:value="158.5" calcext:value-type="float">
            <text:p>158.5</text:p>
          </table:table-cell>
          <table:table-cell table:style-name="ce3" office:value-type="float" office:value="2.11913179314" calcext:value-type="float">
            <text:p>2.11913179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71.833333333" calcext:value-type="float">
            <text:p>171.833333333</text:p>
          </table:table-cell>
          <table:table-cell table:style-name="ce3" office:value-type="float" office:value="17.9389396441" calcext:value-type="float">
            <text:p>17.9389396441</text:p>
          </table:table-cell>
          <table:table-cell table:style-name="ce3" office:value-type="float" office:value="169.5" calcext:value-type="float">
            <text:p>169.5</text:p>
          </table:table-cell>
          <table:table-cell office:value-type="float" office:value="2.3324284021" calcext:value-type="float">
            <text:p>2.3324284021</text:p>
          </table:table-cell>
          <table:table-cell office:value-type="float" office:value="6" calcext:value-type="float">
            <text:p>6</text:p>
          </table:table-cell>
          <table:table-cell office:value-type="float" office:value="1220" calcext:value-type="float">
            <text:p>1220</text:p>
          </table:table-cell>
          <table:table-cell office:value-type="float" office:value="203.333333333" calcext:value-type="float">
            <text:p>203.333333333</text:p>
          </table:table-cell>
          <table:table-cell office:value-type="float" office:value="21.9215773966" calcext:value-type="float">
            <text:p>21.9215773966</text:p>
          </table:table-cell>
          <table:table-cell office:value-type="float" office:value="197.5" calcext:value-type="float">
            <text:p>197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9.03279026603" calcext:value-type="float">
            <text:p>9.03279026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504" calcext:value-type="float">
            <text:p>3504</text:p>
          </table:table-cell>
          <table:table-cell table:style-name="ce5" office:value-type="float" office:value="152.347826087" calcext:value-type="float">
            <text:p>152.347826087</text:p>
          </table:table-cell>
          <table:table-cell table:style-name="ce5" office:value-type="float" office:value="43.9442420383" calcext:value-type="float">
            <text:p>43.9442420383</text:p>
          </table:table-cell>
          <table:table-cell table:style-name="ce5" office:value-type="float" office:value="141" calcext:value-type="float">
            <text:p>141</text:p>
          </table:table-cell>
          <table:table-cell table:style-name="ce8" office:value-type="float" office:value="8.78604016744" calcext:value-type="float">
            <text:p>8.786040167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736" calcext:value-type="float">
            <text:p>3736</text:p>
          </table:table-cell>
          <table:table-cell table:style-name="ce2" office:value-type="float" office:value="162.434782609" calcext:value-type="float">
            <text:p>162.434782609</text:p>
          </table:table-cell>
          <table:table-cell table:style-name="ce2" office:value-type="float" office:value="35.5280979887" calcext:value-type="float">
            <text:p>35.5280979887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float" office:value="8.3922552002" calcext:value-type="float">
            <text:p>8.392255200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083" calcext:value-type="float">
            <text:p>4083</text:p>
          </table:table-cell>
          <table:table-cell table:style-name="ce5" office:value-type="float" office:value="177.52173913" calcext:value-type="float">
            <text:p>177.52173913</text:p>
          </table:table-cell>
          <table:table-cell table:style-name="ce5" office:value-type="float" office:value="40.7984116967" calcext:value-type="float">
            <text:p>40.7984116967</text:p>
          </table:table-cell>
          <table:table-cell table:style-name="ce5" office:value-type="float" office:value="168" calcext:value-type="float">
            <text:p>168</text:p>
          </table:table-cell>
          <table:table-cell table:style-name="ce2" office:value-type="float" office:value="8.42350781937" calcext:value-type="float">
            <text:p>8.423507819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406" calcext:value-type="float">
            <text:p>4406</text:p>
          </table:table-cell>
          <table:table-cell table:style-name="ce2" office:value-type="float" office:value="191.565217391" calcext:value-type="float">
            <text:p>191.565217391</text:p>
          </table:table-cell>
          <table:table-cell table:style-name="ce2" office:value-type="float" office:value="36.6153045775" calcext:value-type="float">
            <text:p>36.6153045775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26871519901" calcext:value-type="float">
            <text:p>3.268715199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268" calcext:value-type="float">
            <text:p>1268</text:p>
          </table:table-cell>
          <table:table-cell table:style-name="ce3" office:value-type="float" office:value="422.666666667" calcext:value-type="float">
            <text:p>422.666666667</text:p>
          </table:table-cell>
          <table:table-cell table:style-name="ce3" office:value-type="float" office:value="235.004018878" calcext:value-type="float">
            <text:p>235.004018878</text:p>
          </table:table-cell>
          <table:table-cell table:style-name="ce3" office:value-type="float" office:value="259" calcext:value-type="float">
            <text:p>259</text:p>
          </table:table-cell>
          <table:table-cell table:style-name="ce6" office:value-type="float" office:value="2.92554442406" calcext:value-type="float">
            <text:p>2.9255444241</text:p>
          </table:table-cell>
          <table:table-cell office:value-type="float" office:value="3" calcext:value-type="float">
            <text:p>3</text:p>
          </table:table-cell>
          <table:table-cell office:value-type="float" office:value="1244" calcext:value-type="float">
            <text:p>1244</text:p>
          </table:table-cell>
          <table:table-cell office:value-type="float" office:value="414.666666667" calcext:value-type="float">
            <text:p>414.666666667</text:p>
          </table:table-cell>
          <table:table-cell office:value-type="float" office:value="183.841114976" calcext:value-type="float">
            <text:p>183.841114976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2.94335279125" calcext:value-type="float">
            <text:p>2.94335279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2" calcext:value-type="float">
            <text:p>1432</text:p>
          </table:table-cell>
          <table:table-cell table:style-name="ce3" office:value-type="float" office:value="477.333333333" calcext:value-type="float">
            <text:p>477.333333333</text:p>
          </table:table-cell>
          <table:table-cell table:style-name="ce3" office:value-type="float" office:value="218.412962578" calcext:value-type="float">
            <text:p>218.412962578</text:p>
          </table:table-cell>
          <table:table-cell table:style-name="ce3" office:value-type="float" office:value="333" calcext:value-type="float">
            <text:p>333</text:p>
          </table:table-cell>
          <table:table-cell office:value-type="float" office:value="3.03024509616" calcext:value-type="float">
            <text:p>3.0302450962</text:p>
          </table:table-cell>
          <table:table-cell office:value-type="float" office:value="3" calcext:value-type="float">
            <text:p>3</text:p>
          </table:table-cell>
          <table:table-cell office:value-type="float" office:value="1585" calcext:value-type="float">
            <text:p>1585</text:p>
          </table:table-cell>
          <table:table-cell office:value-type="float" office:value="528.333333333" calcext:value-type="float">
            <text:p>528.333333333</text:p>
          </table:table-cell>
          <table:table-cell office:value-type="float" office:value="205.508042557" calcext:value-type="float">
            <text:p>205.508042557</text:p>
          </table:table-cell>
          <table:table-cell office:value-type="float" office:value="404" calcext:value-type="float">
            <text:p>4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39740152609" calcext:value-type="float">
            <text:p>2.3974015261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9.8580815728" calcext:value-type="float">
            <text:p>39.8580815728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2.34702036593" calcext:value-type="float">
            <text:p>2.3470203659</text:p>
          </table:table-cell>
          <table:table-cell office:value-type="float" office:value="3" calcext:value-type="float">
            <text:p>3</text:p>
          </table:table-cell>
          <table:table-cell office:value-type="float" office:value="998" calcext:value-type="float">
            <text:p>998</text:p>
          </table:table-cell>
          <table:table-cell office:value-type="float" office:value="332.666666667" calcext:value-type="float">
            <text:p>332.666666667</text:p>
          </table:table-cell>
          <table:table-cell office:value-type="float" office:value="32.190405748" calcext:value-type="float">
            <text:p>32.190405748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2.26506618433" calcext:value-type="float">
            <text:p>2.26506618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2" calcext:value-type="float">
            <text:p>1102</text:p>
          </table:table-cell>
          <table:table-cell table:style-name="ce3" office:value-type="float" office:value="367.333333333" calcext:value-type="float">
            <text:p>367.333333333</text:p>
          </table:table-cell>
          <table:table-cell table:style-name="ce3" office:value-type="float" office:value="48.7054639873" calcext:value-type="float">
            <text:p>48.7054639873</text:p>
          </table:table-cell>
          <table:table-cell table:style-name="ce3" office:value-type="float" office:value="349" calcext:value-type="float">
            <text:p>349</text:p>
          </table:table-cell>
          <table:table-cell office:value-type="float" office:value="2.49875731274" calcext:value-type="float">
            <text:p>2.4987573127</text:p>
          </table:table-cell>
          <table:table-cell office:value-type="float" office:value="3" calcext:value-type="float">
            <text:p>3</text:p>
          </table:table-cell>
          <table:table-cell office:value-type="float" office:value="1307" calcext:value-type="float">
            <text:p>1307</text:p>
          </table:table-cell>
          <table:table-cell office:value-type="float" office:value="435.666666667" calcext:value-type="float">
            <text:p>435.666666667</text:p>
          </table:table-cell>
          <table:table-cell office:value-type="float" office:value="44.7536466546" calcext:value-type="float">
            <text:p>44.7536466546</text:p>
          </table:table-cell>
          <table:table-cell office:value-type="float" office:value="414" calcext:value-type="float">
            <text:p>4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2.34584450402" calcext:value-type="float">
            <text:p>2.34584450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55" calcext:value-type="float">
            <text:p>455</text:p>
          </table:table-cell>
          <table:table-cell table:style-name="ce6" office:value-type="float" office:value="2.03894454635" calcext:value-type="float">
            <text:p>2.0389445464</text:p>
          </table:table-cell>
          <table:table-cell office:value-type="float" office:value="2" calcext:value-type="float">
            <text:p>2</text:p>
          </table:table-cell>
          <table:table-cell office:value-type="float" office:value="867" calcext:value-type="float">
            <text:p>867</text:p>
          </table:table-cell>
          <table:table-cell office:value-type="float" office:value="433.5" calcext:value-type="float">
            <text:p>433.5</text:p>
          </table:table-cell>
          <table:table-cell office:value-type="float" office:value="234.5" calcext:value-type="float">
            <text:p>234.5</text:p>
          </table:table-cell>
          <table:table-cell office:value-type="float" office:value="433.5" calcext:value-type="float">
            <text:p>433.5</text:p>
          </table:table-cell>
          <table:table-cell table:style-name="ce3" office:value-type="float" office:value="1.69366110335" calcext:value-type="float">
            <text:p>1.69366110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12" calcext:value-type="float">
            <text:p>412</text:p>
          </table:table-cell>
          <table:table-cell office:value-type="float" office:value="1.81241157802" calcext:value-type="float">
            <text:p>1.812411578</text:p>
          </table:table-cell>
          <table:table-cell office:value-type="float" office:value="2" calcext:value-type="float">
            <text:p>2</text:p>
          </table:table-cell>
          <table:table-cell office:value-type="float" office:value="948" calcext:value-type="float">
            <text:p>948</text:p>
          </table:table-cell>
          <table:table-cell office:value-type="float" office:value="474" calcext:value-type="float">
            <text:p>474</text:p>
          </table:table-cell>
          <table:table-cell office:value-type="float" office:value="268" calcext:value-type="float">
            <text:p>268</text:p>
          </table:table-cell>
          <table:table-cell office:value-type="float" office:value="474" calcext:value-type="float">
            <text:p>47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51.1136316766" calcext:value-type="float">
            <text:p>51.113631676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9828" calcext:value-type="float">
            <text:p>19828</text:p>
          </table:table-cell>
          <table:table-cell table:style-name="ce4" office:value-type="float" office:value="374.113207547" calcext:value-type="float">
            <text:p>374.113207547</text:p>
          </table:table-cell>
          <table:table-cell table:style-name="ce4" office:value-type="float" office:value="77.2969428421" calcext:value-type="float">
            <text:p>77.2969428421</text:p>
          </table:table-cell>
          <table:table-cell table:style-name="ce4" office:value-type="float" office:value="381" calcext:value-type="float">
            <text:p>381</text:p>
          </table:table-cell>
          <table:table-cell table:style-name="ce7" office:value-type="float" office:value="47.2273176238" calcext:value-type="float">
            <text:p>47.227317623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0082" calcext:value-type="float">
            <text:p>20082</text:p>
          </table:table-cell>
          <table:table-cell table:style-name="ce1" office:value-type="float" office:value="378.905660377" calcext:value-type="float">
            <text:p>378.905660377</text:p>
          </table:table-cell>
          <table:table-cell table:style-name="ce1" office:value-type="float" office:value="91.6077083662" calcext:value-type="float">
            <text:p>91.6077083662</text:p>
          </table:table-cell>
          <table:table-cell table:style-name="ce1" office:value-type="float" office:value="386" calcext:value-type="float">
            <text:p>386</text:p>
          </table:table-cell>
          <table:table-cell table:style-name="ce4" office:value-type="float" office:value="44.9457370714" calcext:value-type="float">
            <text:p>44.945737071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1867" calcext:value-type="float">
            <text:p>21867</text:p>
          </table:table-cell>
          <table:table-cell table:style-name="ce4" office:value-type="float" office:value="412.58490566" calcext:value-type="float">
            <text:p>412.58490566</text:p>
          </table:table-cell>
          <table:table-cell table:style-name="ce4" office:value-type="float" office:value="89.2324574932" calcext:value-type="float">
            <text:p>89.2324574932</text:p>
          </table:table-cell>
          <table:table-cell table:style-name="ce4" office:value-type="float" office:value="428" calcext:value-type="float">
            <text:p>428</text:p>
          </table:table-cell>
          <table:table-cell table:style-name="ce1" office:value-type="float" office:value="45.3485259817" calcext:value-type="float">
            <text:p>45.34852598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720" calcext:value-type="float">
            <text:p>23720</text:p>
          </table:table-cell>
          <table:table-cell table:style-name="ce1" office:value-type="float" office:value="447.547169811" calcext:value-type="float">
            <text:p>447.547169811</text:p>
          </table:table-cell>
          <table:table-cell table:style-name="ce1" office:value-type="float" office:value="89.9283920658" calcext:value-type="float">
            <text:p>89.9283920658</text:p>
          </table:table-cell>
          <table:table-cell table:style-name="ce1" office:value-type="float" office:value="453" calcext:value-type="float">
            <text:p>453</text:p>
          </table:table-cell>
          <table:table-cell table:style-name="ce1"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3" table:number-columns-repeated="4"/>
          <table:table-cell table:style-name="ce6" office:value-type="float" office:value="32" calcext:value-type="float">
            <text:p>32</text:p>
          </table:table-cell>
          <table:table-cell table:number-columns-repeated="5"/>
          <table:table-cell table:style-name="ce3" office:value-type="float" office:value="64" calcext:value-type="float">
            <text:p>64</text:p>
          </table:table-cell>
          <table:table-cell table:style-name="ce3" table:number-columns-repeated="5"/>
          <table:table-cell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# Operation</text:p>
          </table:table-cell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 table:style-name="ce3" office:value-type="string" calcext:value-type="string">
            <text:p><text:s/>%of total time</text:p>
          </table:table-cell>
          <table:table-cell table:style-name="ce3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table:style-name="ce6" office:value-type="string" calcext:value-type="string">
            <text:p><text:s/>invocations</text:p>
          </table:table-cell>
          <table:table-cell table:style-name="ce6" office:value-type="string" calcext:value-type="string">
            <text:p><text:s/>op. total time</text:p>
          </table:table-cell>
          <table:table-cell table:style-name="ce6" office:value-type="string" calcext:value-type="string">
            <text:p><text:s/>avg per op time</text:p>
          </table:table-cell>
          <table:table-cell table:style-name="ce6" office:value-type="string" calcext:value-type="string">
            <text:p><text:s/>stdev per op time</text:p>
          </table:table-cell>
          <table:table-cell table:style-name="ce6" office:value-type="string" calcext:value-type="string">
            <text:p><text:s/>median va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683722631219" calcext:value-type="float">
            <text:p>0.068372263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.5" calcext:value-type="float">
            <text:p>21.5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21.5" calcext:value-type="float">
            <text:p>21.5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0266451772229" calcext:value-type="float">
            <text:p>0.02664517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.5" calcext:value-type="float">
            <text:p>20.5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0.00942977177471" calcext:value-type="float">
            <text:p>0.009429771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906329999523" calcext:value-type="float">
            <text:p>0.090633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.38461538462" calcext:value-type="float">
            <text:p>4.3846153846</text:p>
          </table:table-cell>
          <table:table-cell table:style-name="ce3" office:value-type="float" office:value="9.43429473568" calcext:value-type="float">
            <text:p>9.434294735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719862672352" calcext:value-type="float">
            <text:p>0.0719862672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.9895054834" calcext:value-type="float">
            <text:p>10.989505483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409425893913" calcext:value-type="float">
            <text:p>0.04094258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.84615384615" calcext:value-type="float">
            <text:p>4.8461538462</text:p>
          </table:table-cell>
          <table:table-cell table:style-name="ce3" office:value-type="float" office:value="11.3398287455" calcext:value-type="float">
            <text:p>11.339828745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.0183632397718" calcext:value-type="float">
            <text:p>0.0183632398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5.69230769231" calcext:value-type="float">
            <text:p>5.6923076923</text:p>
          </table:table-cell>
          <table:table-cell office:value-type="float" office:value="13.0877782999" calcext:value-type="float">
            <text:p>13.0877782999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6.65119015439" calcext:value-type="float">
            <text:p>6.65119015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183" calcext:value-type="float">
            <text:p>4183</text:p>
          </table:table-cell>
          <table:table-cell table:style-name="ce4" office:value-type="float" office:value="167.32" calcext:value-type="float">
            <text:p>167.32</text:p>
          </table:table-cell>
          <table:table-cell table:style-name="ce4" office:value-type="float" office:value="21.7948984857" calcext:value-type="float">
            <text:p>21.7948984857</text:p>
          </table:table-cell>
          <table:table-cell table:style-name="ce4" office:value-type="float" office:value="156" calcext:value-type="float">
            <text:p>156</text:p>
          </table:table-cell>
          <table:table-cell table:style-name="ce1" office:value-type="float" office:value="10.2342322388" calcext:value-type="float">
            <text:p>10.234232238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9241" calcext:value-type="float">
            <text:p>9241</text:p>
          </table:table-cell>
          <table:table-cell table:style-name="ce1" office:value-type="float" office:value="225.390243902" calcext:value-type="float">
            <text:p>225.390243902</text:p>
          </table:table-cell>
          <table:table-cell table:style-name="ce1" office:value-type="float" office:value="13.3688353448" calcext:value-type="float">
            <text:p>13.3688353448</text:p>
          </table:table-cell>
          <table:table-cell table:style-name="ce1" office:value-type="float" office:value="232" calcext:value-type="float">
            <text:p>232</text:p>
          </table:table-cell>
          <table:table-cell table:style-name="ce4" office:value-type="float" office:value="15.6504672654" calcext:value-type="float">
            <text:p>15.650467265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4082" calcext:value-type="float">
            <text:p>24082</text:p>
          </table:table-cell>
          <table:table-cell table:style-name="ce4" office:value-type="float" office:value="329.890410959" calcext:value-type="float">
            <text:p>329.890410959</text:p>
          </table:table-cell>
          <table:table-cell table:style-name="ce4" office:value-type="float" office:value="43.0032052465" calcext:value-type="float">
            <text:p>43.0032052465</text:p>
          </table:table-cell>
          <table:table-cell table:style-name="ce4" office:value-type="float" office:value="320" calcext:value-type="float">
            <text:p>320</text:p>
          </table:table-cell>
          <table:table-cell table:style-name="ce1" office:value-type="float" office:value="21.9902277786" calcext:value-type="float">
            <text:p>21.990227778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88616" calcext:value-type="float">
            <text:p>88616</text:p>
          </table:table-cell>
          <table:table-cell table:style-name="ce1" office:value-type="float" office:value="646.832116788" calcext:value-type="float">
            <text:p>646.832116788</text:p>
          </table:table-cell>
          <table:table-cell table:style-name="ce1" office:value-type="float" office:value="33.3115287343" calcext:value-type="float">
            <text:p>33.3115287343</text:p>
          </table:table-cell>
          <table:table-cell table:style-name="ce1" office:value-type="float" office:value="644" calcext:value-type="float">
            <text:p>644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434084368193" calcext:value-type="float">
            <text:p>0.434084368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office:value-type="float" office:value="0.527160972368" calcext:value-type="float">
            <text:p>0.52716097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style-name="ce3" office:value-type="float" office:value="0.272300713571" calcext:value-type="float">
            <text:p>0.27230071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office:value-type="float" office:value="0.167998828723" calcext:value-type="float">
            <text:p>0.16799882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1.37698557822" calcext:value-type="float">
            <text:p>1.376985578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3" calcext:value-type="float">
            <text:p>433</text:p>
          </table:table-cell>
          <table:table-cell office:value-type="float" office:value="1.29907525334" calcext:value-type="float">
            <text:p>1.2990752533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86.5" calcext:value-type="float">
            <text:p>586.5</text:p>
          </table:table-cell>
          <table:table-cell office:value-type="float" office:value="50.5" calcext:value-type="float">
            <text:p>50.5</text:p>
          </table:table-cell>
          <table:table-cell office:value-type="float" office:value="586.5" calcext:value-type="float">
            <text:p>586.5</text:p>
          </table:table-cell>
          <table:table-cell table:style-name="ce3" office:value-type="float" office:value="1.0027684989" calcext:value-type="float">
            <text:p>1.00276849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771.5" calcext:value-type="float">
            <text:p>771.5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771.5" calcext:value-type="float">
            <text:p>771.5</text:p>
          </table:table-cell>
          <table:table-cell office:value-type="float" office:value="0.740485236203" calcext:value-type="float">
            <text:p>0.7404852362</text:p>
          </table:table-cell>
          <table:table-cell office:value-type="float" office:value="2" calcext:value-type="float">
            <text:p>2</text:p>
          </table:table-cell>
          <table:table-cell office:value-type="float" office:value="2984" calcext:value-type="float">
            <text:p>2984</text:p>
          </table:table-cell>
          <table:table-cell office:value-type="float" office:value="1492" calcext:value-type="float">
            <text:p>1492</text:p>
          </table:table-cell>
          <table:table-cell office:value-type="float" office:value="70" calcext:value-type="float">
            <text:p>70</text:p>
          </table:table-cell>
          <table:table-cell office:value-type="float" office:value="1492" calcext:value-type="float">
            <text:p>14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5.62560620757" calcext:value-type="float">
            <text:p>5.625606207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38" calcext:value-type="float">
            <text:p>3538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1652" calcext:value-type="float">
            <text:p>1652</text:p>
          </table:table-cell>
          <table:table-cell table:style-name="ce3" office:value-type="float" office:value="1769" calcext:value-type="float">
            <text:p>1769</text:p>
          </table:table-cell>
          <table:table-cell office:value-type="float" office:value="0.310094689628" calcext:value-type="float">
            <text:p>0.3100946896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0.198864005615" calcext:value-type="float">
            <text:p>0.19886400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3" calcext:value-type="float">
            <text:p>153</text:p>
          </table:table-cell>
          <table:table-cell office:value-type="float" office:value="0.0769270855305" calcext:value-type="float">
            <text:p>0.076927085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49291631553" calcext:value-type="float">
            <text:p>0.04929163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0.0265795448253" calcext:value-type="float">
            <text:p>0.0265795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0.0188465887674" calcext:value-type="float">
            <text:p>0.01884658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0.0121594425516" calcext:value-type="float">
            <text:p>0.01215944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29.7514747738" calcext:value-type="float">
            <text:p>29.751474773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8711" calcext:value-type="float">
            <text:p>18711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45.789030995" calcext:value-type="float">
            <text:p>145.789030995</text:p>
          </table:table-cell>
          <table:table-cell table:style-name="ce4" office:value-type="float" office:value="195" calcext:value-type="float">
            <text:p>195</text:p>
          </table:table-cell>
          <table:table-cell table:style-name="ce1" office:value-type="float" office:value="36.681986821" calcext:value-type="float">
            <text:p>36.68198682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3122" calcext:value-type="float">
            <text:p>33122</text:p>
          </table:table-cell>
          <table:table-cell table:style-name="ce1" office:value-type="float" office:value="303.871559633" calcext:value-type="float">
            <text:p>303.871559633</text:p>
          </table:table-cell>
          <table:table-cell table:style-name="ce1" office:value-type="float" office:value="176.749504024" calcext:value-type="float">
            <text:p>176.749504024</text:p>
          </table:table-cell>
          <table:table-cell table:style-name="ce1" office:value-type="float" office:value="265" calcext:value-type="float">
            <text:p>265</text:p>
          </table:table-cell>
          <table:table-cell table:style-name="ce4" office:value-type="float" office:value="42.8824882696" calcext:value-type="float">
            <text:p>42.882488269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65985" calcext:value-type="float">
            <text:p>65985</text:p>
          </table:table-cell>
          <table:table-cell table:style-name="ce4" office:value-type="float" office:value="381.416184971" calcext:value-type="float">
            <text:p>381.416184971</text:p>
          </table:table-cell>
          <table:table-cell table:style-name="ce4" office:value-type="float" office:value="176.38289332" calcext:value-type="float">
            <text:p>176.38289332</text:p>
          </table:table-cell>
          <table:table-cell table:style-name="ce4" office:value-type="float" office:value="350" calcext:value-type="float">
            <text:p>350</text:p>
          </table:table-cell>
          <table:table-cell table:style-name="ce1" office:value-type="float" office:value="50.0673732378" calcext:value-type="float">
            <text:p>50.0673732378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01761" calcext:value-type="float">
            <text:p>201761</text:p>
          </table:table-cell>
          <table:table-cell table:style-name="ce1" office:value-type="float" office:value="670.302325581" calcext:value-type="float">
            <text:p>670.302325581</text:p>
          </table:table-cell>
          <table:table-cell table:style-name="ce1" office:value-type="float" office:value="185.761461448" calcext:value-type="float">
            <text:p>185.761461448</text:p>
          </table:table-cell>
          <table:table-cell table:style-name="ce1" office:value-type="float" office:value="671" calcext:value-type="float">
            <text:p>671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12879426309" calcext:value-type="float">
            <text:p>0.128794263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.75" calcext:value-type="float">
            <text:p>6.75</text:p>
          </table:table-cell>
          <table:table-cell table:style-name="ce3" office:value-type="float" office:value="7.25861557048" calcext:value-type="float">
            <text:p>7.2586155705</text:p>
          </table:table-cell>
          <table:table-cell table:style-name="ce3" office:value-type="float" office:value="3.5" calcext:value-type="float">
            <text:p>3.5</text:p>
          </table:table-cell>
          <table:table-cell office:value-type="float" office:value="0.0675563430976" calcext:value-type="float">
            <text:p>0.0675563431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5.08333333333" calcext:value-type="float">
            <text:p>5.0833333333</text:p>
          </table:table-cell>
          <table:table-cell office:value-type="float" office:value="2.72208049518" calcext:value-type="float">
            <text:p>2.7220804952</text:p>
          </table:table-cell>
          <table:table-cell office:value-type="float" office:value="4.5" calcext:value-type="float">
            <text:p>4.5</text:p>
          </table:table-cell>
          <table:table-cell table:style-name="ce3" office:value-type="float" office:value="0.0415924717626" calcext:value-type="float">
            <text:p>0.04159247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.33333333333" calcext:value-type="float">
            <text:p>5.3333333333</text:p>
          </table:table-cell>
          <table:table-cell table:style-name="ce3" office:value-type="float" office:value="3.4960294939" calcext:value-type="float">
            <text:p>3.4960294939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.0143928095509" calcext:value-type="float">
            <text:p>0.014392809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.83333333333" calcext:value-type="float">
            <text:p>4.8333333333</text:p>
          </table:table-cell>
          <table:table-cell office:value-type="float" office:value="2.67186992365" calcext:value-type="float">
            <text:p>2.6718699237</text:p>
          </table:table-cell>
          <table:table-cell office:value-type="float" office:value="3.5" calcext:value-type="float">
            <text:p>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2.03208726209" calcext:value-type="float">
            <text:p>2.0320872621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278" calcext:value-type="float">
            <text:p>12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1.3687742827" calcext:value-type="float">
            <text:p>31.3687742827</text:p>
          </table:table-cell>
          <table:table-cell table:style-name="ce3" office:value-type="float" office:value="202" calcext:value-type="float">
            <text:p>202</text:p>
          </table:table-cell>
          <table:table-cell office:value-type="float" office:value="1.89157760673" calcext:value-type="float">
            <text:p>1.8915776067</text:p>
          </table:table-cell>
          <table:table-cell office:value-type="float" office:value="6" calcext:value-type="float">
            <text:p>6</text:p>
          </table:table-cell>
          <table:table-cell office:value-type="float" office:value="1708" calcext:value-type="float">
            <text:p>1708</text:p>
          </table:table-cell>
          <table:table-cell office:value-type="float" office:value="284.666666667" calcext:value-type="float">
            <text:p>284.666666667</text:p>
          </table:table-cell>
          <table:table-cell office:value-type="float" office:value="31.0733898305" calcext:value-type="float">
            <text:p>31.0733898305</text:p>
          </table:table-cell>
          <table:table-cell office:value-type="float" office:value="271" calcext:value-type="float">
            <text:p>271</text:p>
          </table:table-cell>
          <table:table-cell table:style-name="ce3" office:value-type="float" office:value="1.66694828236" calcext:value-type="float">
            <text:p>1.66694828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65" calcext:value-type="float">
            <text:p>2565</text:p>
          </table:table-cell>
          <table:table-cell table:style-name="ce3" office:value-type="float" office:value="427.5" calcext:value-type="float">
            <text:p>427.5</text:p>
          </table:table-cell>
          <table:table-cell table:style-name="ce3" office:value-type="float" office:value="59.0783378236" calcext:value-type="float">
            <text:p>59.0783378236</text:p>
          </table:table-cell>
          <table:table-cell table:style-name="ce3" office:value-type="float" office:value="420.5" calcext:value-type="float">
            <text:p>420.5</text:p>
          </table:table-cell>
          <table:table-cell office:value-type="float" office:value="1.07623474176" calcext:value-type="float">
            <text:p>1.0762347418</text:p>
          </table:table-cell>
          <table:table-cell office:value-type="float" office:value="6" calcext:value-type="float">
            <text:p>6</text:p>
          </table:table-cell>
          <table:table-cell office:value-type="float" office:value="4337" calcext:value-type="float">
            <text:p>4337</text:p>
          </table:table-cell>
          <table:table-cell office:value-type="float" office:value="722.833333333" calcext:value-type="float">
            <text:p>722.833333333</text:p>
          </table:table-cell>
          <table:table-cell office:value-type="float" office:value="76.7428968845" calcext:value-type="float">
            <text:p>76.7428968845</text:p>
          </table:table-cell>
          <table:table-cell office:value-type="float" office:value="689.5" calcext:value-type="float">
            <text:p>689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7.74832646961" calcext:value-type="float">
            <text:p>7.748326469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873" calcext:value-type="float">
            <text:p>4873</text:p>
          </table:table-cell>
          <table:table-cell table:style-name="ce5" office:value-type="float" office:value="211.869565217" calcext:value-type="float">
            <text:p>211.869565217</text:p>
          </table:table-cell>
          <table:table-cell table:style-name="ce5" office:value-type="float" office:value="36.9339061236" calcext:value-type="float">
            <text:p>36.9339061236</text:p>
          </table:table-cell>
          <table:table-cell table:style-name="ce5" office:value-type="float" office:value="198" calcext:value-type="float">
            <text:p>198</text:p>
          </table:table-cell>
          <table:table-cell table:style-name="ce2" office:value-type="float" office:value="7.56409546487" calcext:value-type="float">
            <text:p>7.564095464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296.956521739" calcext:value-type="float">
            <text:p>296.956521739</text:p>
          </table:table-cell>
          <table:table-cell table:style-name="ce2" office:value-type="float" office:value="62.3799565502" calcext:value-type="float">
            <text:p>62.3799565502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float" office:value="5.69686886674" calcext:value-type="float">
            <text:p>5.696868866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766" calcext:value-type="float">
            <text:p>8766</text:p>
          </table:table-cell>
          <table:table-cell table:style-name="ce5" office:value-type="float" office:value="381.130434783" calcext:value-type="float">
            <text:p>381.130434783</text:p>
          </table:table-cell>
          <table:table-cell table:style-name="ce5" office:value-type="float" office:value="56.2898588039" calcext:value-type="float">
            <text:p>56.2898588039</text:p>
          </table:table-cell>
          <table:table-cell table:style-name="ce5" office:value-type="float" office:value="373" calcext:value-type="float">
            <text:p>373</text:p>
          </table:table-cell>
          <table:table-cell table:style-name="ce2" office:value-type="float" office:value="3.98159705593" calcext:value-type="float">
            <text:p>3.981597055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045" calcext:value-type="float">
            <text:p>16045</text:p>
          </table:table-cell>
          <table:table-cell table:style-name="ce2" office:value-type="float" office:value="697.608695652" calcext:value-type="float">
            <text:p>697.608695652</text:p>
          </table:table-cell>
          <table:table-cell table:style-name="ce2" office:value-type="float" office:value="81.9712246067" calcext:value-type="float">
            <text:p>81.9712246067</text:p>
          </table:table-cell>
          <table:table-cell table:style-name="ce2" office:value-type="float" office:value="679" calcext:value-type="float">
            <text:p>679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3.05131099839" calcext:value-type="float">
            <text:p>3.051310998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919" calcext:value-type="float">
            <text:p>1919</text:p>
          </table:table-cell>
          <table:table-cell table:style-name="ce3" office:value-type="float" office:value="639.666666667" calcext:value-type="float">
            <text:p>639.666666667</text:p>
          </table:table-cell>
          <table:table-cell table:style-name="ce3" office:value-type="float" office:value="192.787159554" calcext:value-type="float">
            <text:p>192.787159554</text:p>
          </table:table-cell>
          <table:table-cell table:style-name="ce3" office:value-type="float" office:value="557" calcext:value-type="float">
            <text:p>557</text:p>
          </table:table-cell>
          <table:table-cell office:value-type="float" office:value="2.85176366355" calcext:value-type="float">
            <text:p>2.8517636636</text:p>
          </table:table-cell>
          <table:table-cell office:value-type="float" office:value="3" calcext:value-type="float">
            <text:p>3</text:p>
          </table:table-cell>
          <table:table-cell office:value-type="float" office:value="2575" calcext:value-type="float">
            <text:p>2575</text:p>
          </table:table-cell>
          <table:table-cell office:value-type="float" office:value="858.333333333" calcext:value-type="float">
            <text:p>858.333333333</text:p>
          </table:table-cell>
          <table:table-cell office:value-type="float" office:value="200.095532739" calcext:value-type="float">
            <text:p>200.095532739</text:p>
          </table:table-cell>
          <table:table-cell office:value-type="float" office:value="807" calcext:value-type="float">
            <text:p>807</text:p>
          </table:table-cell>
          <table:table-cell table:style-name="ce3" office:value-type="float" office:value="2.56313607237" calcext:value-type="float">
            <text:p>2.56313607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4" calcext:value-type="float">
            <text:p>3944</text:p>
          </table:table-cell>
          <table:table-cell table:style-name="ce3" office:value-type="float" office:value="1314.66666667" calcext:value-type="float">
            <text:p>1314.66666667</text:p>
          </table:table-cell>
          <table:table-cell table:style-name="ce3" office:value-type="float" office:value="242.668956033" calcext:value-type="float">
            <text:p>242.668956033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1.73855213299" calcext:value-type="float">
            <text:p>1.738552133</text:p>
          </table:table-cell>
          <table:table-cell office:value-type="float" office:value="3" calcext:value-type="float">
            <text:p>3</text:p>
          </table:table-cell>
          <table:table-cell office:value-type="float" office:value="7006" calcext:value-type="float">
            <text:p>7006</text:p>
          </table:table-cell>
          <table:table-cell office:value-type="float" office:value="2335.33333333" calcext:value-type="float">
            <text:p>2335.33333333</text:p>
          </table:table-cell>
          <table:table-cell office:value-type="float" office:value="348.784874799" calcext:value-type="float">
            <text:p>348.784874799</text:p>
          </table:table-cell>
          <table:table-cell office:value-type="float" office:value="2363" calcext:value-type="float">
            <text:p>23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2.60450620916" calcext:value-type="float">
            <text:p>2.604506209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638" calcext:value-type="float">
            <text:p>1638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2.2261107709" calcext:value-type="float">
            <text:p>22.2261107709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2.50401461875" calcext:value-type="float">
            <text:p>2.5040146188</text:p>
          </table:table-cell>
          <table:table-cell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float" office:value="753.666666667" calcext:value-type="float">
            <text:p>753.666666667</text:p>
          </table:table-cell>
          <table:table-cell office:value-type="float" office:value="27.6325090348" calcext:value-type="float">
            <text:p>27.6325090348</text:p>
          </table:table-cell>
          <table:table-cell office:value-type="float" office:value="745" calcext:value-type="float">
            <text:p>745</text:p>
          </table:table-cell>
          <table:table-cell table:style-name="ce3" office:value-type="float" office:value="2.45655536348" calcext:value-type="float">
            <text:p>2.45655536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43.0426145426" calcext:value-type="float">
            <text:p>43.0426145426</text:p>
          </table:table-cell>
          <table:table-cell table:style-name="ce3" office:value-type="float" office:value="1250" calcext:value-type="float">
            <text:p>1250</text:p>
          </table:table-cell>
          <table:table-cell office:value-type="float" office:value="1.73755952543" calcext:value-type="float">
            <text:p>1.7375595254</text:p>
          </table:table-cell>
          <table:table-cell office:value-type="float" office:value="3" calcext:value-type="float">
            <text:p>3</text:p>
          </table:table-cell>
          <table:table-cell office:value-type="float" office:value="7002" calcext:value-type="float">
            <text:p>7002</text:p>
          </table:table-cell>
          <table:table-cell office:value-type="float" office:value="2334" calcext:value-type="float">
            <text:p>2334</text:p>
          </table:table-cell>
          <table:table-cell office:value-type="float" office:value="25.1528659732" calcext:value-type="float">
            <text:p>25.1528659732</text:p>
          </table:table-cell>
          <table:table-cell office:value-type="float" office:value="2322" calcext:value-type="float">
            <text:p>23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1.27363215722" calcext:value-type="float">
            <text:p>1.273632157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00.5" calcext:value-type="float">
            <text:p>400.5</text:p>
          </table:table-cell>
          <table:table-cell table:style-name="ce3" office:value-type="float" office:value="184.5" calcext:value-type="float">
            <text:p>184.5</text:p>
          </table:table-cell>
          <table:table-cell table:style-name="ce3" office:value-type="float" office:value="400.5" calcext:value-type="float">
            <text:p>400.5</text:p>
          </table:table-cell>
          <table:table-cell office:value-type="float" office:value="1.05985934991" calcext:value-type="float">
            <text:p>1.0598593499</text:p>
          </table:table-cell>
          <table:table-cell office:value-type="float" office:value="2" calcext:value-type="float">
            <text:p>2</text:p>
          </table:table-cell>
          <table:table-cell office:value-type="float" office:value="957" calcext:value-type="float">
            <text:p>957</text:p>
          </table:table-cell>
          <table:table-cell office:value-type="float" office:value="478.5" calcext:value-type="float">
            <text:p>478.5</text:p>
          </table:table-cell>
          <table:table-cell office:value-type="float" office:value="246.5" calcext:value-type="float">
            <text:p>246.5</text:p>
          </table:table-cell>
          <table:table-cell office:value-type="float" office:value="478.5" calcext:value-type="float">
            <text:p>478.5</text:p>
          </table:table-cell>
          <table:table-cell table:style-name="ce3" office:value-type="float" office:value="1.0255143819" calcext:value-type="float">
            <text:p>1.02551438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8" calcext:value-type="float">
            <text:p>157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0.775226500637" calcext:value-type="float">
            <text:p>0.7752265006</text:p>
          </table:table-cell>
          <table:table-cell office:value-type="float" office:value="2" calcext:value-type="float">
            <text:p>2</text:p>
          </table:table-cell>
          <table:table-cell office:value-type="float" office:value="3124" calcext:value-type="float">
            <text:p>3124</text:p>
          </table:table-cell>
          <table:table-cell office:value-type="float" office:value="1562" calcext:value-type="float">
            <text:p>1562</text:p>
          </table:table-cell>
          <table:table-cell office:value-type="float" office:value="904" calcext:value-type="float">
            <text:p>904</text:p>
          </table:table-cell>
          <table:table-cell office:value-type="float" office:value="1562" calcext:value-type="float">
            <text:p>156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39.1137046636" calcext:value-type="float">
            <text:p>39.113704663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4599" calcext:value-type="float">
            <text:p>24599</text:p>
          </table:table-cell>
          <table:table-cell table:style-name="ce4" office:value-type="float" office:value="464.132075472" calcext:value-type="float">
            <text:p>464.132075472</text:p>
          </table:table-cell>
          <table:table-cell table:style-name="ce4" office:value-type="float" office:value="94.6150169053" calcext:value-type="float">
            <text:p>94.6150169053</text:p>
          </table:table-cell>
          <table:table-cell table:style-name="ce4" office:value-type="float" office:value="467" calcext:value-type="float">
            <text:p>467</text:p>
          </table:table-cell>
          <table:table-cell table:style-name="ce1" office:value-type="float" office:value="34.8834376211" calcext:value-type="float">
            <text:p>34.88343762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1498" calcext:value-type="float">
            <text:p>31498</text:p>
          </table:table-cell>
          <table:table-cell table:style-name="ce1" office:value-type="float" office:value="594.301886792" calcext:value-type="float">
            <text:p>594.301886792</text:p>
          </table:table-cell>
          <table:table-cell table:style-name="ce1" office:value-type="float" office:value="109.06335097" calcext:value-type="float">
            <text:p>109.06335097</text:p>
          </table:table-cell>
          <table:table-cell table:style-name="ce1" office:value-type="float" office:value="606" calcext:value-type="float">
            <text:p>606</text:p>
          </table:table-cell>
          <table:table-cell table:style-name="ce4" office:value-type="float" office:value="26.4560614529" calcext:value-type="float">
            <text:p>26.456061452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0709" calcext:value-type="float">
            <text:p>40709</text:p>
          </table:table-cell>
          <table:table-cell table:style-name="ce4" office:value-type="float" office:value="768.094339623" calcext:value-type="float">
            <text:p>768.094339623</text:p>
          </table:table-cell>
          <table:table-cell table:style-name="ce4" office:value-type="float" office:value="164.57827915" calcext:value-type="float">
            <text:p>164.57827915</text:p>
          </table:table-cell>
          <table:table-cell table:style-name="ce4" office:value-type="float" office:value="764" calcext:value-type="float">
            <text:p>764</text:p>
          </table:table-cell>
          <table:table-cell table:style-name="ce1" office:value-type="float" office:value="17.5934726127" calcext:value-type="float">
            <text:p>17.59347261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898" calcext:value-type="float">
            <text:p>70898</text:p>
          </table:table-cell>
          <table:table-cell table:style-name="ce1" office:value-type="float" office:value="1337.69811321" calcext:value-type="float">
            <text:p>1337.69811321</text:p>
          </table:table-cell>
          <table:table-cell table:style-name="ce1" office:value-type="float" office:value="508.284520861" calcext:value-type="float">
            <text:p>508.284520861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rrently runnning:</text:p>
          </table:table-cell>
          <table:table-cell table:number-columns-repeated="5"/>
          <table:table-cell office:value-type="string" calcext:value-type="string">
            <text:p>Currently running:</text:p>
          </table:table-cell>
          <table:table-cell table:number-columns-repeated="6"/>
          <table:table-cell office:value-type="string" calcext:value-type="string">
            <text:p>Detailed xenstore functions impact – percentage of time spent in xenstore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style-name="ce5"/>
          <table:table-cell table:style-name="ce3" table:number-columns-repeated="4"/>
          <table:table-cell table:style-name="ce6" office:value-type="float" office:value="500" calcext:value-type="float">
            <text:p>500</text:p>
          </table:table-cell>
          <table:table-cell table:number-columns-repeated="6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string" calcext:value-type="string">
            <text:p><text:s/>%of total time</text:p>
          </table:table-cell>
          <table:table-cell table:style-name="ce5" office:value-type="string" calcext:value-type="string">
            <text:p><text:s/>invocations</text:p>
          </table:table-cell>
          <table:table-cell table:style-name="ce3" office:value-type="string" calcext:value-type="string">
            <text:p><text:s/>op. total time</text:p>
          </table:table-cell>
          <table:table-cell table:style-name="ce3" office:value-type="string" calcext:value-type="string">
            <text:p><text:s/>avg per op time</text:p>
          </table:table-cell>
          <table:table-cell table:style-name="ce3" office:value-type="string" calcext:value-type="string">
            <text:p><text:s/>stdev per op time</text:p>
          </table:table-cell>
          <table:table-cell table:style-name="ce3" office:value-type="string" calcext:value-type="string">
            <text:p><text:s/>median val</text:p>
          </table:table-cell>
          <table:table-cell table:style-name="ce6" office:value-type="string" calcext:value-type="string">
            <text:p><text:s/>%of total time</text:p>
          </table:table-cell>
          <table:table-cell office:value-type="string" calcext:value-type="string">
            <text:p><text:s/>invocations</text:p>
          </table:table-cell>
          <table:table-cell office:value-type="string" calcext:value-type="string">
            <text:p><text:s/>op. total time</text:p>
          </table:table-cell>
          <table:table-cell office:value-type="string" calcext:value-type="string">
            <text:p><text:s/>avg per op time</text:p>
          </table:table-cell>
          <table:table-cell office:value-type="string" calcext:value-type="string">
            <text:p><text:s/>stdev per op time</text:p>
          </table:table-cell>
          <table:table-cell office:value-type="string" calcext:value-type="string">
            <text:p><text:s/>median val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check_watch</text:p>
          </table:table-cell>
          <table:table-cell table:style-name="ce3" office:value-type="float" office:value="0.00302015422377" calcext:value-type="float">
            <text:p>0.003020154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18.5" calcext:value-type="float">
            <text:p>18.5</text:p>
          </table:table-cell>
          <table:table-cell office:value-type="float" office:value="0.000956940925936" calcext:value-type="float">
            <text:p>0.000956940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string" calcext:value-type="string">
            <text:p>xs_read</text:p>
          </table:table-cell>
          <table:table-cell table:formula="of:=[.B11]" office:value-type="float" office:value="21.2208702825" calcext:value-type="float">
            <text:p>21.2208702825</text:p>
          </table:table-cell>
          <table:table-cell table:formula="of:=[.H11]" office:value-type="float" office:value="27.2964583039" calcext:value-type="float">
            <text:p>27.2964583039</text:p>
          </table:table-cell>
          <table:table-cell table:formula="of:=[.N11]" office:value-type="float" office:value="30.5187864836" calcext:value-type="float">
            <text:p>30.5187864836</text:p>
          </table:table-cell>
          <table:table-cell table:formula="of:=[.T11]" office:value-type="float" office:value="28.4823920774" calcext:value-type="float">
            <text:p>28.4823920774</text:p>
          </table:table-cell>
          <table:table-cell table:formula="of:=[.B31]" office:value-type="float" office:value="29.7514747738" calcext:value-type="float">
            <text:p>29.7514747738</text:p>
          </table:table-cell>
          <table:table-cell table:formula="of:=[.H31]" office:value-type="float" office:value="36.681986821" calcext:value-type="float">
            <text:p>36.681986821</text:p>
          </table:table-cell>
          <table:table-cell table:formula="of:=[.N31]" office:value-type="float" office:value="42.8824882696" calcext:value-type="float">
            <text:p>42.8824882696</text:p>
          </table:table-cell>
          <table:table-cell table:formula="of:=[.T31]" office:value-type="float" office:value="50.0673732378" calcext:value-type="float">
            <text:p>50.0673732378</text:p>
          </table:table-cell>
          <table:table-cell table:formula="of:=[.B53]" office:value-type="float" office:value="57.6333581748" calcext:value-type="float">
            <text:p>57.6333581748</text:p>
          </table:table-cell>
          <table:table-cell table:formula="of:=[.H53]" office:value-type="float" office:value="61.5720298771" calcext:value-type="float">
            <text:p>61.57202987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fileno</text:p>
          </table:table-cell>
          <table:table-cell table:style-name="ce3" office:value-type="float" office:value="0.00546892791871" calcext:value-type="float">
            <text:p>0.0054689279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.15384615385" calcext:value-type="float">
            <text:p>5.1538461539</text:p>
          </table:table-cell>
          <table:table-cell table:style-name="ce3" office:value-type="float" office:value="13.2481996097" calcext:value-type="float">
            <text:p>13.248199609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00154044149053" calcext:value-type="float">
            <text:p>0.00154044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.07692307692" calcext:value-type="float">
            <text:p>5.0769230769</text:p>
          </table:table-cell>
          <table:table-cell office:value-type="float" office:value="11.8221535098" calcext:value-type="float">
            <text:p>11.822153509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s_write</text:p>
          </table:table-cell>
          <table:table-cell table:formula="of:=[.B18]" office:value-type="float" office:value="51.1136316766" calcext:value-type="float">
            <text:p>51.1136316766</text:p>
          </table:table-cell>
          <table:table-cell table:formula="of:=[.H18]" office:value-type="float" office:value="47.2273176238" calcext:value-type="float">
            <text:p>47.2273176238</text:p>
          </table:table-cell>
          <table:table-cell table:formula="of:=[.N18]" office:value-type="float" office:value="44.9457370714" calcext:value-type="float">
            <text:p>44.9457370714</text:p>
          </table:table-cell>
          <table:table-cell table:formula="of:=[.T18]" office:value-type="float" office:value="45.3485259817" calcext:value-type="float">
            <text:p>45.3485259817</text:p>
          </table:table-cell>
          <table:table-cell table:formula="of:=[.B38]" office:value-type="float" office:value="39.1137046636" calcext:value-type="float">
            <text:p>39.1137046636</text:p>
          </table:table-cell>
          <table:table-cell table:formula="of:=[.H38]" office:value-type="float" office:value="34.8834376211" calcext:value-type="float">
            <text:p>34.8834376211</text:p>
          </table:table-cell>
          <table:table-cell table:formula="of:=[.N38]" office:value-type="float" office:value="26.4560614529" calcext:value-type="float">
            <text:p>26.4560614529</text:p>
          </table:table-cell>
          <table:table-cell table:formula="of:=[.T38]" office:value-type="float" office:value="17.5934726127" calcext:value-type="float">
            <text:p>17.5934726127</text:p>
          </table:table-cell>
          <table:table-cell table:formula="of:=[.B60]" office:value-type="float" office:value="9.52140350648" calcext:value-type="float">
            <text:p>9.5214035065</text:p>
          </table:table-cell>
          <table:table-cell table:formula="of:=[.H60]" office:value-type="float" office:value="5.24249583264" calcext:value-type="float">
            <text:p>5.242495832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get_domain_path</text:p>
          </table:table-cell>
          <table:table-cell table:style-name="ce4" office:value-type="float" office:value="26.5974371135" calcext:value-type="float">
            <text:p>26.597437113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25846" calcext:value-type="float">
            <text:p>325846</text:p>
          </table:table-cell>
          <table:table-cell table:style-name="ce4" office:value-type="float" office:value="1229.60754717" calcext:value-type="float">
            <text:p>1229.60754717</text:p>
          </table:table-cell>
          <table:table-cell table:style-name="ce4" office:value-type="float" office:value="42.4298393091" calcext:value-type="float">
            <text:p>42.4298393091</text:p>
          </table:table-cell>
          <table:table-cell table:style-name="ce4" office:value-type="float" office:value="1230" calcext:value-type="float">
            <text:p>1230</text:p>
          </table:table-cell>
          <table:table-cell table:style-name="ce1" office:value-type="float" office:value="29.6749248335" calcext:value-type="float">
            <text:p>29.6749248335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1271418" calcext:value-type="float">
            <text:p>1271418</text:p>
          </table:table-cell>
          <table:table-cell table:style-name="ce1" office:value-type="float" office:value="2497.87426326" calcext:value-type="float">
            <text:p>2497.87426326</text:p>
          </table:table-cell>
          <table:table-cell table:style-name="ce1" office:value-type="float" office:value="64.6285434646" calcext:value-type="float">
            <text:p>64.6285434646</text:p>
          </table:table-cell>
          <table:table-cell table:style-name="ce1" office:value-type="float" office:value="2498" calcext:value-type="float">
            <text:p>2498</text:p>
          </table:table-cell>
          <table:table-cell table:style-name="ce1"/>
          <table:table-cell table:style-name="ce1" office:value-type="string" calcext:value-type="string">
            <text:p>xs_set_permission</text:p>
          </table:table-cell>
          <table:table-cell table:style-name="ce1" table:formula="of:=[.B14]" office:value-type="float" office:value="9.03279026603" calcext:value-type="float">
            <text:p>9.032790266</text:p>
          </table:table-cell>
          <table:table-cell table:style-name="ce1" table:formula="of:=[.H14]" office:value-type="float" office:value="8.78604016744" calcext:value-type="float">
            <text:p>8.7860401674</text:p>
          </table:table-cell>
          <table:table-cell table:style-name="ce1" table:formula="of:=[.N14]" office:value-type="float" office:value="8.3922552002" calcext:value-type="float">
            <text:p>8.3922552002</text:p>
          </table:table-cell>
          <table:table-cell table:style-name="ce1" table:formula="of:=[.T14]" office:value-type="float" office:value="8.42350781937" calcext:value-type="float">
            <text:p>8.4235078194</text:p>
          </table:table-cell>
          <table:table-cell table:style-name="ce1" table:formula="of:=[.B34]" office:value-type="float" office:value="7.74832646961" calcext:value-type="float">
            <text:p>7.7483264696</text:p>
          </table:table-cell>
          <table:table-cell table:style-name="ce1" table:formula="of:=[.H34]" office:value-type="float" office:value="7.56409546487" calcext:value-type="float">
            <text:p>7.5640954649</text:p>
          </table:table-cell>
          <table:table-cell table:style-name="ce1" table:formula="of:=[.N34]" office:value-type="float" office:value="5.69686886674" calcext:value-type="float">
            <text:p>5.6968688667</text:p>
          </table:table-cell>
          <table:table-cell table:style-name="ce1" table:formula="of:=[.T34]" office:value-type="float" office:value="3.98159705593" calcext:value-type="float">
            <text:p>3.9815970559</text:p>
          </table:table-cell>
          <table:table-cell table:style-name="ce1" table:formula="of:=[.B56]" office:value-type="float" office:value="2.47538370243" calcext:value-type="float">
            <text:p>2.4753837024</text:p>
          </table:table-cell>
          <table:table-cell table:style-name="ce1" table:formula="of:=[.H56]" office:value-type="float" office:value="1.37972209502" calcext:value-type="float">
            <text:p>1.379722095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introduce_domain</text:p>
          </table:table-cell>
          <table:table-cell table:style-name="ce3" office:value-type="float" office:value="0.0999099667538" calcext:value-type="float">
            <text:p>0.099909966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1224" calcext:value-type="float">
            <text:p>1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224</text:p>
          </table:table-cell>
          <table:table-cell office:value-type="float" office:value="0.058210016324" calcext:value-type="float">
            <text:p>0.0582100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B6]" office:value-type="float" office:value="2.9464838111" calcext:value-type="float">
            <text:p>2.9464838111</text:p>
          </table:table-cell>
          <table:table-cell table:formula="of:=[.H6]" office:value-type="float" office:value="3.51817882508" calcext:value-type="float">
            <text:p>3.5181788251</text:p>
          </table:table-cell>
          <table:table-cell table:formula="of:=[.N6]" office:value-type="float" office:value="3.41404258818" calcext:value-type="float">
            <text:p>3.4140425882</text:p>
          </table:table-cell>
          <table:table-cell table:formula="of:=[.T6]" office:value-type="float" office:value="4.80633196956" calcext:value-type="float">
            <text:p>4.8063319696</text:p>
          </table:table-cell>
          <table:table-cell table:formula="of:=[.B26]" office:value-type="float" office:value="6.65119015439" calcext:value-type="float">
            <text:p>6.6511901544</text:p>
          </table:table-cell>
          <table:table-cell table:formula="of:=[.H26]" office:value-type="float" office:value="10.2342322388" calcext:value-type="float">
            <text:p>10.2342322388</text:p>
          </table:table-cell>
          <table:table-cell table:formula="of:=[.N26]" office:value-type="float" office:value="15.6504672654" calcext:value-type="float">
            <text:p>15.6504672654</text:p>
          </table:table-cell>
          <table:table-cell table:formula="of:=[.T26]" office:value-type="float" office:value="21.9902277786" calcext:value-type="float">
            <text:p>21.9902277786</text:p>
          </table:table-cell>
          <table:table-cell table:formula="of:=[.B48]" office:value-type="float" office:value="26.5974371135" calcext:value-type="float">
            <text:p>26.5974371135</text:p>
          </table:table-cell>
          <table:table-cell table:formula="of:=[.H48]" office:value-type="float" office:value="29.6749248335" calcext:value-type="float">
            <text:p>29.674924833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mkdir</text:p>
          </table:table-cell>
          <table:table-cell table:style-name="ce3" office:value-type="float" office:value="0.379070167978" calcext:value-type="float">
            <text:p>0.37907016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644" calcext:value-type="float">
            <text:p>4644</text:p>
          </table:table-cell>
          <table:table-cell table:style-name="ce3" office:value-type="float" office:value="2322" calcext:value-type="float">
            <text:p>232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322" calcext:value-type="float">
            <text:p>2322</text:p>
          </table:table-cell>
          <table:table-cell office:value-type="float" office:value="0.19285860661" calcext:value-type="float">
            <text:p>0.1928586066</text:p>
          </table:table-cell>
          <table:table-cell office:value-type="float" office:value="2" calcext:value-type="float">
            <text:p>2</text:p>
          </table:table-cell>
          <table:table-cell office:value-type="float" office:value="8263" calcext:value-type="float">
            <text:p>8263</text:p>
          </table:table-cell>
          <table:table-cell office:value-type="float" office:value="4131.5" calcext:value-type="float">
            <text:p>4131.5</text:p>
          </table:table-cell>
          <table:table-cell office:value-type="float" office:value="504.5" calcext:value-type="float">
            <text:p>504.5</text:p>
          </table:table-cell>
          <table:table-cell office:value-type="float" office:value="4131.5" calcext:value-type="float">
            <text:p>4131.5</text:p>
          </table:table-cell>
          <table:table-cell/>
          <table:table-cell office:value-type="string" calcext:value-type="string">
            <text:p>other functions</text:p>
          </table:table-cell>
          <table:table-cell table:formula="of:=100 - SUM([.P46:.P49])" office:value-type="float" office:value="15.68622396377" calcext:value-type="float">
            <text:p>15.6862239638</text:p>
          </table:table-cell>
          <table:table-cell table:formula="of:=100 - SUM([.Q46:.Q49])" office:value-type="float" office:value="13.17200507978" calcext:value-type="float">
            <text:p>13.1720050798</text:p>
          </table:table-cell>
          <table:table-cell table:formula="of:=100 - SUM([.R46:.R49])" office:value-type="float" office:value="12.72917865662" calcext:value-type="float">
            <text:p>12.7291786566</text:p>
          </table:table-cell>
          <table:table-cell table:formula="of:=100 - SUM([.S46:.S49])" office:value-type="float" office:value="12.93924215197" calcext:value-type="float">
            <text:p>12.939242152</text:p>
          </table:table-cell>
          <table:table-cell table:formula="of:=100 - SUM([.T46:.T49])" office:value-type="float" office:value="16.7353039386" calcext:value-type="float">
            <text:p>16.7353039386</text:p>
          </table:table-cell>
          <table:table-cell table:formula="of:=100 - SUM([.U46:.U49])" office:value-type="float" office:value="10.63624785423" calcext:value-type="float">
            <text:p>10.6362478542</text:p>
          </table:table-cell>
          <table:table-cell table:formula="of:=100 - SUM([.V46:.V49])" office:value-type="float" office:value="9.31411414535999" calcext:value-type="float">
            <text:p>9.3141141454</text:p>
          </table:table-cell>
          <table:table-cell table:formula="of:=100 - SUM([.W46:.W49])" office:value-type="float" office:value="6.36732931496999" calcext:value-type="float">
            <text:p>6.367329315</text:p>
          </table:table-cell>
          <table:table-cell table:formula="of:=100 - SUM([.X46:.X49])" office:value-type="float" office:value="3.77241750279001" calcext:value-type="float">
            <text:p>3.7724175028</text:p>
          </table:table-cell>
          <table:table-cell table:formula="of:=100 - SUM([.Y46:.Y49])" office:value-type="float" office:value="2.13082736173999" calcext:value-type="float">
            <text:p>2.13082736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open</text:p>
          </table:table-cell>
          <table:table-cell table:style-name="ce3" office:value-type="float" office:value="0.0286506522309" calcext:value-type="float">
            <text:p>0.028650652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5.5" calcext:value-type="float">
            <text:p>175.5</text:p>
          </table:table-cell>
          <table:table-cell table:style-name="ce3" office:value-type="float" office:value="55.5" calcext:value-type="float">
            <text:p>55.5</text:p>
          </table:table-cell>
          <table:table-cell table:style-name="ce3" office:value-type="float" office:value="175.5" calcext:value-type="float">
            <text:p>175.5</text:p>
          </table:table-cell>
          <table:table-cell office:value-type="float" office:value="0.00639516618796" calcext:value-type="float">
            <text:p>0.0063951662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s_path_is_subpath</text:p>
          </table:table-cell>
          <table:table-cell table:style-name="ce3" office:value-type="float" office:value="0.00228552211528" calcext:value-type="float">
            <text:p>0.00228552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0.000583500564595" calcext:value-type="float">
            <text:p>0.0005835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etailed xenstore functions impact – absolute tim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xs_read</text:p>
          </table:table-cell>
          <table:table-cell table:style-name="ce4" office:value-type="float" office:value="57.6333581748" calcext:value-type="float">
            <text:p>57.6333581748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706068" calcext:value-type="float">
            <text:p>706068</text:p>
          </table:table-cell>
          <table:table-cell table:style-name="ce4" office:value-type="float" office:value="1267.62657092" calcext:value-type="float">
            <text:p>1267.62657092</text:p>
          </table:table-cell>
          <table:table-cell table:style-name="ce4" office:value-type="float" office:value="318.119035134" calcext:value-type="float">
            <text:p>318.119035134</text:p>
          </table:table-cell>
          <table:table-cell table:style-name="ce4" office:value-type="float" office:value="1270" calcext:value-type="float">
            <text:p>1270</text:p>
          </table:table-cell>
          <table:table-cell table:style-name="ce1" office:value-type="float" office:value="61.5720298771" calcext:value-type="float">
            <text:p>61.5720298771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2638045" calcext:value-type="float">
            <text:p>2638045</text:p>
          </table:table-cell>
          <table:table-cell table:style-name="ce1" office:value-type="float" office:value="2524.44497608" calcext:value-type="float">
            <text:p>2524.44497608</text:p>
          </table:table-cell>
          <table:table-cell table:style-name="ce1" office:value-type="float" office:value="585.824607622" calcext:value-type="float">
            <text:p>585.824607622</text:p>
          </table:table-cell>
          <table:table-cell table:style-name="ce1" office:value-type="float" office:value="2528" calcext:value-type="float">
            <text:p>2528</text:p>
          </table:table-cell>
          <table:table-cell table:style-name="ce1"/>
          <table:table-cell table:style-name="ce1" office:value-type="string" calcext:value-type="string">
            <text:p>Currently running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xs_read_watch</text:p>
          </table:table-cell>
          <table:table-cell table:style-name="ce3" office:value-type="float" office:value="0.00457104423057" calcext:value-type="float">
            <text:p>0.0045710442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.66666666667" calcext:value-type="float">
            <text:p>4.6666666667</text:p>
          </table:table-cell>
          <table:table-cell table:style-name="ce3" office:value-type="float" office:value="2.80871659106" calcext:value-type="float">
            <text:p>2.8087165911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.00151710146795" calcext:value-type="float">
            <text:p>0.0015171015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5.41666666667" calcext:value-type="float">
            <text:p>5.4166666667</text:p>
          </table:table-cell>
          <table:table-cell office:value-type="float" office:value="3.35306658979" calcext:value-type="float">
            <text:p>3.353066589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s_rm</text:p>
          </table:table-cell>
          <table:table-cell table:style-name="ce3" office:value-type="float" office:value="0.602398328957" calcext:value-type="float">
            <text:p>0.602398329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7380" calcext:value-type="float">
            <text:p>7380</text:p>
          </table:table-cell>
          <table:table-cell table:style-name="ce3" office:value-type="float" office:value="1230" calcext:value-type="float">
            <text:p>1230</text:p>
          </table:table-cell>
          <table:table-cell table:style-name="ce3" office:value-type="float" office:value="159.128878586" calcext:value-type="float">
            <text:p>159.128878586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0.353718042258" calcext:value-type="float">
            <text:p>0.3537180423</text:p>
          </table:table-cell>
          <table:table-cell office:value-type="float" office:value="6" calcext:value-type="float">
            <text:p>6</text:p>
          </table:table-cell>
          <table:table-cell office:value-type="float" office:value="15155" calcext:value-type="float">
            <text:p>15155</text:p>
          </table:table-cell>
          <table:table-cell office:value-type="float" office:value="2525.83333333" calcext:value-type="float">
            <text:p>2525.83333333</text:p>
          </table:table-cell>
          <table:table-cell office:value-type="float" office:value="155.109011845" calcext:value-type="float">
            <text:p>155.109011845</text:p>
          </table:table-cell>
          <table:table-cell office:value-type="float" office:value="2582.5" calcext:value-type="float">
            <text:p>2582.5</text:p>
          </table:table-cell>
          <table:table-cell/>
          <table:table-cell office:value-type="string" calcext:value-type="string">
            <text:p>xs_read</text:p>
          </table:table-cell>
          <table:table-cell table:formula="of:=[.D11]" office:value-type="float" office:value="8232" calcext:value-type="float">
            <text:p>8232</text:p>
          </table:table-cell>
          <table:table-cell table:formula="of:=[.J11]" office:value-type="float" office:value="11607" calcext:value-type="float">
            <text:p>11607</text:p>
          </table:table-cell>
          <table:table-cell table:formula="of:=[.P11]" office:value-type="float" office:value="14848" calcext:value-type="float">
            <text:p>14848</text:p>
          </table:table-cell>
          <table:table-cell table:formula="of:=[.V11]" office:value-type="float" office:value="14898" calcext:value-type="float">
            <text:p>14898</text:p>
          </table:table-cell>
          <table:table-cell table:formula="of:=[.D31]" office:value-type="float" office:value="18711" calcext:value-type="float">
            <text:p>18711</text:p>
          </table:table-cell>
          <table:table-cell table:formula="of:=[.J31]" office:value-type="float" office:value="33122" calcext:value-type="float">
            <text:p>33122</text:p>
          </table:table-cell>
          <table:table-cell table:formula="of:=[.P31]" office:value-type="float" office:value="65985" calcext:value-type="float">
            <text:p>65985</text:p>
          </table:table-cell>
          <table:table-cell table:formula="of:=[.V31]" office:value-type="float" office:value="201761" calcext:value-type="float">
            <text:p>201761</text:p>
          </table:table-cell>
          <table:table-cell table:formula="of:=[.D53]" office:value-type="float" office:value="706068" calcext:value-type="float">
            <text:p>706068</text:p>
          </table:table-cell>
          <table:table-cell table:formula="of:=[.J53]" office:value-type="float" office:value="2638045" calcext:value-type="float">
            <text:p>263804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xs_set_permission</text:p>
          </table:table-cell>
          <table:table-cell table:style-name="ce5" office:value-type="float" office:value="2.47538370243" calcext:value-type="float">
            <text:p>2.47538370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0326" calcext:value-type="float">
            <text:p>30326</text:p>
          </table:table-cell>
          <table:table-cell table:style-name="ce5" office:value-type="float" office:value="1318.52173913" calcext:value-type="float">
            <text:p>1318.52173913</text:p>
          </table:table-cell>
          <table:table-cell table:style-name="ce5" office:value-type="float" office:value="122.274413252" calcext:value-type="float">
            <text:p>122.274413252</text:p>
          </table:table-cell>
          <table:table-cell table:style-name="ce5" office:value-type="float" office:value="1293" calcext:value-type="float">
            <text:p>1293</text:p>
          </table:table-cell>
          <table:table-cell table:style-name="ce2" office:value-type="float" office:value="1.37972209502" calcext:value-type="float">
            <text:p>1.37972209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9114" calcext:value-type="float">
            <text:p>59114</text:p>
          </table:table-cell>
          <table:table-cell table:style-name="ce2" office:value-type="float" office:value="2570.17391304" calcext:value-type="float">
            <text:p>2570.17391304</text:p>
          </table:table-cell>
          <table:table-cell table:style-name="ce2" office:value-type="float" office:value="214.543327371" calcext:value-type="float">
            <text:p>214.543327371</text:p>
          </table:table-cell>
          <table:table-cell table:style-name="ce2" office:value-type="float" office:value="2517" calcext:value-type="float">
            <text:p>2517</text:p>
          </table:table-cell>
          <table:table-cell table:style-name="ce2"/>
          <table:table-cell table:style-name="ce2" office:value-type="string" calcext:value-type="string">
            <text:p>xs_write</text:p>
          </table:table-cell>
          <table:table-cell table:style-name="ce2" table:formula="of:=[.D18]" office:value-type="float" office:value="19828" calcext:value-type="float">
            <text:p>19828</text:p>
          </table:table-cell>
          <table:table-cell table:style-name="ce2" table:formula="of:=[.J18]" office:value-type="float" office:value="20082" calcext:value-type="float">
            <text:p>20082</text:p>
          </table:table-cell>
          <table:table-cell table:style-name="ce2" table:formula="of:=[.P18]" office:value-type="float" office:value="21867" calcext:value-type="float">
            <text:p>21867</text:p>
          </table:table-cell>
          <table:table-cell table:style-name="ce2" table:formula="of:=[.V18]" office:value-type="float" office:value="23720" calcext:value-type="float">
            <text:p>23720</text:p>
          </table:table-cell>
          <table:table-cell table:style-name="ce2" table:formula="of:=[.D38]" office:value-type="float" office:value="24599" calcext:value-type="float">
            <text:p>24599</text:p>
          </table:table-cell>
          <table:table-cell table:style-name="ce2" table:formula="of:=[.J38]" office:value-type="float" office:value="31498" calcext:value-type="float">
            <text:p>31498</text:p>
          </table:table-cell>
          <table:table-cell table:style-name="ce2" table:formula="of:=[.P38]" office:value-type="float" office:value="40709" calcext:value-type="float">
            <text:p>40709</text:p>
          </table:table-cell>
          <table:table-cell table:style-name="ce2" table:formula="of:=[.V38]" office:value-type="float" office:value="70898" calcext:value-type="float">
            <text:p>70898</text:p>
          </table:table-cell>
          <table:table-cell table:style-name="ce2" table:formula="of:=[.D60]" office:value-type="float" office:value="116647" calcext:value-type="float">
            <text:p>116647</text:p>
          </table:table-cell>
          <table:table-cell table:style-name="ce2" table:formula="of:=[.J60]" office:value-type="float" office:value="224614" calcext:value-type="float">
            <text:p>224614</text:p>
          </table:table-cell>
          <table:table-cell table:style-name="ce2" table:number-columns-repeated="999"/>
        </table:table-row>
        <table:table-row table:style-name="ro1">
          <table:table-cell office:value-type="string" calcext:value-type="string">
            <text:p>xs_transaction_end</text:p>
          </table:table-cell>
          <table:table-cell table:style-name="ce3" office:value-type="float" office:value="1.1133757733" calcext:value-type="float">
            <text:p>1.113375773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640" calcext:value-type="float">
            <text:p>13640</text:p>
          </table:table-cell>
          <table:table-cell table:style-name="ce3" office:value-type="float" office:value="4546.66666667" calcext:value-type="float">
            <text:p>4546.66666667</text:p>
          </table:table-cell>
          <table:table-cell table:style-name="ce3" office:value-type="float" office:value="508.567487054" calcext:value-type="float">
            <text:p>508.567487054</text:p>
          </table:table-cell>
          <table:table-cell table:style-name="ce3" office:value-type="float" office:value="4834" calcext:value-type="float">
            <text:p>4834</text:p>
          </table:table-cell>
          <table:table-cell office:value-type="float" office:value="0.611345211538" calcext:value-type="float">
            <text:p>0.6113452115</text:p>
          </table:table-cell>
          <table:table-cell office:value-type="float" office:value="3" calcext:value-type="float">
            <text:p>3</text:p>
          </table:table-cell>
          <table:table-cell office:value-type="float" office:value="26193" calcext:value-type="float">
            <text:p>26193</text:p>
          </table:table-cell>
          <table:table-cell office:value-type="float" office:value="8731" calcext:value-type="float">
            <text:p>8731</text:p>
          </table:table-cell>
          <table:table-cell office:value-type="float" office:value="926.235751127" calcext:value-type="float">
            <text:p>926.235751127</text:p>
          </table:table-cell>
          <table:table-cell office:value-type="float" office:value="9324" calcext:value-type="float">
            <text:p>9324</text:p>
          </table:table-cell>
          <table:table-cell/>
          <table:table-cell office:value-type="string" calcext:value-type="string">
            <text:p>xs_set_permission</text:p>
          </table:table-cell>
          <table:table-cell table:formula="of:=[.D14]" office:value-type="float" office:value="3504" calcext:value-type="float">
            <text:p>3504</text:p>
          </table:table-cell>
          <table:table-cell table:formula="of:=[.J14]" office:value-type="float" office:value="3736" calcext:value-type="float">
            <text:p>3736</text:p>
          </table:table-cell>
          <table:table-cell table:formula="of:=[.P14]" office:value-type="float" office:value="4083" calcext:value-type="float">
            <text:p>4083</text:p>
          </table:table-cell>
          <table:table-cell table:formula="of:=[.V14]" office:value-type="float" office:value="4406" calcext:value-type="float">
            <text:p>4406</text:p>
          </table:table-cell>
          <table:table-cell table:formula="of:=[.D34]" office:value-type="float" office:value="4873" calcext:value-type="float">
            <text:p>4873</text:p>
          </table:table-cell>
          <table:table-cell table:formula="of:=[.J34]" office:value-type="float" office:value="6830" calcext:value-type="float">
            <text:p>6830</text:p>
          </table:table-cell>
          <table:table-cell table:formula="of:=[.P34]" office:value-type="float" office:value="8766" calcext:value-type="float">
            <text:p>8766</text:p>
          </table:table-cell>
          <table:table-cell table:formula="of:=[.V34]" office:value-type="float" office:value="16045" calcext:value-type="float">
            <text:p>16045</text:p>
          </table:table-cell>
          <table:table-cell table:formula="of:=[.D56]" office:value-type="float" office:value="30326" calcext:value-type="float">
            <text:p>30326</text:p>
          </table:table-cell>
          <table:table-cell table:formula="of:=[.J56]" office:value-type="float" office:value="59114" calcext:value-type="float">
            <text:p>5911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transaction_start</text:p>
          </table:table-cell>
          <table:table-cell table:style-name="ce3" office:value-type="float" office:value="1.11917120438" calcext:value-type="float">
            <text:p>1.1191712044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3711" calcext:value-type="float">
            <text:p>13711</text:p>
          </table:table-cell>
          <table:table-cell table:style-name="ce3" office:value-type="float" office:value="4570.33333333" calcext:value-type="float">
            <text:p>4570.33333333</text:p>
          </table:table-cell>
          <table:table-cell table:style-name="ce3" office:value-type="float" office:value="211.668503929" calcext:value-type="float">
            <text:p>211.668503929</text:p>
          </table:table-cell>
          <table:table-cell table:style-name="ce3" office:value-type="float" office:value="4689" calcext:value-type="float">
            <text:p>4689</text:p>
          </table:table-cell>
          <table:table-cell office:value-type="float" office:value="0.605580225959" calcext:value-type="float">
            <text:p>0.605580226</text:p>
          </table:table-cell>
          <table:table-cell office:value-type="float" office:value="3" calcext:value-type="float">
            <text:p>3</text:p>
          </table:table-cell>
          <table:table-cell office:value-type="float" office:value="25946" calcext:value-type="float">
            <text:p>25946</text:p>
          </table:table-cell>
          <table:table-cell office:value-type="float" office:value="8648.66666667" calcext:value-type="float">
            <text:p>8648.66666667</text:p>
          </table:table-cell>
          <table:table-cell office:value-type="float" office:value="499.755495773" calcext:value-type="float">
            <text:p>499.755495773</text:p>
          </table:table-cell>
          <table:table-cell office:value-type="float" office:value="8992" calcext:value-type="float">
            <text:p>8992</text:p>
          </table:table-cell>
          <table:table-cell/>
          <table:table-cell office:value-type="string" calcext:value-type="string">
            <text:p>xs_get_domain_path</text:p>
          </table:table-cell>
          <table:table-cell table:formula="of:=[.D6]" office:value-type="float" office:value="1143" calcext:value-type="float">
            <text:p>1143</text:p>
          </table:table-cell>
          <table:table-cell table:formula="of:=[.J6]" office:value-type="float" office:value="1496" calcext:value-type="float">
            <text:p>1496</text:p>
          </table:table-cell>
          <table:table-cell table:formula="of:=[.P6]" office:value-type="float" office:value="1661" calcext:value-type="float">
            <text:p>1661</text:p>
          </table:table-cell>
          <table:table-cell table:formula="of:=[.V6]" office:value-type="float" office:value="2514" calcext:value-type="float">
            <text:p>2514</text:p>
          </table:table-cell>
          <table:table-cell table:formula="of:=[.D26]" office:value-type="float" office:value="4183" calcext:value-type="float">
            <text:p>4183</text:p>
          </table:table-cell>
          <table:table-cell table:formula="of:=[.J26]" office:value-type="float" office:value="9241" calcext:value-type="float">
            <text:p>9241</text:p>
          </table:table-cell>
          <table:table-cell table:formula="of:=[.P26]" office:value-type="float" office:value="24082" calcext:value-type="float">
            <text:p>24082</text:p>
          </table:table-cell>
          <table:table-cell table:formula="of:=[.V26]" office:value-type="float" office:value="88616" calcext:value-type="float">
            <text:p>88616</text:p>
          </table:table-cell>
          <table:table-cell table:formula="of:=[.D48]" office:value-type="float" office:value="325846" calcext:value-type="float">
            <text:p>325846</text:p>
          </table:table-cell>
          <table:table-cell table:formula="of:=[.J48]" office:value-type="float" office:value="1271418" calcext:value-type="float">
            <text:p>12714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xs_watch</text:p>
          </table:table-cell>
          <table:table-cell table:style-name="ce3" office:value-type="float" office:value="0.414495760765" calcext:value-type="float">
            <text:p>0.4144957608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5078" calcext:value-type="float">
            <text:p>5078</text:p>
          </table:table-cell>
          <table:table-cell table:style-name="ce3" office:value-type="float" office:value="2539" calcext:value-type="float">
            <text:p>2539</text:p>
          </table:table-cell>
          <table:table-cell table:style-name="ce3" office:value-type="float" office:value="1739" calcext:value-type="float">
            <text:p>1739</text:p>
          </table:table-cell>
          <table:table-cell table:style-name="ce3" office:value-type="float" office:value="2539" calcext:value-type="float">
            <text:p>2539</text:p>
          </table:table-cell>
          <table:table-cell office:value-type="float" office:value="0.298122108463" calcext:value-type="float">
            <text:p>0.2981221085</text:p>
          </table:table-cell>
          <table:table-cell office:value-type="float" office:value="2" calcext:value-type="float">
            <text:p>2</text:p>
          </table:table-cell>
          <table:table-cell office:value-type="float" office:value="12773" calcext:value-type="float">
            <text:p>12773</text:p>
          </table:table-cell>
          <table:table-cell office:value-type="float" office:value="6386.5" calcext:value-type="float">
            <text:p>6386.5</text:p>
          </table:table-cell>
          <table:table-cell office:value-type="float" office:value="4858.5" calcext:value-type="float">
            <text:p>4858.5</text:p>
          </table:table-cell>
          <table:table-cell office:value-type="float" office:value="6386.5" calcext:value-type="float">
            <text:p>6386.5</text:p>
          </table:table-cell>
          <table:table-cell/>
          <table:table-cell office:value-type="string" calcext:value-type="string">
            <text:p>xs other functions</text:p>
          </table:table-cell>
          <table:table-cell table:formula="of:=[.B68]-SUM([.P55:.P58])" office:value-type="float" office:value="6085" calcext:value-type="float">
            <text:p>6085</text:p>
          </table:table-cell>
          <table:table-cell table:formula="of:=[.B69]-SUM([.Q55:.Q58])" office:value-type="float" office:value="5601" calcext:value-type="float">
            <text:p>5601</text:p>
          </table:table-cell>
          <table:table-cell table:formula="of:=[.B70]-SUM([.R55:.R58])" office:value-type="float" office:value="6193" calcext:value-type="float">
            <text:p>6193</text:p>
          </table:table-cell>
          <table:table-cell table:formula="of:=[.B71]-SUM([.S55:.S58])" office:value-type="float" office:value="6768" calcext:value-type="float">
            <text:p>6768</text:p>
          </table:table-cell>
          <table:table-cell table:formula="of:=[.B72]-SUM([.T55:.T58])" office:value-type="float" office:value="10525" calcext:value-type="float">
            <text:p>10525</text:p>
          </table:table-cell>
          <table:table-cell table:formula="of:=[.B73]-SUM([.U55:.U58])" office:value-type="float" office:value="9604" calcext:value-type="float">
            <text:p>9604</text:p>
          </table:table-cell>
          <table:table-cell table:formula="of:=[.B74] - SUM([.V55:.V58])" office:value-type="float" office:value="14332" calcext:value-type="float">
            <text:p>14332</text:p>
          </table:table-cell>
          <table:table-cell table:formula="of:=[.B75] - SUM([.W55:.W58])" office:value-type="float" office:value="25659" calcext:value-type="float">
            <text:p>25659</text:p>
          </table:table-cell>
          <table:table-cell table:formula="of:=[.B76] - SUM([.X55:.X58])" office:value-type="float" office:value="46216" calcext:value-type="float">
            <text:p>46216</text:p>
          </table:table-cell>
          <table:table-cell table:formula="of:=[.B77] - SUM([.Y55:.Y58])" office:value-type="float" office:value="91295" calcext:value-type="float">
            <text:p>9129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xs_write</text:p>
          </table:table-cell>
          <table:table-cell table:style-name="ce4" office:value-type="float" office:value="9.52140350648" calcext:value-type="float">
            <text:p>9.521403506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16647" calcext:value-type="float">
            <text:p>116647</text:p>
          </table:table-cell>
          <table:table-cell table:style-name="ce4" office:value-type="float" office:value="2200.88679245" calcext:value-type="float">
            <text:p>2200.88679245</text:p>
          </table:table-cell>
          <table:table-cell table:style-name="ce4" office:value-type="float" office:value="526.598757438" calcext:value-type="float">
            <text:p>526.598757438</text:p>
          </table:table-cell>
          <table:table-cell table:style-name="ce4" office:value-type="float" office:value="2028" calcext:value-type="float">
            <text:p>2028</text:p>
          </table:table-cell>
          <table:table-cell table:style-name="ce1" office:value-type="float" office:value="5.24249583264" calcext:value-type="float">
            <text:p>5.242495832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4614" calcext:value-type="float">
            <text:p>224614</text:p>
          </table:table-cell>
          <table:table-cell table:style-name="ce1" office:value-type="float" office:value="4238" calcext:value-type="float">
            <text:p>4238</text:p>
          </table:table-cell>
          <table:table-cell table:style-name="ce1" office:value-type="float" office:value="2536.22530396" calcext:value-type="float">
            <text:p>2536.22530396</text:p>
          </table:table-cell>
          <table:table-cell table:style-name="ce1" office:value-type="float" office:value="3678" calcext:value-type="float">
            <text:p>3678</text:p>
          </table:table-cell>
          <table:table-cell table:style-name="ce1"/>
          <table:table-cell table:style-name="ce1" office:value-type="string" calcext:value-type="string">
            <text:p>rest of the boot process</text:p>
          </table:table-cell>
          <table:table-cell table:style-name="ce1" table:formula="of:=[.D68]" office:value-type="float" office:value="190097" calcext:value-type="float">
            <text:p>190097</text:p>
          </table:table-cell>
          <table:table-cell table:style-name="ce1" table:formula="of:=[.D69]" office:value-type="float" office:value="140037" calcext:value-type="float">
            <text:p>140037</text:p>
          </table:table-cell>
          <table:table-cell table:style-name="ce1" table:formula="of:=[.D70]" office:value-type="float" office:value="137747" calcext:value-type="float">
            <text:p>137747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2]" office:value-type="float" office:value="141851" calcext:value-type="float">
            <text:p>141851</text:p>
          </table:table-cell>
          <table:table-cell table:style-name="ce1" table:formula="of:=[.D73]" office:value-type="float" office:value="140875" calcext:value-type="float">
            <text:p>140875</text:p>
          </table:table-cell>
          <table:table-cell table:style-name="ce1" table:formula="of:=[.D74]" office:value-type="float" office:value="142905" calcext:value-type="float">
            <text:p>142905</text:p>
          </table:table-cell>
          <table:table-cell table:style-name="ce1" table:formula="of:=[.D75]" office:value-type="float" office:value="144024" calcext:value-type="float">
            <text:p>144024</text:p>
          </table:table-cell>
          <table:table-cell table:style-name="ce1" table:formula="of:=[.D76]" office:value-type="float" office:value="152478" calcext:value-type="float">
            <text:p>152478</text:p>
          </table:table-cell>
          <table:table-cell table:style-name="ce1" table:formula="of:=[.D77]" office:value-type="float" office:value="165739" calcext:value-type="float">
            <text:p>165739</text:p>
          </table:table-cell>
          <table:table-cell table:style-name="ce1"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us)</text:p>
          </table:table-cell>
          <table:table-cell office:value-type="string" calcext:value-type="string">
            <text:p>Total boot time (us)</text:p>
          </table:table-cell>
          <table:table-cell office:value-type="string" calcext:value-type="string">
            <text:p>Rest of the boot process (us)</text:p>
          </table:table-cell>
          <table:table-cell table:number-columns-repeated="10"/>
          <table:table-cell office:value-type="string" calcext:value-type="string">
            <text:p>Detailed xenstore functions impact – number of fn invocations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92" calcext:value-type="float">
            <text:p>38792</text:p>
          </table:table-cell>
          <table:table-cell office:value-type="float" office:value="228889" calcext:value-type="float">
            <text:p>228889</text:p>
          </table:table-cell>
          <table:table-cell table:formula="of:=[.C68]-[.B68]" office:value-type="float" office:value="190097" calcext:value-type="float">
            <text:p>19009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22" calcext:value-type="float">
            <text:p>42522</text:p>
          </table:table-cell>
          <table:table-cell office:value-type="float" office:value="182559" calcext:value-type="float">
            <text:p>182559</text:p>
          </table:table-cell>
          <table:table-cell table:formula="of:=[.C69]-[.B69]" office:value-type="float" office:value="140037" calcext:value-type="float">
            <text:p>140037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52" calcext:value-type="float">
            <text:p>48652</text:p>
          </table:table-cell>
          <table:table-cell office:value-type="float" office:value="186399" calcext:value-type="float">
            <text:p>186399</text:p>
          </table:table-cell>
          <table:table-cell table:formula="of:=[.C70]-[.B70]" office:value-type="float" office:value="137747" calcext:value-type="float">
            <text:p>137747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 office:value-type="float" office:value="301" calcext:value-type="float">
            <text:p>301</text:p>
          </table:table-cell>
          <table:table-cell office:value-type="float" office:value="577" calcext:value-type="float">
            <text:p>577</text:p>
          </table:table-cell>
          <table:table-cell office:value-type="float" office:value="1045" calcext:value-type="float">
            <text:p>104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306" calcext:value-type="float">
            <text:p>52306</text:p>
          </table:table-cell>
          <table:table-cell office:value-type="float" office:value="192221" calcext:value-type="float">
            <text:p>192221</text:p>
          </table:table-cell>
          <table:table-cell table:formula="of:=[.C71]-[.B71]" office:value-type="float" office:value="139915" calcext:value-type="float">
            <text:p>13991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number-columns-repeated="10" office:value-type="float" office:value="53" calcext:value-type="float">
            <text:p>53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891" calcext:value-type="float">
            <text:p>62891</text:p>
          </table:table-cell>
          <table:table-cell office:value-type="float" office:value="204742" calcext:value-type="float">
            <text:p>204742</text:p>
          </table:table-cell>
          <table:table-cell table:formula="of:=[.C72]-[.B72]" office:value-type="float" office:value="141851" calcext:value-type="float">
            <text:p>141851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265" calcext:value-type="float">
            <text:p>265</text:p>
          </table:table-cell>
          <table:table-cell office:value-type="float" office:value="509" calcext:value-type="float">
            <text:p>509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295" calcext:value-type="float">
            <text:p>90295</text:p>
          </table:table-cell>
          <table:table-cell office:value-type="float" office:value="231170" calcext:value-type="float">
            <text:p>231170</text:p>
          </table:table-cell>
          <table:table-cell table:formula="of:=[.C73]-[.B73]" office:value-type="float" office:value="140875" calcext:value-type="float">
            <text:p>140875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874" calcext:value-type="float">
            <text:p>153874</text:p>
          </table:table-cell>
          <table:table-cell office:value-type="float" office:value="296779" calcext:value-type="float">
            <text:p>296779</text:p>
          </table:table-cell>
          <table:table-cell table:formula="of:=[.C74]-[.B74]" office:value-type="float" office:value="142905" calcext:value-type="float">
            <text:p>142905</text:p>
          </table:table-cell>
          <table:table-cell table:number-columns-repeated="10"/>
          <table:table-cell office:value-type="string" calcext:value-type="string">
            <text:p>Detailed xenstore functions impact – average fn latency</text:p>
          </table:table-cell>
          <table:table-cell table:number-columns-repeated="100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2979" calcext:value-type="float">
            <text:p>402979</text:p>
          </table:table-cell>
          <table:table-cell office:value-type="float" office:value="547003" calcext:value-type="float">
            <text:p>547003</text:p>
          </table:table-cell>
          <table:table-cell table:formula="of:=[.C75]-[.B75]" office:value-type="float" office:value="144024" calcext:value-type="float">
            <text:p>144024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5103" calcext:value-type="float">
            <text:p>1225103</text:p>
          </table:table-cell>
          <table:table-cell office:value-type="float" office:value="1377581" calcext:value-type="float">
            <text:p>1377581</text:p>
          </table:table-cell>
          <table:table-cell table:formula="of:=[.C76]-[.B76]" office:value-type="float" office:value="152478" calcext:value-type="float">
            <text:p>152478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284486" calcext:value-type="float">
            <text:p>4284486</text:p>
          </table:table-cell>
          <table:table-cell office:value-type="float" office:value="4450225" calcext:value-type="float">
            <text:p>4450225</text:p>
          </table:table-cell>
          <table:table-cell table:formula="of:=[.C77]-[.B77]" office:value-type="float" office:value="165739" calcext:value-type="float">
            <text:p>165739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E11]" office:value-type="float" office:value="182.933333333" calcext:value-type="float">
            <text:p>182.933333333</text:p>
          </table:table-cell>
          <table:table-cell table:formula="of:=[.K11]" office:value-type="float" office:value="236.87755102" calcext:value-type="float">
            <text:p>236.87755102</text:p>
          </table:table-cell>
          <table:table-cell table:formula="of:=[.Q11]" office:value-type="float" office:value="280.150943396" calcext:value-type="float">
            <text:p>280.150943396</text:p>
          </table:table-cell>
          <table:table-cell table:formula="of:=[.W11]" office:value-type="float" office:value="244.229508197" calcext:value-type="float">
            <text:p>244.229508197</text:p>
          </table:table-cell>
          <table:table-cell table:formula="of:=[.E31]" office:value-type="float" office:value="243" calcext:value-type="float">
            <text:p>243</text:p>
          </table:table-cell>
          <table:table-cell table:formula="of:=[.K31]" office:value-type="float" office:value="303.871559633" calcext:value-type="float">
            <text:p>303.871559633</text:p>
          </table:table-cell>
          <table:table-cell table:formula="of:=[.Q31]" office:value-type="float" office:value="381.416184971" calcext:value-type="float">
            <text:p>381.416184971</text:p>
          </table:table-cell>
          <table:table-cell table:formula="of:=[.W31]" office:value-type="float" office:value="670.302325581" calcext:value-type="float">
            <text:p>670.302325581</text:p>
          </table:table-cell>
          <table:table-cell table:formula="of:=[.E53]" office:value-type="float" office:value="1267.62657092" calcext:value-type="float">
            <text:p>1267.62657092</text:p>
          </table:table-cell>
          <table:table-cell table:formula="of:=[.K53]" office:value-type="float" office:value="2524.44497608" calcext:value-type="float">
            <text:p>2524.44497608</text:p>
          </table:table-cell>
          <table:table-cell table:number-columns-repeated="999"/>
        </table:table-row>
        <table:table-row table:style-name="ro1">
          <table:table-cell table:number-columns-repeated="14"/>
          <table:table-cell table:style-name="ce2" office:value-type="string" calcext:value-type="string">
            <text:p>xs_write</text:p>
          </table:table-cell>
          <table:table-cell table:formula="of:=[.E18]" office:value-type="float" office:value="374.113207547" calcext:value-type="float">
            <text:p>374.113207547</text:p>
          </table:table-cell>
          <table:table-cell table:formula="of:=[.K18]" office:value-type="float" office:value="378.905660377" calcext:value-type="float">
            <text:p>378.905660377</text:p>
          </table:table-cell>
          <table:table-cell table:formula="of:=[.Q18]" office:value-type="float" office:value="412.58490566" calcext:value-type="float">
            <text:p>412.58490566</text:p>
          </table:table-cell>
          <table:table-cell table:formula="of:=[.W18]" office:value-type="float" office:value="447.547169811" calcext:value-type="float">
            <text:p>447.547169811</text:p>
          </table:table-cell>
          <table:table-cell table:formula="of:=[.E38]" office:value-type="float" office:value="464.132075472" calcext:value-type="float">
            <text:p>464.132075472</text:p>
          </table:table-cell>
          <table:table-cell table:formula="of:=[.K38]" office:value-type="float" office:value="594.301886792" calcext:value-type="float">
            <text:p>594.301886792</text:p>
          </table:table-cell>
          <table:table-cell table:formula="of:=[.Q38]" office:value-type="float" office:value="768.094339623" calcext:value-type="float">
            <text:p>768.094339623</text:p>
          </table:table-cell>
          <table:table-cell table:formula="of:=[.W38]" office:value-type="float" office:value="1337.69811321" calcext:value-type="float">
            <text:p>1337.69811321</text:p>
          </table:table-cell>
          <table:table-cell table:formula="of:=[.E60]" office:value-type="float" office:value="2200.88679245" calcext:value-type="float">
            <text:p>2200.88679245</text:p>
          </table:table-cell>
          <table:table-cell table:formula="of:=[.K60]" office:value-type="float" office:value="4238" calcext:value-type="float">
            <text:p>42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urrently Running</text:p>
          </table:table-cell>
          <table:table-cell office:value-type="string" calcext:value-type="string">
            <text:p>Total time spent in XS (s)</text:p>
          </table:table-cell>
          <table:table-cell office:value-type="string" calcext:value-type="string">
            <text:p>Total boot time (s)</text:p>
          </table:table-cell>
          <table:table-cell office:value-type="string" calcext:value-type="string">
            <text:p>Rest of the boot process (s)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E6]" office:value-type="float" office:value="127" calcext:value-type="float">
            <text:p>127</text:p>
          </table:table-cell>
          <table:table-cell table:formula="of:=[.K6]" office:value-type="float" office:value="136" calcext:value-type="float">
            <text:p>136</text:p>
          </table:table-cell>
          <table:table-cell table:formula="of:=[.Q6]" office:value-type="float" office:value="127.769230769" calcext:value-type="float">
            <text:p>127.769230769</text:p>
          </table:table-cell>
          <table:table-cell table:formula="of:=[.W6]" office:value-type="float" office:value="147.882352941" calcext:value-type="float">
            <text:p>147.882352941</text:p>
          </table:table-cell>
          <table:table-cell table:formula="of:=[.E26]" office:value-type="float" office:value="167.32" calcext:value-type="float">
            <text:p>167.32</text:p>
          </table:table-cell>
          <table:table-cell table:formula="of:=[.K26]" office:value-type="float" office:value="225.390243902" calcext:value-type="float">
            <text:p>225.390243902</text:p>
          </table:table-cell>
          <table:table-cell table:formula="of:=[.Q26]" office:value-type="float" office:value="329.890410959" calcext:value-type="float">
            <text:p>329.890410959</text:p>
          </table:table-cell>
          <table:table-cell table:formula="of:=[.W26]" office:value-type="float" office:value="646.832116788" calcext:value-type="float">
            <text:p>646.832116788</text:p>
          </table:table-cell>
          <table:table-cell table:formula="of:=[.E48]" office:value-type="float" office:value="1229.60754717" calcext:value-type="float">
            <text:p>1229.60754717</text:p>
          </table:table-cell>
          <table:table-cell table:formula="of:=[.K48]" office:value-type="float" office:value="2497.87426326" calcext:value-type="float">
            <text:p>2497.87426326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8]/1000000" office:value-type="float" office:value="0.038792" calcext:value-type="float">
            <text:p>0.038792</text:p>
          </table:table-cell>
          <table:table-cell table:formula="of:=[.C68]/1000000" office:value-type="float" office:value="0.228889" calcext:value-type="float">
            <text:p>0.228889</text:p>
          </table:table-cell>
          <table:table-cell table:formula="of:=[.C80]-[.B80]" office:value-type="float" office:value="0.190097" calcext:value-type="float">
            <text:p>0.19009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9]/1000000" office:value-type="float" office:value="0.042522" calcext:value-type="float">
            <text:p>0.042522</text:p>
          </table:table-cell>
          <table:table-cell table:formula="of:=[.C69]/1000000" office:value-type="float" office:value="0.182559" calcext:value-type="float">
            <text:p>0.182559</text:p>
          </table:table-cell>
          <table:table-cell table:formula="of:=[.C81]-[.B81]" office:value-type="float" office:value="0.140037" calcext:value-type="float">
            <text:p>0.140037</text:p>
          </table:table-cell>
          <table:table-cell table:number-columns-repeated="10"/>
          <table:table-cell office:value-type="string" calcext:value-type="string">
            <text:p>Detailed xenstore functions impact – average fn latency stdev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/1000000" office:value-type="float" office:value="0.048652" calcext:value-type="float">
            <text:p>0.048652</text:p>
          </table:table-cell>
          <table:table-cell table:formula="of:=[.C70]/1000000" office:value-type="float" office:value="0.186399" calcext:value-type="float">
            <text:p>0.186399</text:p>
          </table:table-cell>
          <table:table-cell table:formula="of:=[.C82]-[.B82]" office:value-type="float" office:value="0.137747" calcext:value-type="float">
            <text:p>0.137747</text:p>
          </table:table-cell>
          <table:table-cell table:number-columns-repeated="10"/>
          <table:table-cell office:value-type="string" calcext:value-type="string">
            <text:p>Currently running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1]/1000000" office:value-type="float" office:value="0.052306" calcext:value-type="float">
            <text:p>0.052306</text:p>
          </table:table-cell>
          <table:table-cell table:formula="of:=[.C71]/1000000" office:value-type="float" office:value="0.192221" calcext:value-type="float">
            <text:p>0.192221</text:p>
          </table:table-cell>
          <table:table-cell table:formula="of:=[.C83]-[.B83]" office:value-type="float" office:value="0.139915" calcext:value-type="float">
            <text:p>0.139915</text:p>
          </table:table-cell>
          <table:table-cell table:number-columns-repeated="10"/>
          <table:table-cell office:value-type="string" calcext:value-type="string">
            <text:p>Function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72]/1000000" office:value-type="float" office:value="0.062891" calcext:value-type="float">
            <text:p>0.062891</text:p>
          </table:table-cell>
          <table:table-cell table:formula="of:=[.C72]/1000000" office:value-type="float" office:value="0.204742" calcext:value-type="float">
            <text:p>0.204742</text:p>
          </table:table-cell>
          <table:table-cell table:formula="of:=[.C84]-[.B84]" office:value-type="float" office:value="0.141851" calcext:value-type="float">
            <text:p>0.141851</text:p>
          </table:table-cell>
          <table:table-cell table:number-columns-repeated="10"/>
          <table:table-cell office:value-type="string" calcext:value-type="string">
            <text:p>xs_read</text:p>
          </table:table-cell>
          <table:table-cell table:formula="of:=[.F11]" office:value-type="float" office:value="159.065940205" calcext:value-type="float">
            <text:p>159.065940205</text:p>
          </table:table-cell>
          <table:table-cell table:formula="of:=[.L11]" office:value-type="float" office:value="208.432500957" calcext:value-type="float">
            <text:p>208.432500957</text:p>
          </table:table-cell>
          <table:table-cell table:formula="of:=[.R11]" office:value-type="float" office:value="505.77970431" calcext:value-type="float">
            <text:p>505.77970431</text:p>
          </table:table-cell>
          <table:table-cell table:formula="of:=[.X11]" office:value-type="float" office:value="251.871837917" calcext:value-type="float">
            <text:p>251.871837917</text:p>
          </table:table-cell>
          <table:table-cell table:formula="of:=[.F31]" office:value-type="float" office:value="145.789030995" calcext:value-type="float">
            <text:p>145.789030995</text:p>
          </table:table-cell>
          <table:table-cell table:formula="of:=[.L31]" office:value-type="float" office:value="176.749504024" calcext:value-type="float">
            <text:p>176.749504024</text:p>
          </table:table-cell>
          <table:table-cell table:formula="of:=[.R31]" office:value-type="float" office:value="176.38289332" calcext:value-type="float">
            <text:p>176.38289332</text:p>
          </table:table-cell>
          <table:table-cell table:formula="of:=[.X31]" office:value-type="float" office:value="185.761461448" calcext:value-type="float">
            <text:p>185.761461448</text:p>
          </table:table-cell>
          <table:table-cell table:formula="of:=[.F53]" office:value-type="float" office:value="318.119035134" calcext:value-type="float">
            <text:p>318.119035134</text:p>
          </table:table-cell>
          <table:table-cell table:formula="of:=[.L53]" office:value-type="float" office:value="585.824607622" calcext:value-type="float">
            <text:p>585.824607622</text:p>
          </table:table-cell>
          <table:table-cell table:number-columns-repeated="99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73]/1000000" office:value-type="float" office:value="0.090295" calcext:value-type="float">
            <text:p>0.090295</text:p>
          </table:table-cell>
          <table:table-cell table:formula="of:=[.C73]/1000000" office:value-type="float" office:value="0.23117" calcext:value-type="float">
            <text:p>0.23117</text:p>
          </table:table-cell>
          <table:table-cell table:formula="of:=[.C85]-[.B85]" office:value-type="float" office:value="0.140875" calcext:value-type="float">
            <text:p>0.140875</text:p>
          </table:table-cell>
          <table:table-cell table:number-columns-repeated="10"/>
          <table:table-cell table:style-name="ce2" office:value-type="string" calcext:value-type="string">
            <text:p>xs_write</text:p>
          </table:table-cell>
          <table:table-cell table:formula="of:=[.F18]" office:value-type="float" office:value="77.2969428421" calcext:value-type="float">
            <text:p>77.2969428421</text:p>
          </table:table-cell>
          <table:table-cell table:formula="of:=[.L18]" office:value-type="float" office:value="91.6077083662" calcext:value-type="float">
            <text:p>91.6077083662</text:p>
          </table:table-cell>
          <table:table-cell table:formula="of:=[.R18]" office:value-type="float" office:value="89.2324574932" calcext:value-type="float">
            <text:p>89.2324574932</text:p>
          </table:table-cell>
          <table:table-cell table:formula="of:=[.X18]" office:value-type="float" office:value="89.9283920658" calcext:value-type="float">
            <text:p>89.9283920658</text:p>
          </table:table-cell>
          <table:table-cell table:formula="of:=[.F38]" office:value-type="float" office:value="94.6150169053" calcext:value-type="float">
            <text:p>94.6150169053</text:p>
          </table:table-cell>
          <table:table-cell table:formula="of:=[.L38]" office:value-type="float" office:value="109.06335097" calcext:value-type="float">
            <text:p>109.06335097</text:p>
          </table:table-cell>
          <table:table-cell table:formula="of:=[.R38]" office:value-type="float" office:value="164.57827915" calcext:value-type="float">
            <text:p>164.57827915</text:p>
          </table:table-cell>
          <table:table-cell table:formula="of:=[.X38]" office:value-type="float" office:value="508.284520861" calcext:value-type="float">
            <text:p>508.284520861</text:p>
          </table:table-cell>
          <table:table-cell table:formula="of:=[.F60]" office:value-type="float" office:value="526.598757438" calcext:value-type="float">
            <text:p>526.598757438</text:p>
          </table:table-cell>
          <table:table-cell table:formula="of:=[.L60]" office:value-type="float" office:value="2536.22530396" calcext:value-type="float">
            <text:p>2536.22530396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74]/1000000" office:value-type="float" office:value="0.153874" calcext:value-type="float">
            <text:p>0.153874</text:p>
          </table:table-cell>
          <table:table-cell table:formula="of:=[.C74]/1000000" office:value-type="float" office:value="0.296779" calcext:value-type="float">
            <text:p>0.296779</text:p>
          </table:table-cell>
          <table:table-cell table:formula="of:=[.C86]-[.B86]" office:value-type="float" office:value="0.142905" calcext:value-type="float">
            <text:p>0.142905</text:p>
          </table:table-cell>
          <table:table-cell table:number-columns-repeated="10"/>
          <table:table-cell office:value-type="string" calcext:value-type="string">
            <text:p>xs_get_domain_path</text:p>
          </table:table-cell>
          <table:table-cell table:formula="of:=[.F6]" office:value-type="float" office:value="44.2618471272" calcext:value-type="float">
            <text:p>44.2618471272</text:p>
          </table:table-cell>
          <table:table-cell table:formula="of:=[.L6]" office:value-type="float" office:value="37.569329851" calcext:value-type="float">
            <text:p>37.569329851</text:p>
          </table:table-cell>
          <table:table-cell table:formula="of:=[.R6]" office:value-type="float" office:value="21.4266327666" calcext:value-type="float">
            <text:p>21.4266327666</text:p>
          </table:table-cell>
          <table:table-cell table:formula="of:=[.X6]" office:value-type="float" office:value="26.8719892496" calcext:value-type="float">
            <text:p>26.8719892496</text:p>
          </table:table-cell>
          <table:table-cell table:formula="of:=[.F26]" office:value-type="float" office:value="21.7948984857" calcext:value-type="float">
            <text:p>21.7948984857</text:p>
          </table:table-cell>
          <table:table-cell table:formula="of:=[.L26]" office:value-type="float" office:value="13.3688353448" calcext:value-type="float">
            <text:p>13.3688353448</text:p>
          </table:table-cell>
          <table:table-cell table:formula="of:=[.R26]" office:value-type="float" office:value="43.0032052465" calcext:value-type="float">
            <text:p>43.0032052465</text:p>
          </table:table-cell>
          <table:table-cell table:formula="of:=[.X26]" office:value-type="float" office:value="33.3115287343" calcext:value-type="float">
            <text:p>33.3115287343</text:p>
          </table:table-cell>
          <table:table-cell table:formula="of:=[.F48]" office:value-type="float" office:value="42.4298393091" calcext:value-type="float">
            <text:p>42.4298393091</text:p>
          </table:table-cell>
          <table:table-cell table:formula="of:=[.L48]" office:value-type="float" office:value="64.6285434646" calcext:value-type="float">
            <text:p>64.6285434646</text:p>
          </table:table-cell>
          <table:table-cell table:number-columns-repeated="99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75]/1000000" office:value-type="float" office:value="0.402979" calcext:value-type="float">
            <text:p>0.402979</text:p>
          </table:table-cell>
          <table:table-cell table:formula="of:=[.C75]/1000000" office:value-type="float" office:value="0.547003" calcext:value-type="float">
            <text:p>0.547003</text:p>
          </table:table-cell>
          <table:table-cell table:formula="of:=[.C87]-[.B87]" office:value-type="float" office:value="0.144024" calcext:value-type="float">
            <text:p>0.144024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76]/1000000" office:value-type="float" office:value="1.225103" calcext:value-type="float">
            <text:p>1.225103</text:p>
          </table:table-cell>
          <table:table-cell table:formula="of:=[.C76]/1000000" office:value-type="float" office:value="1.377581" calcext:value-type="float">
            <text:p>1.377581</text:p>
          </table:table-cell>
          <table:table-cell table:formula="of:=[.C88]-[.B88]" office:value-type="float" office:value="0.152478" calcext:value-type="float">
            <text:p>0.152478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B77]/1000000" office:value-type="float" office:value="4.284486" calcext:value-type="float">
            <text:p>4.284486</text:p>
          </table:table-cell>
          <table:table-cell table:formula="of:=[.C77]/1000000" office:value-type="float" office:value="4.450225" calcext:value-type="float">
            <text:p>4.450225</text:p>
          </table:table-cell>
          <table:table-cell table:formula="of:=[.C89]-[.B89]" office:value-type="float" office:value="0.165738999999999" calcext:value-type="float">
            <text:p>0.165739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([.B89]*100)/[.C89]" office:value-type="float" office:value="96.275716396362" calcext:value-type="float">
            <text:p>96.2757163964</text:p>
          </table:table-cell>
          <table:table-cell table:number-columns-repeated="1022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enstore-c-vs-ocaml" table:style-name="ta1">
        <office:forms form:automatic-focus="false" form:apply-design-mode="false"/>
        <table:shapes>
          <draw:frame draw:z-index="0" draw:style-name="gr1" draw:text-style-name="P1" svg:width="453.51pt" svg:height="255.09pt" svg:x="528.38pt" svg:y="399.57pt">
            <loext:p draw:notify-on-update-of-ranges="'xenstore-c-vs-ocaml'.A44:'xenstore-c-vs-ocaml'.A53 'xenstore-c-vs-ocaml'.G44:'xenstore-c-vs-ocaml'.G5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417.88pt" svg:y="138.67pt">
            <loext:p draw:notify-on-update-of-ranges="'xenstore-c-vs-ocaml'.A44:'xenstore-c-vs-ocaml'.A53 'xenstore-c-vs-ocaml'.B42:'xenstore-c-vs-ocaml'.B42 'xenstore-c-vs-ocaml'.B44:'xenstore-c-vs-ocaml'.B53 'xenstore-c-vs-ocaml'.D42:'xenstore-c-vs-ocaml'.D42 'xenstore-c-vs-ocaml'.D44:'xenstore-c-vs-ocaml'.D5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53.51pt" svg:height="255.09pt" svg:x="925.14pt" svg:y="82.32pt">
            <loext:p draw:notify-on-update-of-ranges="'xenstore-c-vs-ocaml'.A44:'xenstore-c-vs-ocaml'.A53 'xenstore-c-vs-ocaml'.B42:'xenstore-c-vs-ocaml'.B42 'xenstore-c-vs-ocaml'.B44:'xenstore-c-vs-ocaml'.B5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number-columns-repeated="18" table:default-cell-style-name="Default"/>
        <table:table-row table:style-name="ro1">
          <table:table-cell office:value-type="string" calcext:value-type="string">
            <text:p># --------------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Linux sonic 3.5.0-23-generic #35~precise1-Ubuntu SMP Fri Jan 25 17:13:26 UTC 2013 x86_64 x86_64 x86_64 GNU/Linu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RINT_CONFIG=y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CURRENTLY_RUNNING=0 2 4 8 16 32 64 128 256 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EN_SRC_DIR=/root/popcorn-x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OUTPUT_FILE=./res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RUNNING_UK=unikernels/background-idle/mini-os.g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MEASURED_UK=unikernels/measured/mini-os.g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S_TRACEFILE=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UK_MEMORY=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CHRONO=tools/chrono/chronoqui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SAFETYSLEEP=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M=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=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RR_FIRST=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PINNING_BGRR_LAST=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BG_BASENAME=mini-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MPDIR=./.tm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MPCLEAR=y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XS_RESULT=/test/res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--------------------</text:p>
          </table:table-cell>
          <table:table-cell table:number-columns-repeated="1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caml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164" calcext:value-type="float">
            <text:p>232164</text:p>
          </table:table-cell>
          <table:table-cell office:value-type="float" office:value="7009681" calcext:value-type="float">
            <text:p>7009681</text:p>
          </table:table-cell>
          <table:table-cell office:value-type="float" office:value="195204" calcext:value-type="float">
            <text:p>195204</text:p>
          </table:table-cell>
          <table:table-cell office:value-type="float" office:value="6764607" calcext:value-type="float">
            <text:p>676460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835" calcext:value-type="float">
            <text:p>172835</text:p>
          </table:table-cell>
          <table:table-cell office:value-type="float" office:value="6879876" calcext:value-type="float">
            <text:p>6879876</text:p>
          </table:table-cell>
          <table:table-cell office:value-type="float" office:value="160423" calcext:value-type="float">
            <text:p>160423</text:p>
          </table:table-cell>
          <table:table-cell office:value-type="float" office:value="6928502" calcext:value-type="float">
            <text:p>692850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457" calcext:value-type="float">
            <text:p>178457</text:p>
          </table:table-cell>
          <table:table-cell office:value-type="float" office:value="6823088" calcext:value-type="float">
            <text:p>6823088</text:p>
          </table:table-cell>
          <table:table-cell office:value-type="float" office:value="162474" calcext:value-type="float">
            <text:p>162474</text:p>
          </table:table-cell>
          <table:table-cell office:value-type="float" office:value="6859068" calcext:value-type="float">
            <text:p>685906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956" calcext:value-type="float">
            <text:p>195956</text:p>
          </table:table-cell>
          <table:table-cell office:value-type="float" office:value="6784760" calcext:value-type="float">
            <text:p>6784760</text:p>
          </table:table-cell>
          <table:table-cell office:value-type="float" office:value="164466" calcext:value-type="float">
            <text:p>164466</text:p>
          </table:table-cell>
          <table:table-cell office:value-type="float" office:value="6774529" calcext:value-type="float">
            <text:p>6774529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1691" calcext:value-type="float">
            <text:p>191691</text:p>
          </table:table-cell>
          <table:table-cell office:value-type="float" office:value="6774890" calcext:value-type="float">
            <text:p>6774890</text:p>
          </table:table-cell>
          <table:table-cell office:value-type="float" office:value="168302" calcext:value-type="float">
            <text:p>168302</text:p>
          </table:table-cell>
          <table:table-cell office:value-type="float" office:value="6774872" calcext:value-type="float">
            <text:p>6774872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2002" calcext:value-type="float">
            <text:p>212002</text:p>
          </table:table-cell>
          <table:table-cell office:value-type="float" office:value="6760485" calcext:value-type="float">
            <text:p>6760485</text:p>
          </table:table-cell>
          <table:table-cell office:value-type="float" office:value="187334" calcext:value-type="float">
            <text:p>187334</text:p>
          </table:table-cell>
          <table:table-cell office:value-type="float" office:value="6846201" calcext:value-type="float">
            <text:p>6846201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6021" calcext:value-type="float">
            <text:p>276021</text:p>
          </table:table-cell>
          <table:table-cell office:value-type="float" office:value="6703091" calcext:value-type="float">
            <text:p>6703091</text:p>
          </table:table-cell>
          <table:table-cell office:value-type="float" office:value="235920" calcext:value-type="float">
            <text:p>235920</text:p>
          </table:table-cell>
          <table:table-cell office:value-type="float" office:value="6664919" calcext:value-type="float">
            <text:p>6664919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872" calcext:value-type="float">
            <text:p>500872</text:p>
          </table:table-cell>
          <table:table-cell office:value-type="float" office:value="6713143" calcext:value-type="float">
            <text:p>6713143</text:p>
          </table:table-cell>
          <table:table-cell office:value-type="float" office:value="555912" calcext:value-type="float">
            <text:p>555912</text:p>
          </table:table-cell>
          <table:table-cell office:value-type="float" office:value="6659234" calcext:value-type="float">
            <text:p>6659234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33539" calcext:value-type="float">
            <text:p>1233539</text:p>
          </table:table-cell>
          <table:table-cell office:value-type="float" office:value="6624794" calcext:value-type="float">
            <text:p>6624794</text:p>
          </table:table-cell>
          <table:table-cell office:value-type="float" office:value="1973161" calcext:value-type="float">
            <text:p>1973161</text:p>
          </table:table-cell>
          <table:table-cell office:value-type="float" office:value="6640320" calcext:value-type="float">
            <text:p>6640320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976344" calcext:value-type="float">
            <text:p>3976344</text:p>
          </table:table-cell>
          <table:table-cell office:value-type="float" office:value="6658914" calcext:value-type="float">
            <text:p>6658914</text:p>
          </table:table-cell>
          <table:table-cell office:value-type="float" office:value="6008283" calcext:value-type="float">
            <text:p>6008283</text:p>
          </table:table-cell>
          <table:table-cell office:value-type="float" office:value="6615478" calcext:value-type="float">
            <text:p>6615478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ocaml</text:p>
          </table:table-cell>
          <table:table-cell table:number-columns-repeated="2"/>
          <table:table-cell office:value-type="string" calcext:value-type="string">
            <text:p>ocaml vs C baseline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0]/1000000" office:value-type="float" office:value="0.232164" calcext:value-type="float">
            <text:p>0.232164</text:p>
          </table:table-cell>
          <table:table-cell office:value-type="float" office:value="7483702" calcext:value-type="float">
            <text:p>7483702</text:p>
          </table:table-cell>
          <table:table-cell table:formula="of:=[.D30]/1000000" office:value-type="float" office:value="0.195204" calcext:value-type="float">
            <text:p>0.195204</text:p>
          </table:table-cell>
          <table:table-cell office:value-type="float" office:value="7544534" calcext:value-type="float">
            <text:p>7544534</text:p>
          </table:table-cell>
          <table:table-cell/>
          <table:table-cell table:formula="of:=[.D44]/[.B44] - 1" office:value-type="float" office:value="-0.159197808445754" calcext:value-type="float">
            <text:p>-0.159197808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]/1000000" office:value-type="float" office:value="0.172835" calcext:value-type="float">
            <text:p>0.172835</text:p>
          </table:table-cell>
          <table:table-cell office:value-type="float" office:value="7845707" calcext:value-type="float">
            <text:p>7845707</text:p>
          </table:table-cell>
          <table:table-cell table:formula="of:=[.D31]/1000000" office:value-type="float" office:value="0.160423" calcext:value-type="float">
            <text:p>0.160423</text:p>
          </table:table-cell>
          <table:table-cell office:value-type="float" office:value="7711056" calcext:value-type="float">
            <text:p>7711056</text:p>
          </table:table-cell>
          <table:table-cell/>
          <table:table-cell table:formula="of:=[.D45]/[.B45] - 1" office:value-type="float" office:value="-0.0718141580119767" calcext:value-type="float">
            <text:p>-0.07181415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2]/1000000" office:value-type="float" office:value="0.178457" calcext:value-type="float">
            <text:p>0.178457</text:p>
          </table:table-cell>
          <table:table-cell office:value-type="float" office:value="7609657" calcext:value-type="float">
            <text:p>7609657</text:p>
          </table:table-cell>
          <table:table-cell table:formula="of:=[.D32]/1000000" office:value-type="float" office:value="0.162474" calcext:value-type="float">
            <text:p>0.162474</text:p>
          </table:table-cell>
          <table:table-cell office:value-type="float" office:value="7539146" calcext:value-type="float">
            <text:p>7539146</text:p>
          </table:table-cell>
          <table:table-cell/>
          <table:table-cell table:formula="of:=[.D46]/[.B46] - 1" office:value-type="float" office:value="-0.0895621914522826" calcext:value-type="float">
            <text:p>-0.089562191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3]/1000000" office:value-type="float" office:value="0.195956" calcext:value-type="float">
            <text:p>0.195956</text:p>
          </table:table-cell>
          <table:table-cell office:value-type="float" office:value="7701414" calcext:value-type="float">
            <text:p>7701414</text:p>
          </table:table-cell>
          <table:table-cell table:formula="of:=[.D33]/1000000" office:value-type="float" office:value="0.164466" calcext:value-type="float">
            <text:p>0.164466</text:p>
          </table:table-cell>
          <table:table-cell office:value-type="float" office:value="7544651" calcext:value-type="float">
            <text:p>7544651</text:p>
          </table:table-cell>
          <table:table-cell/>
          <table:table-cell table:formula="of:=[.D47]/[.B47] - 1" office:value-type="float" office:value="-0.160699340668313" calcext:value-type="float">
            <text:p>-0.1606993407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4]/1000000" office:value-type="float" office:value="0.191691" calcext:value-type="float">
            <text:p>0.191691</text:p>
          </table:table-cell>
          <table:table-cell office:value-type="float" office:value="7468031" calcext:value-type="float">
            <text:p>7468031</text:p>
          </table:table-cell>
          <table:table-cell table:formula="of:=[.D34]/1000000" office:value-type="float" office:value="0.168302" calcext:value-type="float">
            <text:p>0.168302</text:p>
          </table:table-cell>
          <table:table-cell office:value-type="float" office:value="7460610" calcext:value-type="float">
            <text:p>7460610</text:p>
          </table:table-cell>
          <table:table-cell/>
          <table:table-cell table:formula="of:=[.D48]/[.B48] - 1" office:value-type="float" office:value="-0.12201407473486" calcext:value-type="float">
            <text:p>-0.1220140747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5]/1000000" office:value-type="float" office:value="0.212002" calcext:value-type="float">
            <text:p>0.212002</text:p>
          </table:table-cell>
          <table:table-cell office:value-type="float" office:value="7574784" calcext:value-type="float">
            <text:p>7574784</text:p>
          </table:table-cell>
          <table:table-cell table:formula="of:=[.D35]/1000000" office:value-type="float" office:value="0.187334" calcext:value-type="float">
            <text:p>0.187334</text:p>
          </table:table-cell>
          <table:table-cell office:value-type="float" office:value="7293834" calcext:value-type="float">
            <text:p>7293834</text:p>
          </table:table-cell>
          <table:table-cell/>
          <table:table-cell table:formula="of:=[.D49]/[.B49] - 1" office:value-type="float" office:value="-0.116357392854784" calcext:value-type="float">
            <text:p>-0.1163573929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36]/1000000" office:value-type="float" office:value="0.276021" calcext:value-type="float">
            <text:p>0.276021</text:p>
          </table:table-cell>
          <table:table-cell office:value-type="float" office:value="7470720" calcext:value-type="float">
            <text:p>7470720</text:p>
          </table:table-cell>
          <table:table-cell table:formula="of:=[.D36]/1000000" office:value-type="float" office:value="0.23592" calcext:value-type="float">
            <text:p>0.23592</text:p>
          </table:table-cell>
          <table:table-cell office:value-type="float" office:value="7424751" calcext:value-type="float">
            <text:p>7424751</text:p>
          </table:table-cell>
          <table:table-cell/>
          <table:table-cell table:formula="of:=[.D50]/[.B50] - 1" office:value-type="float" office:value="-0.145282424163379" calcext:value-type="float">
            <text:p>-0.1452824242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37]/1000000" office:value-type="float" office:value="0.500872" calcext:value-type="float">
            <text:p>0.500872</text:p>
          </table:table-cell>
          <table:table-cell office:value-type="float" office:value="7483224" calcext:value-type="float">
            <text:p>7483224</text:p>
          </table:table-cell>
          <table:table-cell table:formula="of:=[.D37]/1000000" office:value-type="float" office:value="0.555912" calcext:value-type="float">
            <text:p>0.555912</text:p>
          </table:table-cell>
          <table:table-cell office:value-type="float" office:value="7363967" calcext:value-type="float">
            <text:p>7363967</text:p>
          </table:table-cell>
          <table:table-cell/>
          <table:table-cell table:formula="of:=[.D51]/[.B51] - 1" office:value-type="float" office:value="0.109888354709387" calcext:value-type="float">
            <text:p>0.1098883547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38]/1000000" office:value-type="float" office:value="1.233539" calcext:value-type="float">
            <text:p>1.233539</text:p>
          </table:table-cell>
          <table:table-cell office:value-type="float" office:value="7323536" calcext:value-type="float">
            <text:p>7323536</text:p>
          </table:table-cell>
          <table:table-cell table:formula="of:=[.D38]/1000000" office:value-type="float" office:value="1.973161" calcext:value-type="float">
            <text:p>1.973161</text:p>
          </table:table-cell>
          <table:table-cell office:value-type="float" office:value="7318357" calcext:value-type="float">
            <text:p>7318357</text:p>
          </table:table-cell>
          <table:table-cell/>
          <table:table-cell table:formula="of:=[.D52]/[.B52] - 1" office:value-type="float" office:value="0.599593527241539" calcext:value-type="float">
            <text:p>0.5995935272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39]/1000000" office:value-type="float" office:value="3.976344" calcext:value-type="float">
            <text:p>3.976344</text:p>
          </table:table-cell>
          <table:table-cell office:value-type="float" office:value="7339345" calcext:value-type="float">
            <text:p>7339345</text:p>
          </table:table-cell>
          <table:table-cell table:formula="of:=[.D39]/1000000" office:value-type="float" office:value="6.008283" calcext:value-type="float">
            <text:p>6.008283</text:p>
          </table:table-cell>
          <table:table-cell office:value-type="float" office:value="7316614" calcext:value-type="float">
            <text:p>7316614</text:p>
          </table:table-cell>
          <table:table-cell/>
          <table:table-cell table:formula="of:=[.D53]/[.B53] - 1" office:value-type="float" office:value="0.511006844478244" calcext:value-type="float">
            <text:p>0.5110068445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([.D53]*100)/[.B53]" office:value-type="float" office:value="151.100684447824" calcext:value-type="float">
            <text:p>151.1006844478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<text:s/></text:p>
          </table:table-cell>
        </table:table-row>
      </table:table>
      <table:table table:name="no-daemon" table:style-name="ta1">
        <office:forms form:automatic-focus="false" form:apply-design-mode="false"/>
        <table:shapes>
          <draw:frame draw:z-index="0" draw:style-name="gr1" draw:text-style-name="P1" svg:width="453.51pt" svg:height="255.09pt" svg:x="596.1pt" svg:y="189.24pt">
            <loext:p draw:notify-on-update-of-ranges="'no-daemon'.A23:'no-daemon'.A32 'no-daemon'.A23:'no-daemon'.A32 'no-daemon'.A1:'no-daemon'.A1 'no-daemon'.B23:'no-daemon'.B32 'no-daemon'.A23:'no-daemon'.A32 'no-daemon'.F1:'no-daemon'.F1 'no-daemon'.G23:'no-daemon'.G3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With daemon</text:p>
          </table:table-cell>
          <table:table-cell table:number-columns-repeated="4"/>
          <table:table-cell office:value-type="string" calcext:value-type="string">
            <text:p>without daemon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 Linux sonic 4.2.0-27-generic #32~14.04.1-Ubuntu SMP Fri Jan 22 15:32:26 UTC 2016 x86_64 x86_64 x86_64 GNU/Linux</text:p>
          </table:table-cell>
          <table:table-cell table:number-columns-repeated="4"/>
          <table:table-cell office:value-type="string" calcext:value-type="string">
            <text:p># Linux sonic 4.2.0-27-generic #32~14.04.1-Ubuntu SMP Fri Jan 22 15:32:26 UTC 2016 x86_64 x86_64 x86_64 GNU/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PRINT_CONFIG=yes</text:p>
          </table:table-cell>
          <table:table-cell table:number-columns-repeated="4"/>
          <table:table-cell office:value-type="string" calcext:value-type="string">
            <text:p># PRINT_CONFIG=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CURRENTLY_RUNNING=0 2 4 8 16 32 64 128 256 500</text:p>
          </table:table-cell>
          <table:table-cell table:number-columns-repeated="4"/>
          <table:table-cell office:value-type="string" calcext:value-type="string">
            <text:p># CURRENTLY_RUNNING=0 2 4 8 16 32 64 128 256 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XEN_SRC_DIR=/root/xen-install/xen/</text:p>
          </table:table-cell>
          <table:table-cell table:number-columns-repeated="4"/>
          <table:table-cell office:value-type="string" calcext:value-type="string">
            <text:p># XEN_SRC_DIR=/root/xen-install/xe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OUTPUT_FILE=./result</text:p>
          </table:table-cell>
          <table:table-cell table:number-columns-repeated="4"/>
          <table:table-cell office:value-type="string" calcext:value-type="string">
            <text:p># OUTPUT_FILE=./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RUNNING_UK=unikernels/background-idle/mini-os.gz</text:p>
          </table:table-cell>
          <table:table-cell table:number-columns-repeated="4"/>
          <table:table-cell office:value-type="string" calcext:value-type="string">
            <text:p># RUNNING_UK=unikernels/background-idle/mini-os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EASURED_UK=unikernels/measured/mini-os.gz</text:p>
          </table:table-cell>
          <table:table-cell table:number-columns-repeated="4"/>
          <table:table-cell office:value-type="string" calcext:value-type="string">
            <text:p># MEASURED_UK=unikernels/measured/mini-os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XS_TRACEFILE=</text:p>
          </table:table-cell>
          <table:table-cell table:number-columns-repeated="4"/>
          <table:table-cell office:value-type="string" calcext:value-type="string">
            <text:p># XS_TRACEFILE=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UK_MEMORY=32</text:p>
          </table:table-cell>
          <table:table-cell table:number-columns-repeated="4"/>
          <table:table-cell office:value-type="string" calcext:value-type="string">
            <text:p># UK_MEMORY=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CHRONO=tools/chrono/chronoquiet</text:p>
          </table:table-cell>
          <table:table-cell table:number-columns-repeated="4"/>
          <table:table-cell office:value-type="string" calcext:value-type="string">
            <text:p># CHRONO=tools/chrono/chronoqu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SAFETYSLEEP=5</text:p>
          </table:table-cell>
          <table:table-cell table:number-columns-repeated="4"/>
          <table:table-cell office:value-type="string" calcext:value-type="string">
            <text:p># SAFETYSLEEP=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PINNING_M=no</text:p>
          </table:table-cell>
          <table:table-cell table:number-columns-repeated="4"/>
          <table:table-cell office:value-type="string" calcext:value-type="string">
            <text:p># PINNING_M=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PINNING_BG=no</text:p>
          </table:table-cell>
          <table:table-cell table:number-columns-repeated="4"/>
          <table:table-cell office:value-type="string" calcext:value-type="string">
            <text:p># PINNING_BG=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PINNING_BGRR_FIRST=4</text:p>
          </table:table-cell>
          <table:table-cell table:number-columns-repeated="4"/>
          <table:table-cell office:value-type="string" calcext:value-type="string">
            <text:p># PINNING_BGRR_FIRST=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PINNING_BGRR_LAST=63</text:p>
          </table:table-cell>
          <table:table-cell table:number-columns-repeated="4"/>
          <table:table-cell office:value-type="string" calcext:value-type="string">
            <text:p># PINNING_BGRR_LAST=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BG_BASENAME=mini-os</text:p>
          </table:table-cell>
          <table:table-cell table:number-columns-repeated="4"/>
          <table:table-cell office:value-type="string" calcext:value-type="string">
            <text:p># BG_BASENAME=mini-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TMPDIR=./.tmp</text:p>
          </table:table-cell>
          <table:table-cell table:number-columns-repeated="4"/>
          <table:table-cell office:value-type="string" calcext:value-type="string">
            <text:p># TMPDIR=./.t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TMPCLEAR=yes</text:p>
          </table:table-cell>
          <table:table-cell table:number-columns-repeated="4"/>
          <table:table-cell office:value-type="string" calcext:value-type="string">
            <text:p># TMPCLEAR=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XS_RESULT=/test/result</text:p>
          </table:table-cell>
          <table:table-cell table:number-columns-repeated="4"/>
          <table:table-cell office:value-type="string" calcext:value-type="string">
            <text:p># XS_RESULT=/test/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--------------------</text:p>
          </table:table-cell>
          <table:table-cell table:number-columns-repeated="4"/>
          <table:table-cell office:value-type="string" calcext:value-type="string">
            <text:p># --------------------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805" calcext:value-type="float">
            <text:p>92805</text:p>
          </table:table-cell>
          <table:table-cell office:value-type="float" office:value="6636664" calcext:value-type="float">
            <text:p>66366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8527" calcext:value-type="float">
            <text:p>118527</text:p>
          </table:table-cell>
          <table:table-cell office:value-type="float" office:value="6498268" calcext:value-type="float">
            <text:p>6498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789" calcext:value-type="float">
            <text:p>94789</text:p>
          </table:table-cell>
          <table:table-cell office:value-type="float" office:value="6765914" calcext:value-type="float">
            <text:p>67659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9404" calcext:value-type="float">
            <text:p>119404</text:p>
          </table:table-cell>
          <table:table-cell office:value-type="float" office:value="6541894" calcext:value-type="float">
            <text:p>6541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888" calcext:value-type="float">
            <text:p>96888</text:p>
          </table:table-cell>
          <table:table-cell office:value-type="float" office:value="6610638" calcext:value-type="float">
            <text:p>66106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8950" calcext:value-type="float">
            <text:p>118950</text:p>
          </table:table-cell>
          <table:table-cell office:value-type="float" office:value="6485471" calcext:value-type="float">
            <text:p>64854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207" calcext:value-type="float">
            <text:p>101207</text:p>
          </table:table-cell>
          <table:table-cell office:value-type="float" office:value="6620064" calcext:value-type="float">
            <text:p>662006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8331" calcext:value-type="float">
            <text:p>118331</text:p>
          </table:table-cell>
          <table:table-cell office:value-type="float" office:value="6473578" calcext:value-type="float">
            <text:p>64735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9497" calcext:value-type="float">
            <text:p>109497</text:p>
          </table:table-cell>
          <table:table-cell office:value-type="float" office:value="6555620" calcext:value-type="float">
            <text:p>655562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0441" calcext:value-type="float">
            <text:p>120441</text:p>
          </table:table-cell>
          <table:table-cell office:value-type="float" office:value="6477186" calcext:value-type="float">
            <text:p>64771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08" calcext:value-type="float">
            <text:p>131008</text:p>
          </table:table-cell>
          <table:table-cell office:value-type="float" office:value="6539623" calcext:value-type="float">
            <text:p>653962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5575" calcext:value-type="float">
            <text:p>135575</text:p>
          </table:table-cell>
          <table:table-cell office:value-type="float" office:value="6489429" calcext:value-type="float">
            <text:p>64894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979" calcext:value-type="float">
            <text:p>193979</text:p>
          </table:table-cell>
          <table:table-cell office:value-type="float" office:value="6485203" calcext:value-type="float">
            <text:p>648520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52625" calcext:value-type="float">
            <text:p>152625</text:p>
          </table:table-cell>
          <table:table-cell office:value-type="float" office:value="6465884" calcext:value-type="float">
            <text:p>64658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13020" calcext:value-type="float">
            <text:p>413020</text:p>
          </table:table-cell>
          <table:table-cell office:value-type="float" office:value="6542909" calcext:value-type="float">
            <text:p>654290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29396" calcext:value-type="float">
            <text:p>229396</text:p>
          </table:table-cell>
          <table:table-cell office:value-type="float" office:value="6398004" calcext:value-type="float">
            <text:p>63980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41935" calcext:value-type="float">
            <text:p>1141935</text:p>
          </table:table-cell>
          <table:table-cell office:value-type="float" office:value="6467312" calcext:value-type="float">
            <text:p>646731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59622" calcext:value-type="float">
            <text:p>459622</text:p>
          </table:table-cell>
          <table:table-cell office:value-type="float" office:value="6601011" calcext:value-type="float">
            <text:p>66010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39609" calcext:value-type="float">
            <text:p>3739609</text:p>
          </table:table-cell>
          <table:table-cell office:value-type="float" office:value="6400071" calcext:value-type="float">
            <text:p>640007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229612" calcext:value-type="float">
            <text:p>1229612</text:p>
          </table:table-cell>
          <table:table-cell office:value-type="float" office:value="6504907" calcext:value-type="float">
            <text:p>6504907</text:p>
          </table:table-cell>
        </table:table-row>
      </table:table>
      <table:table table:name="xenstore-benchmark" table:style-name="ta1">
        <table:shapes>
          <draw:frame draw:z-index="0" draw:style-name="gr1" draw:text-style-name="P1" svg:width="789.39pt" svg:height="444.02pt" svg:x="62.9pt" svg:y="418.22pt">
            <loext:p draw:notify-on-update-of-ranges="'xenstore-benchmark'.A6:'xenstore-benchmark'.A16 'xenstore-benchmark'.B5:'xenstore-benchmark'.B5 'xenstore-benchmark'.B6:'xenstore-benchmark'.B16 'xenstore-benchmark'.G5:'xenstore-benchmark'.G5 'xenstore-benchmark'.G6:'xenstore-benchmark'.G16 'xenstore-benchmark'.L5:'xenstore-benchmark'.L5 'xenstore-benchmark'.L6:'xenstore-benchmark'.L16 'xenstore-benchmark'.C5:'xenstore-benchmark'.C5 'xenstore-benchmark'.C6:'xenstore-benchmark'.C16 'xenstore-benchmark'.H5:'xenstore-benchmark'.H5 'xenstore-benchmark'.H6:'xenstore-benchmark'.H16 'xenstore-benchmark'.M5:'xenstore-benchmark'.M5 'xenstore-benchmark'.M6:'xenstore-benchmark'.M16 'xenstore-benchmark'.D5:'xenstore-benchmark'.D5 'xenstore-benchmark'.D6:'xenstore-benchmark'.D16 'xenstore-benchmark'.I5:'xenstore-benchmark'.I5 'xenstore-benchmark'.I6:'xenstore-benchmark'.I16 'xenstore-benchmark'.N5:'xenstore-benchmark'.N5 'xenstore-benchmark'.N6:'xenstore-benchmark'.N1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/>
            <text:p># This is a comment</text:p>
            <text:p>print_config 0</text:p>
            <text:p>connection_num 0</text:p>
            <text:p>xs_read 500</text:p>
            <text:p>xs_write 500</text:p>
            <text:p/>
            <text:p>xs_close 0 </text:p>
            <text:p>xs_open 0</text:p>
            <text:p/>
            <text:p>xs_get_domain_path 500</text:p>
            <text:p>xs_set_permission 0</text:p>
            <text:p/>
            <text:p>repeat 10</text:p>
            <text:p>req_size 32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MIRAGE</text:p>
          </table:table-cell>
          <table:table-cell table:number-columns-repeated="4"/>
          <table:table-cell office:value-type="string" calcext:value-type="string">
            <text:p>OCA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connections</text:p>
          </table:table-cell>
          <table:table-cell office:value-type="string" calcext:value-type="string">
            <text:p>C-read</text:p>
          </table:table-cell>
          <table:table-cell office:value-type="string" calcext:value-type="string">
            <text:p>C-write</text:p>
          </table:table-cell>
          <table:table-cell office:value-type="string" calcext:value-type="string">
            <text:p>C-get_domain_path</text:p>
          </table:table-cell>
          <table:table-cell/>
          <table:table-cell office:value-type="string" calcext:value-type="string">
            <text:p>#connections</text:p>
          </table:table-cell>
          <table:table-cell office:value-type="string" calcext:value-type="string">
            <text:p>M-read</text:p>
          </table:table-cell>
          <table:table-cell office:value-type="string" calcext:value-type="string">
            <text:p>M-write</text:p>
          </table:table-cell>
          <table:table-cell office:value-type="string" calcext:value-type="string">
            <text:p>M-get_domain_path</text:p>
          </table:table-cell>
          <table:table-cell/>
          <table:table-cell office:value-type="string" calcext:value-type="string">
            <text:p>#connections</text:p>
          </table:table-cell>
          <table:table-cell office:value-type="string" calcext:value-type="string">
            <text:p>O-read</text:p>
          </table:table-cell>
          <table:table-cell office:value-type="string" calcext:value-type="string">
            <text:p>O-write</text:p>
          </table:table-cell>
          <table:table-cell office:value-type="string" calcext:value-type="string">
            <text:p>O-get_domain_pa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675.4" calcext:value-type="float">
            <text:p>46675.4</text:p>
          </table:table-cell>
          <table:table-cell office:value-type="float" office:value="69832.2" calcext:value-type="float">
            <text:p>69832.2</text:p>
          </table:table-cell>
          <table:table-cell office:value-type="float" office:value="38763.1" calcext:value-type="float">
            <text:p>38763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869.2" calcext:value-type="float">
            <text:p>434869.2</text:p>
          </table:table-cell>
          <table:table-cell office:value-type="float" office:value="453650.1" calcext:value-type="float">
            <text:p>453650.1</text:p>
          </table:table-cell>
          <table:table-cell office:value-type="float" office:value="102415.6" calcext:value-type="float">
            <text:p>10241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599.7" calcext:value-type="float">
            <text:p>47599.7</text:p>
          </table:table-cell>
          <table:table-cell office:value-type="float" office:value="55758.1" calcext:value-type="float">
            <text:p>55758.1</text:p>
          </table:table-cell>
          <table:table-cell office:value-type="float" office:value="46899.1" calcext:value-type="float">
            <text:p>46899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50.2" calcext:value-type="float">
            <text:p>47050.2</text:p>
          </table:table-cell>
          <table:table-cell office:value-type="float" office:value="63587.8" calcext:value-type="float">
            <text:p>63587.8</text:p>
          </table:table-cell>
          <table:table-cell office:value-type="float" office:value="40019.7" calcext:value-type="float">
            <text:p>40019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0466.7" calcext:value-type="float">
            <text:p>440466.7</text:p>
          </table:table-cell>
          <table:table-cell office:value-type="float" office:value="455514.7" calcext:value-type="float">
            <text:p>455514.7</text:p>
          </table:table-cell>
          <table:table-cell office:value-type="float" office:value="104651.9" calcext:value-type="float">
            <text:p>104651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509.2" calcext:value-type="float">
            <text:p>50509.2</text:p>
          </table:table-cell>
          <table:table-cell office:value-type="float" office:value="59340.9" calcext:value-type="float">
            <text:p>59340.9</text:p>
          </table:table-cell>
          <table:table-cell office:value-type="float" office:value="48580" calcext:value-type="float">
            <text:p>485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799" calcext:value-type="float">
            <text:p>49799</text:p>
          </table:table-cell>
          <table:table-cell office:value-type="float" office:value="67733.3" calcext:value-type="float">
            <text:p>67733.3</text:p>
          </table:table-cell>
          <table:table-cell office:value-type="float" office:value="41700.8" calcext:value-type="float">
            <text:p>41700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9120.9" calcext:value-type="float">
            <text:p>449120.9</text:p>
          </table:table-cell>
          <table:table-cell office:value-type="float" office:value="461166.6" calcext:value-type="float">
            <text:p>461166.6</text:p>
          </table:table-cell>
          <table:table-cell office:value-type="float" office:value="102396.9" calcext:value-type="float">
            <text:p>102396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994.1" calcext:value-type="float">
            <text:p>47994.1</text:p>
          </table:table-cell>
          <table:table-cell office:value-type="float" office:value="58632" calcext:value-type="float">
            <text:p>58632</text:p>
          </table:table-cell>
          <table:table-cell office:value-type="float" office:value="48086" calcext:value-type="float">
            <text:p>48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240.2" calcext:value-type="float">
            <text:p>46240.2</text:p>
          </table:table-cell>
          <table:table-cell office:value-type="float" office:value="65002" calcext:value-type="float">
            <text:p>65002</text:p>
          </table:table-cell>
          <table:table-cell office:value-type="float" office:value="40318.9" calcext:value-type="float">
            <text:p>40318.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2332.6" calcext:value-type="float">
            <text:p>432332.6</text:p>
          </table:table-cell>
          <table:table-cell office:value-type="float" office:value="455201.2" calcext:value-type="float">
            <text:p>455201.2</text:p>
          </table:table-cell>
          <table:table-cell office:value-type="float" office:value="111271.8" calcext:value-type="float">
            <text:p>111271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150.7" calcext:value-type="float">
            <text:p>52150.7</text:p>
          </table:table-cell>
          <table:table-cell office:value-type="float" office:value="62516" calcext:value-type="float">
            <text:p>62516</text:p>
          </table:table-cell>
          <table:table-cell office:value-type="float" office:value="50487.5" calcext:value-type="float">
            <text:p>50487.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7044.4" calcext:value-type="float">
            <text:p>57044.4</text:p>
          </table:table-cell>
          <table:table-cell office:value-type="float" office:value="71824.9" calcext:value-type="float">
            <text:p>71824.9</text:p>
          </table:table-cell>
          <table:table-cell office:value-type="float" office:value="47955.3" calcext:value-type="float">
            <text:p>47955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36438.2" calcext:value-type="float">
            <text:p>436438.2</text:p>
          </table:table-cell>
          <table:table-cell office:value-type="float" office:value="434917.2" calcext:value-type="float">
            <text:p>434917.2</text:p>
          </table:table-cell>
          <table:table-cell office:value-type="float" office:value="102731.6" calcext:value-type="float">
            <text:p>102731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4577" calcext:value-type="float">
            <text:p>54577</text:p>
          </table:table-cell>
          <table:table-cell office:value-type="float" office:value="63379.8" calcext:value-type="float">
            <text:p>63379.8</text:p>
          </table:table-cell>
          <table:table-cell office:value-type="float" office:value="54061.9" calcext:value-type="float">
            <text:p>54061.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62385.6" calcext:value-type="float">
            <text:p>62385.6</text:p>
          </table:table-cell>
          <table:table-cell office:value-type="float" office:value="73783.8" calcext:value-type="float">
            <text:p>73783.8</text:p>
          </table:table-cell>
          <table:table-cell office:value-type="float" office:value="56472.9" calcext:value-type="float">
            <text:p>5647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43843.6" calcext:value-type="float">
            <text:p>443843.6</text:p>
          </table:table-cell>
          <table:table-cell office:value-type="float" office:value="455528.4" calcext:value-type="float">
            <text:p>455528.4</text:p>
          </table:table-cell>
          <table:table-cell office:value-type="float" office:value="105612.1" calcext:value-type="float">
            <text:p>10561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8403.7" calcext:value-type="float">
            <text:p>58403.7</text:p>
          </table:table-cell>
          <table:table-cell office:value-type="float" office:value="69127.6" calcext:value-type="float">
            <text:p>69127.6</text:p>
          </table:table-cell>
          <table:table-cell office:value-type="float" office:value="58217.9" calcext:value-type="float">
            <text:p>58217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538.4" calcext:value-type="float">
            <text:p>73538.4</text:p>
          </table:table-cell>
          <table:table-cell office:value-type="float" office:value="89223.1" calcext:value-type="float">
            <text:p>89223.1</text:p>
          </table:table-cell>
          <table:table-cell office:value-type="float" office:value="63879.4" calcext:value-type="float">
            <text:p>63879.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32689.4" calcext:value-type="float">
            <text:p>432689.4</text:p>
          </table:table-cell>
          <table:table-cell office:value-type="float" office:value="464022.8" calcext:value-type="float">
            <text:p>464022.8</text:p>
          </table:table-cell>
          <table:table-cell office:value-type="float" office:value="105199.2" calcext:value-type="float">
            <text:p>105199.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3697.4" calcext:value-type="float">
            <text:p>53697.4</text:p>
          </table:table-cell>
          <table:table-cell office:value-type="float" office:value="64847.6" calcext:value-type="float">
            <text:p>64847.6</text:p>
          </table:table-cell>
          <table:table-cell office:value-type="float" office:value="55761.4" calcext:value-type="float">
            <text:p>55761.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4499.3" calcext:value-type="float">
            <text:p>94499.3</text:p>
          </table:table-cell>
          <table:table-cell office:value-type="float" office:value="98932" calcext:value-type="float">
            <text:p>98932</text:p>
          </table:table-cell>
          <table:table-cell office:value-type="float" office:value="86789.6" calcext:value-type="float">
            <text:p>86789.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36357.5" calcext:value-type="float">
            <text:p>436357.5</text:p>
          </table:table-cell>
          <table:table-cell office:value-type="float" office:value="464362.4" calcext:value-type="float">
            <text:p>464362.4</text:p>
          </table:table-cell>
          <table:table-cell office:value-type="float" office:value="108932.8" calcext:value-type="float">
            <text:p>108932.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9690.8" calcext:value-type="float">
            <text:p>79690.8</text:p>
          </table:table-cell>
          <table:table-cell office:value-type="float" office:value="88747.3" calcext:value-type="float">
            <text:p>88747.3</text:p>
          </table:table-cell>
          <table:table-cell office:value-type="float" office:value="80502.1" calcext:value-type="float">
            <text:p>80502.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003.6" calcext:value-type="float">
            <text:p>127003.6</text:p>
          </table:table-cell>
          <table:table-cell office:value-type="float" office:value="140922.5" calcext:value-type="float">
            <text:p>140922.5</text:p>
          </table:table-cell>
          <table:table-cell office:value-type="float" office:value="120831" calcext:value-type="float">
            <text:p>12083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63004.4" calcext:value-type="float">
            <text:p>463004.4</text:p>
          </table:table-cell>
          <table:table-cell office:value-type="float" office:value="476219.3" calcext:value-type="float">
            <text:p>476219.3</text:p>
          </table:table-cell>
          <table:table-cell office:value-type="float" office:value="113707.6" calcext:value-type="float">
            <text:p>113707.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1381.9" calcext:value-type="float">
            <text:p>131381.9</text:p>
          </table:table-cell>
          <table:table-cell office:value-type="float" office:value="141944.5" calcext:value-type="float">
            <text:p>141944.5</text:p>
          </table:table-cell>
          <table:table-cell office:value-type="float" office:value="133582.5" calcext:value-type="float">
            <text:p>133582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4476.2" calcext:value-type="float">
            <text:p>214476.2</text:p>
          </table:table-cell>
          <table:table-cell office:value-type="float" office:value="228035.9" calcext:value-type="float">
            <text:p>228035.9</text:p>
          </table:table-cell>
          <table:table-cell office:value-type="float" office:value="205946.6" calcext:value-type="float">
            <text:p>205946.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86490.2" calcext:value-type="float">
            <text:p>486490.2</text:p>
          </table:table-cell>
          <table:table-cell office:value-type="float" office:value="474329.4" calcext:value-type="float">
            <text:p>474329.4</text:p>
          </table:table-cell>
          <table:table-cell office:value-type="float" office:value="127046.4" calcext:value-type="float">
            <text:p>127046.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61823.9" calcext:value-type="float">
            <text:p>361823.9</text:p>
          </table:table-cell>
          <table:table-cell office:value-type="float" office:value="371028.9" calcext:value-type="float">
            <text:p>371028.9</text:p>
          </table:table-cell>
          <table:table-cell office:value-type="float" office:value="359537.2" calcext:value-type="float">
            <text:p>359537.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78793" calcext:value-type="float">
            <text:p>378793</text:p>
          </table:table-cell>
          <table:table-cell office:value-type="float" office:value="398978.2" calcext:value-type="float">
            <text:p>398978.2</text:p>
          </table:table-cell>
          <table:table-cell office:value-type="float" office:value="369307.9" calcext:value-type="float">
            <text:p>369307.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509887.8" calcext:value-type="float">
            <text:p>509887.8</text:p>
          </table:table-cell>
          <table:table-cell office:value-type="float" office:value="503429.9" calcext:value-type="float">
            <text:p>503429.9</text:p>
          </table:table-cell>
          <table:table-cell office:value-type="float" office:value="154999.8" calcext:value-type="float">
            <text:p>154999.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795056.8" calcext:value-type="float">
            <text:p>795056.8</text:p>
          </table:table-cell>
          <table:table-cell office:value-type="float" office:value="809063.3" calcext:value-type="float">
            <text:p>809063.3</text:p>
          </table:table-cell>
          <table:table-cell office:value-type="float" office:value="797099.5" calcext:value-type="float">
            <text:p>797099.5</text:p>
          </table:table-cell>
        </table:table-row>
      </table:table>
      <table:named-expressions/>
      <table:database-ranges>
        <table:database-range table:name="__Anonymous_Sheet_DB__0" table:target-range-address="C.A4:C.G1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8:30:49.025812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6-08-09T11:51:56.174602970</meta:creation-date>
    <dc:date>2016-11-22T22:03:22.555451130</dc:date>
    <dc:creator>Pierre Olivier</dc:creator>
    <meta:editing-duration>P1DT5H9M47S</meta:editing-duration>
    <meta:editing-cycles>116</meta:editing-cycles>
    <meta:generator>LibreOffice/5.1.4.2$Linux_X86_64 LibreOffice_project/10m0$Build-2</meta:generator>
    <meta:document-statistic meta:table-count="4" meta:cell-count="178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Xenstore impact on the boot process</text:p>
        </chart:title>
        <chart:legend chart:legend-position="end" svg:x="10.959cm" svg:y="3.952cm" style:legend-expansion="high" chart:style-name="ch3"/>
        <chart:plot-area chart:style-name="ch4" table:cell-range-address="C.A80:C.B89 C.A79:C.B79 C.D79:C.D89" chart:data-source-has-labels="both" svg:x="1.331cm" svg:y="1.275cm" svg:width="9.308cm" svg:height="6.564cm">
          <chartooo:coordinate-region svg:x="2.058cm" svg:y="1.474cm" svg:width="8.581cm" svg:height="5.718cm"/>
          <chart:axis chart:dimension="x" chart:name="primary-x" chart:style-name="ch5" chartooo:axis-type="auto">
            <chartooo:date-scale/>
            <chart:title svg:x="2.726cm" svg:y="8.019cm" chart:style-name="ch6">
              <text:p>Number of currently running IDLE unikernels</text:p>
            </chart:title>
            <chart:categories table:cell-range-address="C.A80:C.A89"/>
          </chart:axis>
          <chart:axis chart:dimension="y" chart:name="primary-y" chart:style-name="ch7">
            <chart:title svg:x="0.451cm" svg:y="5.514cm" chart:style-name="ch8">
              <text:p>Boot time (s)</text:p>
            </chart:title>
            <chart:grid chart:style-name="ch9" chart:class="major"/>
          </chart:axis>
          <chart:series chart:style-name="ch10" chart:values-cell-range-address="C.B80:C.B89" chart:label-cell-address="C.B79:C.B79" chart:class="chart:bar">
            <chart:data-point chart:repeated="10"/>
          </chart:series>
          <chart:series chart:style-name="ch11" chart:values-cell-range-address="C.D80:C.D89" chart:label-cell-address="C.D79:C.D79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 spent in XS (s)</text:p>
                <draw:g>
                  <svg:desc>C.B79:C.B79</svg:desc>
                </draw:g>
              </table:table-cell>
              <table:table-cell office:value-type="string">
                <text:p>Rest of the boot process (s)</text:p>
                <draw:g>
                  <svg:desc>C.D79:C.D7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.A80:C.A89</svg:desc>
                </draw:g>
              </table:table-cell>
              <table:table-cell office:value-type="float" office:value="0.038792">
                <text:p>0.038792</text:p>
                <draw:g>
                  <svg:desc>C.B80:C.B89</svg:desc>
                </draw:g>
              </table:table-cell>
              <table:table-cell office:value-type="float" office:value="0.190097">
                <text:p>0.190097</text:p>
                <draw:g>
                  <svg:desc>C.D80:C.D8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42522">
                <text:p>0.042522</text:p>
              </table:table-cell>
              <table:table-cell office:value-type="float" office:value="0.140037">
                <text:p>0.1400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652">
                <text:p>0.048652</text:p>
              </table:table-cell>
              <table:table-cell office:value-type="float" office:value="0.137747">
                <text:p>0.1377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2306">
                <text:p>0.052306</text:p>
              </table:table-cell>
              <table:table-cell office:value-type="float" office:value="0.139915">
                <text:p>0.1399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2891">
                <text:p>0.062891</text:p>
              </table:table-cell>
              <table:table-cell office:value-type="float" office:value="0.141851">
                <text:p>0.1418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0295">
                <text:p>0.090295</text:p>
              </table:table-cell>
              <table:table-cell office:value-type="float" office:value="0.140875">
                <text:p>0.140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53874">
                <text:p>0.153874</text:p>
              </table:table-cell>
              <table:table-cell office:value-type="float" office:value="0.142905">
                <text:p>0.14290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2979">
                <text:p>0.402979</text:p>
              </table:table-cell>
              <table:table-cell office:value-type="float" office:value="0.144024">
                <text:p>0.14402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25103">
                <text:p>1.225103</text:p>
              </table:table-cell>
              <table:table-cell office:value-type="float" office:value="0.152478">
                <text:p>0.15247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284486">
                <text:p>4.284486</text:p>
              </table:table-cell>
              <table:table-cell office:value-type="float" office:value="0.165738999999999">
                <text:p>0.165738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849cm" svg:height="15.665cm" xlink:href=".." xlink:type="simple" chart:class="chart:bar" chart:column-mapping="0 3 6 1 4 7 2 5 8" chart:style-name="ch1">
        <chart:title svg:x="8.496cm" svg:y="0.449cm" chart:style-name="ch2">
          <text:p>Xenstore benchmark: Background connections impact</text:p>
        </chart:title>
        <chart:legend chart:legend-position="end" svg:x="24.078cm" svg:y="5.541cm" style:legend-expansion="high" chart:style-name="ch3"/>
        <chart:plot-area chart:style-name="ch4" table:cell-range-address="'xenstore-benchmark'.A6:'xenstore-benchmark'.D16 'xenstore-benchmark'.A5:'xenstore-benchmark'.D5 'xenstore-benchmark'.G5:'xenstore-benchmark'.I16 'xenstore-benchmark'.L5:'xenstore-benchmark'.N16" chart:data-source-has-labels="both" svg:x="1.567cm" svg:y="1.541cm" svg:width="21.955cm" svg:height="12.83cm">
          <chartooo:coordinate-region svg:x="2.929cm" svg:y="1.74cm" svg:width="20.593cm" svg:height="11.984cm"/>
          <chart:axis chart:dimension="x" chart:name="primary-x" chart:style-name="ch5" chartooo:axis-type="auto">
            <chartooo:date-scale/>
            <chart:title svg:x="10.397cm" svg:y="14.684cm" chart:style-name="ch6">
              <text:p>Background idle connections</text:p>
            </chart:title>
            <chart:categories table:cell-range-address="'xenstore-benchmark'.A6:'xenstore-benchmark'.A16"/>
          </chart:axis>
          <chart:axis chart:dimension="y" chart:name="primary-y" chart:style-name="ch7">
            <chart:title svg:x="0.451cm" svg:y="10.91cm" chart:style-name="ch8">
              <text:p>Time to perform 500 operations in a loop</text:p>
            </chart:title>
            <chart:grid chart:style-name="ch9" chart:class="major"/>
          </chart:axis>
          <chart:series chart:style-name="ch10" chart:values-cell-range-address="'xenstore-benchmark'.B6:'xenstore-benchmark'.B16" chart:label-cell-address="'xenstore-benchmark'.B5:'xenstore-benchmark'.B5" chart:class="chart:bar">
            <chart:data-point chart:repeated="11"/>
          </chart:series>
          <chart:series chart:style-name="ch11" chart:values-cell-range-address="'xenstore-benchmark'.G6:'xenstore-benchmark'.G16" chart:label-cell-address="'xenstore-benchmark'.G5:'xenstore-benchmark'.G5" chart:class="chart:bar">
            <chart:data-point chart:repeated="11"/>
          </chart:series>
          <chart:series chart:style-name="ch12" chart:values-cell-range-address="'xenstore-benchmark'.L6:'xenstore-benchmark'.L16" chart:label-cell-address="'xenstore-benchmark'.L5:'xenstore-benchmark'.L5" chart:class="chart:bar">
            <chart:data-point chart:repeated="11"/>
          </chart:series>
          <chart:series chart:style-name="ch13" chart:values-cell-range-address="'xenstore-benchmark'.C6:'xenstore-benchmark'.C16" chart:label-cell-address="'xenstore-benchmark'.C5:'xenstore-benchmark'.C5" chart:class="chart:bar">
            <chart:data-point chart:repeated="11"/>
          </chart:series>
          <chart:series chart:style-name="ch14" chart:values-cell-range-address="'xenstore-benchmark'.H6:'xenstore-benchmark'.H16" chart:label-cell-address="'xenstore-benchmark'.H5:'xenstore-benchmark'.H5" chart:class="chart:bar">
            <chart:data-point chart:repeated="11"/>
          </chart:series>
          <chart:series chart:style-name="ch15" chart:values-cell-range-address="'xenstore-benchmark'.M6:'xenstore-benchmark'.M16" chart:label-cell-address="'xenstore-benchmark'.M5:'xenstore-benchmark'.M5" chart:class="chart:bar">
            <chart:data-point chart:repeated="11"/>
          </chart:series>
          <chart:series chart:style-name="ch16" chart:values-cell-range-address="'xenstore-benchmark'.D6:'xenstore-benchmark'.D16" chart:label-cell-address="'xenstore-benchmark'.D5:'xenstore-benchmark'.D5" chart:class="chart:bar">
            <chart:data-point chart:repeated="11"/>
          </chart:series>
          <chart:series chart:style-name="ch17" chart:values-cell-range-address="'xenstore-benchmark'.I6:'xenstore-benchmark'.I16" chart:label-cell-address="'xenstore-benchmark'.I5:'xenstore-benchmark'.I5" chart:class="chart:bar">
            <chart:data-point chart:repeated="11"/>
          </chart:series>
          <chart:series chart:style-name="ch18" chart:values-cell-range-address="'xenstore-benchmark'.N6:'xenstore-benchmark'.N16" chart:label-cell-address="'xenstore-benchmark'.N5:'xenstore-benchmark'.N5" chart:class="chart:bar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-read</text:p>
                <draw:g>
                  <svg:desc>'xenstore-benchmark'.B5:'xenstore-benchmark'.B5</svg:desc>
                </draw:g>
              </table:table-cell>
              <table:table-cell office:value-type="string">
                <text:p>M-read</text:p>
                <draw:g>
                  <svg:desc>'xenstore-benchmark'.G5:'xenstore-benchmark'.G5</svg:desc>
                </draw:g>
              </table:table-cell>
              <table:table-cell office:value-type="string">
                <text:p>O-read</text:p>
                <draw:g>
                  <svg:desc>'xenstore-benchmark'.L5:'xenstore-benchmark'.L5</svg:desc>
                </draw:g>
              </table:table-cell>
              <table:table-cell office:value-type="string">
                <text:p>C-write</text:p>
                <draw:g>
                  <svg:desc>'xenstore-benchmark'.C5:'xenstore-benchmark'.C5</svg:desc>
                </draw:g>
              </table:table-cell>
              <table:table-cell office:value-type="string">
                <text:p>M-write</text:p>
                <draw:g>
                  <svg:desc>'xenstore-benchmark'.H5:'xenstore-benchmark'.H5</svg:desc>
                </draw:g>
              </table:table-cell>
              <table:table-cell office:value-type="string">
                <text:p>O-write</text:p>
                <draw:g>
                  <svg:desc>'xenstore-benchmark'.M5:'xenstore-benchmark'.M5</svg:desc>
                </draw:g>
              </table:table-cell>
              <table:table-cell office:value-type="string">
                <text:p>C-get_domain_path</text:p>
                <draw:g>
                  <svg:desc>'xenstore-benchmark'.D5:'xenstore-benchmark'.D5</svg:desc>
                </draw:g>
              </table:table-cell>
              <table:table-cell office:value-type="string">
                <text:p>M-get_domain_path</text:p>
                <draw:g>
                  <svg:desc>'xenstore-benchmark'.I5:'xenstore-benchmark'.I5</svg:desc>
                </draw:g>
              </table:table-cell>
              <table:table-cell office:value-type="string">
                <text:p>O-get_domain_path</text:p>
                <draw:g>
                  <svg:desc>'xenstore-benchmark'.N5:'xenstore-benchmark'.N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benchmark'.A6:'xenstore-benchmark'.A16</svg:desc>
                </draw:g>
              </table:table-cell>
              <table:table-cell office:value-type="float" office:value="46675.4">
                <text:p>46675.4</text:p>
                <draw:g>
                  <svg:desc>'xenstore-benchmark'.B6:'xenstore-benchmark'.B16</svg:desc>
                </draw:g>
              </table:table-cell>
              <table:table-cell office:value-type="float" office:value="434869.2">
                <text:p>434869.2</text:p>
                <draw:g>
                  <svg:desc>'xenstore-benchmark'.G6:'xenstore-benchmark'.G16</svg:desc>
                </draw:g>
              </table:table-cell>
              <table:table-cell office:value-type="float" office:value="47599.7">
                <text:p>47599.7</text:p>
                <draw:g>
                  <svg:desc>'xenstore-benchmark'.L6:'xenstore-benchmark'.L16</svg:desc>
                </draw:g>
              </table:table-cell>
              <table:table-cell office:value-type="float" office:value="69832.2">
                <text:p>69832.2</text:p>
                <draw:g>
                  <svg:desc>'xenstore-benchmark'.C6:'xenstore-benchmark'.C16</svg:desc>
                </draw:g>
              </table:table-cell>
              <table:table-cell office:value-type="float" office:value="453650.1">
                <text:p>453650.1</text:p>
                <draw:g>
                  <svg:desc>'xenstore-benchmark'.H6:'xenstore-benchmark'.H16</svg:desc>
                </draw:g>
              </table:table-cell>
              <table:table-cell office:value-type="float" office:value="55758.1">
                <text:p>55758.1</text:p>
                <draw:g>
                  <svg:desc>'xenstore-benchmark'.M6:'xenstore-benchmark'.M16</svg:desc>
                </draw:g>
              </table:table-cell>
              <table:table-cell office:value-type="float" office:value="38763.1">
                <text:p>38763.1</text:p>
                <draw:g>
                  <svg:desc>'xenstore-benchmark'.D6:'xenstore-benchmark'.D16</svg:desc>
                </draw:g>
              </table:table-cell>
              <table:table-cell office:value-type="float" office:value="102415.6">
                <text:p>102415.6</text:p>
                <draw:g>
                  <svg:desc>'xenstore-benchmark'.I6:'xenstore-benchmark'.I16</svg:desc>
                </draw:g>
              </table:table-cell>
              <table:table-cell office:value-type="float" office:value="46899.1">
                <text:p>46899.1</text:p>
                <draw:g>
                  <svg:desc>'xenstore-benchmark'.N6:'xenstore-benchmark'.N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7050.2">
                <text:p>47050.2</text:p>
              </table:table-cell>
              <table:table-cell office:value-type="float" office:value="440466.7">
                <text:p>440466.7</text:p>
              </table:table-cell>
              <table:table-cell office:value-type="float" office:value="50509.2">
                <text:p>50509.2</text:p>
              </table:table-cell>
              <table:table-cell office:value-type="float" office:value="63587.8">
                <text:p>63587.8</text:p>
              </table:table-cell>
              <table:table-cell office:value-type="float" office:value="455514.7">
                <text:p>455514.7</text:p>
              </table:table-cell>
              <table:table-cell office:value-type="float" office:value="59340.9">
                <text:p>59340.9</text:p>
              </table:table-cell>
              <table:table-cell office:value-type="float" office:value="40019.7">
                <text:p>40019.7</text:p>
              </table:table-cell>
              <table:table-cell office:value-type="float" office:value="104651.9">
                <text:p>104651.9</text:p>
              </table:table-cell>
              <table:table-cell office:value-type="float" office:value="48580">
                <text:p>4858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799">
                <text:p>49799</text:p>
              </table:table-cell>
              <table:table-cell office:value-type="float" office:value="449120.9">
                <text:p>449120.9</text:p>
              </table:table-cell>
              <table:table-cell office:value-type="float" office:value="47994.1">
                <text:p>47994.1</text:p>
              </table:table-cell>
              <table:table-cell office:value-type="float" office:value="67733.3">
                <text:p>67733.3</text:p>
              </table:table-cell>
              <table:table-cell office:value-type="float" office:value="461166.6">
                <text:p>461166.6</text:p>
              </table:table-cell>
              <table:table-cell office:value-type="float" office:value="58632">
                <text:p>58632</text:p>
              </table:table-cell>
              <table:table-cell office:value-type="float" office:value="41700.8">
                <text:p>41700.8</text:p>
              </table:table-cell>
              <table:table-cell office:value-type="float" office:value="102396.9">
                <text:p>102396.9</text:p>
              </table:table-cell>
              <table:table-cell office:value-type="float" office:value="48086">
                <text:p>480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6240.2">
                <text:p>46240.2</text:p>
              </table:table-cell>
              <table:table-cell office:value-type="float" office:value="432332.6">
                <text:p>432332.6</text:p>
              </table:table-cell>
              <table:table-cell office:value-type="float" office:value="52150.7">
                <text:p>52150.7</text:p>
              </table:table-cell>
              <table:table-cell office:value-type="float" office:value="65002">
                <text:p>65002</text:p>
              </table:table-cell>
              <table:table-cell office:value-type="float" office:value="455201.2">
                <text:p>455201.2</text:p>
              </table:table-cell>
              <table:table-cell office:value-type="float" office:value="62516">
                <text:p>62516</text:p>
              </table:table-cell>
              <table:table-cell office:value-type="float" office:value="40318.9">
                <text:p>40318.9</text:p>
              </table:table-cell>
              <table:table-cell office:value-type="float" office:value="111271.8">
                <text:p>111271.8</text:p>
              </table:table-cell>
              <table:table-cell office:value-type="float" office:value="50487.5">
                <text:p>50487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044.4">
                <text:p>57044.4</text:p>
              </table:table-cell>
              <table:table-cell office:value-type="float" office:value="436438.2">
                <text:p>436438.2</text:p>
              </table:table-cell>
              <table:table-cell office:value-type="float" office:value="54577">
                <text:p>54577</text:p>
              </table:table-cell>
              <table:table-cell office:value-type="float" office:value="71824.9">
                <text:p>71824.9</text:p>
              </table:table-cell>
              <table:table-cell office:value-type="float" office:value="434917.2">
                <text:p>434917.2</text:p>
              </table:table-cell>
              <table:table-cell office:value-type="float" office:value="63379.8">
                <text:p>63379.8</text:p>
              </table:table-cell>
              <table:table-cell office:value-type="float" office:value="47955.3">
                <text:p>47955.3</text:p>
              </table:table-cell>
              <table:table-cell office:value-type="float" office:value="102731.6">
                <text:p>102731.6</text:p>
              </table:table-cell>
              <table:table-cell office:value-type="float" office:value="54061.9">
                <text:p>54061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2385.6">
                <text:p>62385.6</text:p>
              </table:table-cell>
              <table:table-cell office:value-type="float" office:value="443843.6">
                <text:p>443843.6</text:p>
              </table:table-cell>
              <table:table-cell office:value-type="float" office:value="58403.7">
                <text:p>58403.7</text:p>
              </table:table-cell>
              <table:table-cell office:value-type="float" office:value="73783.8">
                <text:p>73783.8</text:p>
              </table:table-cell>
              <table:table-cell office:value-type="float" office:value="455528.4">
                <text:p>455528.4</text:p>
              </table:table-cell>
              <table:table-cell office:value-type="float" office:value="69127.6">
                <text:p>69127.6</text:p>
              </table:table-cell>
              <table:table-cell office:value-type="float" office:value="56472.9">
                <text:p>56472.9</text:p>
              </table:table-cell>
              <table:table-cell office:value-type="float" office:value="105612.1">
                <text:p>105612.1</text:p>
              </table:table-cell>
              <table:table-cell office:value-type="float" office:value="58217.9">
                <text:p>58217.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3538.4">
                <text:p>73538.4</text:p>
              </table:table-cell>
              <table:table-cell office:value-type="float" office:value="432689.4">
                <text:p>432689.4</text:p>
              </table:table-cell>
              <table:table-cell office:value-type="float" office:value="53697.4">
                <text:p>53697.4</text:p>
              </table:table-cell>
              <table:table-cell office:value-type="float" office:value="89223.1">
                <text:p>89223.1</text:p>
              </table:table-cell>
              <table:table-cell office:value-type="float" office:value="464022.8">
                <text:p>464022.8</text:p>
              </table:table-cell>
              <table:table-cell office:value-type="float" office:value="64847.6">
                <text:p>64847.6</text:p>
              </table:table-cell>
              <table:table-cell office:value-type="float" office:value="63879.4">
                <text:p>63879.4</text:p>
              </table:table-cell>
              <table:table-cell office:value-type="float" office:value="105199.2">
                <text:p>105199.2</text:p>
              </table:table-cell>
              <table:table-cell office:value-type="float" office:value="55761.4">
                <text:p>55761.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4499.3">
                <text:p>94499.3</text:p>
              </table:table-cell>
              <table:table-cell office:value-type="float" office:value="436357.5">
                <text:p>436357.5</text:p>
              </table:table-cell>
              <table:table-cell office:value-type="float" office:value="79690.8">
                <text:p>79690.8</text:p>
              </table:table-cell>
              <table:table-cell office:value-type="float" office:value="98932">
                <text:p>98932</text:p>
              </table:table-cell>
              <table:table-cell office:value-type="float" office:value="464362.4">
                <text:p>464362.4</text:p>
              </table:table-cell>
              <table:table-cell office:value-type="float" office:value="88747.3">
                <text:p>88747.3</text:p>
              </table:table-cell>
              <table:table-cell office:value-type="float" office:value="86789.6">
                <text:p>86789.6</text:p>
              </table:table-cell>
              <table:table-cell office:value-type="float" office:value="108932.8">
                <text:p>108932.8</text:p>
              </table:table-cell>
              <table:table-cell office:value-type="float" office:value="80502.1">
                <text:p>80502.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7003.6">
                <text:p>127003.6</text:p>
              </table:table-cell>
              <table:table-cell office:value-type="float" office:value="463004.4">
                <text:p>463004.4</text:p>
              </table:table-cell>
              <table:table-cell office:value-type="float" office:value="131381.9">
                <text:p>131381.9</text:p>
              </table:table-cell>
              <table:table-cell office:value-type="float" office:value="140922.5">
                <text:p>140922.5</text:p>
              </table:table-cell>
              <table:table-cell office:value-type="float" office:value="476219.3">
                <text:p>476219.3</text:p>
              </table:table-cell>
              <table:table-cell office:value-type="float" office:value="141944.5">
                <text:p>141944.5</text:p>
              </table:table-cell>
              <table:table-cell office:value-type="float" office:value="120831">
                <text:p>120831</text:p>
              </table:table-cell>
              <table:table-cell office:value-type="float" office:value="113707.6">
                <text:p>113707.6</text:p>
              </table:table-cell>
              <table:table-cell office:value-type="float" office:value="133582.5">
                <text:p>133582.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14476.2">
                <text:p>214476.2</text:p>
              </table:table-cell>
              <table:table-cell office:value-type="float" office:value="486490.2">
                <text:p>486490.2</text:p>
              </table:table-cell>
              <table:table-cell office:value-type="float" office:value="361823.9">
                <text:p>361823.9</text:p>
              </table:table-cell>
              <table:table-cell office:value-type="float" office:value="228035.9">
                <text:p>228035.9</text:p>
              </table:table-cell>
              <table:table-cell office:value-type="float" office:value="474329.4">
                <text:p>474329.4</text:p>
              </table:table-cell>
              <table:table-cell office:value-type="float" office:value="371028.9">
                <text:p>371028.9</text:p>
              </table:table-cell>
              <table:table-cell office:value-type="float" office:value="205946.6">
                <text:p>205946.6</text:p>
              </table:table-cell>
              <table:table-cell office:value-type="float" office:value="127046.4">
                <text:p>127046.4</text:p>
              </table:table-cell>
              <table:table-cell office:value-type="float" office:value="359537.2">
                <text:p>359537.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78793">
                <text:p>378793</text:p>
              </table:table-cell>
              <table:table-cell office:value-type="float" office:value="509887.8">
                <text:p>509887.8</text:p>
              </table:table-cell>
              <table:table-cell office:value-type="float" office:value="795056.8">
                <text:p>795056.8</text:p>
              </table:table-cell>
              <table:table-cell office:value-type="float" office:value="398978.2">
                <text:p>398978.2</text:p>
              </table:table-cell>
              <table:table-cell office:value-type="float" office:value="503429.9">
                <text:p>503429.9</text:p>
              </table:table-cell>
              <table:table-cell office:value-type="float" office:value="809063.3">
                <text:p>809063.3</text:p>
              </table:table-cell>
              <table:table-cell office:value-type="float" office:value="369307.9">
                <text:p>369307.9</text:p>
              </table:table-cell>
              <table:table-cell office:value-type="float" office:value="154999.8">
                <text:p>154999.8</text:p>
              </table:table-cell>
              <table:table-cell office:value-type="float" office:value="797099.5">
                <text:p>797099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" chart:style-name="ch1">
        <chart:title svg:x="4.16cm" svg:y="0.316cm" chart:style-name="ch2">
          <text:p>Xenstore - time spent in each function</text:p>
        </chart:title>
        <chart:legend chart:legend-position="end" svg:x="12.07cm" svg:y="3.205cm" style:legend-expansion="high" chart:style-name="ch3"/>
        <chart:plot-area chart:style-name="ch4" table:cell-range-address="C.A80:C.A89 C.O46:C.Y50" chart:data-source-has-labels="both" svg:x="1.331cm" svg:y="1.275cm" svg:width="10.419cm" svg:height="6.564cm">
          <chartooo:coordinate-region svg:x="2.138cm" svg:y="1.474cm" svg:width="9.612cm" svg:height="5.718cm"/>
          <chart:axis chart:dimension="x" chart:name="primary-x" chart:style-name="ch5" chartooo:axis-type="auto">
            <chartooo:date-scale/>
            <chart:title svg:x="3.281cm" svg:y="8.019cm" chart:style-name="ch6">
              <text:p>Number of currently running IDLE unikernels</text:p>
            </chart:title>
            <chart:categories table:cell-range-address="C.A80:C.A89"/>
          </chart:axis>
          <chart:axis chart:dimension="y" chart:name="primary-y" chart:style-name="ch7">
            <chart:title svg:x="0.451cm" svg:y="7.736cm" chart:style-name="ch8">
              <text:p>Time spent (% of the time spent in xenstore)</text:p>
            </chart:title>
            <chart:grid chart:style-name="ch9" chart:class="major"/>
          </chart:axis>
          <chart:series chart:style-name="ch10" chart:values-cell-range-address="C.P50:C.Y50" chart:label-cell-address="C.O50:C.O50" chart:class="chart:bar">
            <chart:data-point chart:repeated="10"/>
          </chart:series>
          <chart:series chart:style-name="ch11" chart:values-cell-range-address="C.P48:C.Y48" chart:label-cell-address="C.O48:C.O48" chart:class="chart:bar">
            <chart:data-point chart:repeated="10"/>
          </chart:series>
          <chart:series chart:style-name="ch12" chart:values-cell-range-address="C.P46:C.Y46" chart:label-cell-address="C.O46:C.O46" chart:class="chart:bar">
            <chart:data-point chart:repeated="10"/>
          </chart:series>
          <chart:series chart:style-name="ch13" chart:values-cell-range-address="C.P47:C.Y47" chart:label-cell-address="C.O47:C.O47" chart:class="chart:bar">
            <chart:data-point chart:repeated="10"/>
          </chart:series>
          <chart:series chart:style-name="ch14" chart:values-cell-range-address="C.P49:C.Y49" chart:label-cell-address="C.O49:C.O49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.A80:C.A8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other functions</text:p>
                <draw:g>
                  <svg:desc>C.O50:C.O50</svg:desc>
                </draw:g>
              </table:table-cell>
              <table:table-cell office:value-type="float" office:value="15.68622396377">
                <text:p>15.68622396377</text:p>
                <draw:g>
                  <svg:desc>C.P50:C.Y50</svg:desc>
                </draw:g>
              </table:table-cell>
              <table:table-cell office:value-type="float" office:value="13.17200507978">
                <text:p>13.17200507978</text:p>
              </table:table-cell>
              <table:table-cell office:value-type="float" office:value="12.72917865662">
                <text:p>12.72917865662</text:p>
              </table:table-cell>
              <table:table-cell office:value-type="float" office:value="12.93924215197">
                <text:p>12.93924215197</text:p>
              </table:table-cell>
              <table:table-cell office:value-type="float" office:value="16.7353039386">
                <text:p>16.7353039386</text:p>
              </table:table-cell>
              <table:table-cell office:value-type="float" office:value="10.63624785423">
                <text:p>10.63624785423</text:p>
              </table:table-cell>
              <table:table-cell office:value-type="float" office:value="9.31411414535999">
                <text:p>9.31411414535999</text:p>
              </table:table-cell>
              <table:table-cell office:value-type="float" office:value="6.36732931496999">
                <text:p>6.36732931496999</text:p>
              </table:table-cell>
              <table:table-cell office:value-type="float" office:value="3.77241750279001">
                <text:p>3.77241750279001</text:p>
              </table:table-cell>
              <table:table-cell office:value-type="float" office:value="2.13082736173999">
                <text:p>2.13082736173999</text:p>
              </table:table-cell>
            </table:table-row>
            <table:table-row>
              <table:table-cell office:value-type="string">
                <text:p>xs_set_permission</text:p>
                <draw:g>
                  <svg:desc>C.O48:C.O48</svg:desc>
                </draw:g>
              </table:table-cell>
              <table:table-cell office:value-type="float" office:value="9.03279026603">
                <text:p>9.03279026603</text:p>
                <draw:g>
                  <svg:desc>C.P48:C.Y48</svg:desc>
                </draw:g>
              </table:table-cell>
              <table:table-cell office:value-type="float" office:value="8.78604016744">
                <text:p>8.78604016744</text:p>
              </table:table-cell>
              <table:table-cell office:value-type="float" office:value="8.3922552002">
                <text:p>8.3922552002</text:p>
              </table:table-cell>
              <table:table-cell office:value-type="float" office:value="8.42350781937">
                <text:p>8.42350781937</text:p>
              </table:table-cell>
              <table:table-cell office:value-type="float" office:value="7.74832646961">
                <text:p>7.74832646961</text:p>
              </table:table-cell>
              <table:table-cell office:value-type="float" office:value="7.56409546487">
                <text:p>7.56409546487</text:p>
              </table:table-cell>
              <table:table-cell office:value-type="float" office:value="5.69686886674">
                <text:p>5.69686886674</text:p>
              </table:table-cell>
              <table:table-cell office:value-type="float" office:value="3.98159705593">
                <text:p>3.98159705593</text:p>
              </table:table-cell>
              <table:table-cell office:value-type="float" office:value="2.47538370243">
                <text:p>2.47538370243</text:p>
              </table:table-cell>
              <table:table-cell office:value-type="float" office:value="1.37972209502">
                <text:p>1.37972209502</text:p>
              </table:table-cell>
            </table:table-row>
            <table:table-row>
              <table:table-cell office:value-type="string">
                <text:p>xs_read</text:p>
                <draw:g>
                  <svg:desc>C.O46:C.O46</svg:desc>
                </draw:g>
              </table:table-cell>
              <table:table-cell office:value-type="float" office:value="21.2208702825">
                <text:p>21.2208702825</text:p>
                <draw:g>
                  <svg:desc>C.P46:C.Y46</svg:desc>
                </draw:g>
              </table:table-cell>
              <table:table-cell office:value-type="float" office:value="27.2964583039">
                <text:p>27.2964583039</text:p>
              </table:table-cell>
              <table:table-cell office:value-type="float" office:value="30.5187864836">
                <text:p>30.5187864836</text:p>
              </table:table-cell>
              <table:table-cell office:value-type="float" office:value="28.4823920774">
                <text:p>28.4823920774</text:p>
              </table:table-cell>
              <table:table-cell office:value-type="float" office:value="29.7514747738">
                <text:p>29.7514747738</text:p>
              </table:table-cell>
              <table:table-cell office:value-type="float" office:value="36.681986821">
                <text:p>36.681986821</text:p>
              </table:table-cell>
              <table:table-cell office:value-type="float" office:value="42.8824882696">
                <text:p>42.8824882696</text:p>
              </table:table-cell>
              <table:table-cell office:value-type="float" office:value="50.0673732378">
                <text:p>50.0673732378</text:p>
              </table:table-cell>
              <table:table-cell office:value-type="float" office:value="57.6333581748">
                <text:p>57.6333581748</text:p>
              </table:table-cell>
              <table:table-cell office:value-type="float" office:value="61.5720298771">
                <text:p>61.5720298771</text:p>
              </table:table-cell>
            </table:table-row>
            <table:table-row>
              <table:table-cell office:value-type="string">
                <text:p>xs_write</text:p>
                <draw:g>
                  <svg:desc>C.O47:C.O47</svg:desc>
                </draw:g>
              </table:table-cell>
              <table:table-cell office:value-type="float" office:value="51.1136316766">
                <text:p>51.1136316766</text:p>
                <draw:g>
                  <svg:desc>C.P47:C.Y47</svg:desc>
                </draw:g>
              </table:table-cell>
              <table:table-cell office:value-type="float" office:value="47.2273176238">
                <text:p>47.2273176238</text:p>
              </table:table-cell>
              <table:table-cell office:value-type="float" office:value="44.9457370714">
                <text:p>44.9457370714</text:p>
              </table:table-cell>
              <table:table-cell office:value-type="float" office:value="45.3485259817">
                <text:p>45.3485259817</text:p>
              </table:table-cell>
              <table:table-cell office:value-type="float" office:value="39.1137046636">
                <text:p>39.1137046636</text:p>
              </table:table-cell>
              <table:table-cell office:value-type="float" office:value="34.8834376211">
                <text:p>34.8834376211</text:p>
              </table:table-cell>
              <table:table-cell office:value-type="float" office:value="26.4560614529">
                <text:p>26.4560614529</text:p>
              </table:table-cell>
              <table:table-cell office:value-type="float" office:value="17.5934726127">
                <text:p>17.5934726127</text:p>
              </table:table-cell>
              <table:table-cell office:value-type="float" office:value="9.52140350648">
                <text:p>9.52140350648</text:p>
              </table:table-cell>
              <table:table-cell office:value-type="float" office:value="5.24249583264">
                <text:p>5.24249583264</text:p>
              </table:table-cell>
            </table:table-row>
            <table:table-row>
              <table:table-cell office:value-type="string">
                <text:p>xs_get_domain_path</text:p>
                <draw:g>
                  <svg:desc>C.O49:C.O49</svg:desc>
                </draw:g>
              </table:table-cell>
              <table:table-cell office:value-type="float" office:value="2.9464838111">
                <text:p>2.9464838111</text:p>
                <draw:g>
                  <svg:desc>C.P49:C.Y49</svg:desc>
                </draw:g>
              </table:table-cell>
              <table:table-cell office:value-type="float" office:value="3.51817882508">
                <text:p>3.51817882508</text:p>
              </table:table-cell>
              <table:table-cell office:value-type="float" office:value="3.41404258818">
                <text:p>3.41404258818</text:p>
              </table:table-cell>
              <table:table-cell office:value-type="float" office:value="4.80633196956">
                <text:p>4.80633196956</text:p>
              </table:table-cell>
              <table:table-cell office:value-type="float" office:value="6.65119015439">
                <text:p>6.65119015439</text:p>
              </table:table-cell>
              <table:table-cell office:value-type="float" office:value="10.2342322388">
                <text:p>10.2342322388</text:p>
              </table:table-cell>
              <table:table-cell office:value-type="float" office:value="15.6504672654">
                <text:p>15.6504672654</text:p>
              </table:table-cell>
              <table:table-cell office:value-type="float" office:value="21.9902277786">
                <text:p>21.9902277786</text:p>
              </table:table-cell>
              <table:table-cell office:value-type="float" office:value="26.5974371135">
                <text:p>26.5974371135</text:p>
              </table:table-cell>
              <table:table-cell office:value-type="float" office:value="29.6749248335">
                <text:p>29.6749248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2 0 1 3 5" chart:style-name="ch1">
        <chart:title svg:x="3.802cm" svg:y="0.316cm" chart:style-name="ch2">
          <text:p>Xentore functions impact on boot process</text:p>
        </chart:title>
        <chart:legend chart:legend-position="end" svg:x="11.594cm" svg:y="2.956cm" style:legend-expansion="high" chart:style-name="ch3"/>
        <chart:plot-area chart:style-name="ch4" table:cell-range-address="C.O53:C.Y60" chart:data-source-has-labels="both" svg:x="1.331cm" svg:y="1.275cm" svg:width="9.943cm" svg:height="6.564cm">
          <chartooo:coordinate-region svg:x="2.878cm" svg:y="1.474cm" svg:width="8.396cm" svg:height="5.718cm"/>
          <chart:axis chart:dimension="x" chart:name="primary-x" chart:style-name="ch5" chartooo:axis-type="auto">
            <chartooo:date-scale/>
            <chart:title svg:x="3.043cm" svg:y="8.019cm" chart:style-name="ch6">
              <text:p>Number of currently running IDLE unikernels</text:p>
            </chart:title>
            <chart:categories table:cell-range-address="C.P53:C.Y54"/>
          </chart:axis>
          <chart:axis chart:dimension="y" chart:name="primary-y" chart:style-name="ch7">
            <chart:title svg:x="0.451cm" svg:y="5.276cm" chart:style-name="ch8">
              <text:p>Time (us)</text:p>
            </chart:title>
            <chart:grid chart:style-name="ch9" chart:class="major"/>
          </chart:axis>
          <chart:series chart:style-name="ch10" chart:values-cell-range-address="C.P59:C.Y59" chart:label-cell-address="C.O59:C.O59" chart:class="chart:bar">
            <chart:data-point chart:repeated="10"/>
          </chart:series>
          <chart:series chart:style-name="ch11" chart:values-cell-range-address="C.P57:C.Y57" chart:label-cell-address="C.O57:C.O57" chart:class="chart:bar">
            <chart:data-point chart:repeated="10"/>
          </chart:series>
          <chart:series chart:style-name="ch12" chart:values-cell-range-address="C.P55:C.Y55" chart:label-cell-address="C.O55:C.O55" chart:class="chart:bar">
            <chart:data-point chart:repeated="10"/>
          </chart:series>
          <chart:series chart:style-name="ch13" chart:values-cell-range-address="C.P56:C.Y56" chart:label-cell-address="C.O56:C.O56" chart:class="chart:bar">
            <chart:data-point chart:repeated="10"/>
          </chart:series>
          <chart:series chart:style-name="ch14" chart:values-cell-range-address="C.P58:C.Y58" chart:label-cell-address="C.O58:C.O58" chart:class="chart:bar">
            <chart:data-point chart:repeated="10"/>
          </chart:series>
          <chart:series chart:style-name="ch15" chart:values-cell-range-address="C.P60:C.Y60" chart:label-cell-address="C.O60:C.O60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.P53:C.Y54</svg:desc>
                </draw:g>
              </table:table-cell>
              <table:table-cell office:value-type="float" office:value="2">
                <text:p>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6">
                <text:p>25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12">
                <text:p>51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s other functions</text:p>
                <draw:g>
                  <svg:desc>C.O59:C.O59</svg:desc>
                </draw:g>
              </table:table-cell>
              <table:table-cell office:value-type="float" office:value="6085">
                <text:p>6085</text:p>
                <draw:g>
                  <svg:desc>C.P59:C.Y59</svg:desc>
                </draw:g>
              </table:table-cell>
              <table:table-cell office:value-type="float" office:value="5601">
                <text:p>5601</text:p>
              </table:table-cell>
              <table:table-cell office:value-type="float" office:value="6193">
                <text:p>6193</text:p>
              </table:table-cell>
              <table:table-cell office:value-type="float" office:value="6768">
                <text:p>6768</text:p>
              </table:table-cell>
              <table:table-cell office:value-type="float" office:value="10525">
                <text:p>10525</text:p>
              </table:table-cell>
              <table:table-cell office:value-type="float" office:value="9604">
                <text:p>9604</text:p>
              </table:table-cell>
              <table:table-cell office:value-type="float" office:value="14332">
                <text:p>14332</text:p>
              </table:table-cell>
              <table:table-cell office:value-type="float" office:value="25659">
                <text:p>25659</text:p>
              </table:table-cell>
              <table:table-cell office:value-type="float" office:value="46216">
                <text:p>46216</text:p>
              </table:table-cell>
              <table:table-cell office:value-type="float" office:value="91295">
                <text:p>91295</text:p>
              </table:table-cell>
            </table:table-row>
            <table:table-row>
              <table:table-cell office:value-type="string">
                <text:p>xs_set_permission</text:p>
                <draw:g>
                  <svg:desc>C.O57:C.O57</svg:desc>
                </draw:g>
              </table:table-cell>
              <table:table-cell office:value-type="float" office:value="3504">
                <text:p>3504</text:p>
                <draw:g>
                  <svg:desc>C.P57:C.Y57</svg:desc>
                </draw:g>
              </table:table-cell>
              <table:table-cell office:value-type="float" office:value="3736">
                <text:p>3736</text:p>
              </table:table-cell>
              <table:table-cell office:value-type="float" office:value="4083">
                <text:p>4083</text:p>
              </table:table-cell>
              <table:table-cell office:value-type="float" office:value="4406">
                <text:p>4406</text:p>
              </table:table-cell>
              <table:table-cell office:value-type="float" office:value="4873">
                <text:p>4873</text:p>
              </table:table-cell>
              <table:table-cell office:value-type="float" office:value="6830">
                <text:p>6830</text:p>
              </table:table-cell>
              <table:table-cell office:value-type="float" office:value="8766">
                <text:p>8766</text:p>
              </table:table-cell>
              <table:table-cell office:value-type="float" office:value="16045">
                <text:p>16045</text:p>
              </table:table-cell>
              <table:table-cell office:value-type="float" office:value="30326">
                <text:p>30326</text:p>
              </table:table-cell>
              <table:table-cell office:value-type="float" office:value="59114">
                <text:p>59114</text:p>
              </table:table-cell>
            </table:table-row>
            <table:table-row>
              <table:table-cell office:value-type="string">
                <text:p>xs_read</text:p>
                <draw:g>
                  <svg:desc>C.O55:C.O55</svg:desc>
                </draw:g>
              </table:table-cell>
              <table:table-cell office:value-type="float" office:value="8232">
                <text:p>8232</text:p>
                <draw:g>
                  <svg:desc>C.P55:C.Y55</svg:desc>
                </draw:g>
              </table:table-cell>
              <table:table-cell office:value-type="float" office:value="11607">
                <text:p>11607</text:p>
              </table:table-cell>
              <table:table-cell office:value-type="float" office:value="14848">
                <text:p>14848</text:p>
              </table:table-cell>
              <table:table-cell office:value-type="float" office:value="14898">
                <text:p>14898</text:p>
              </table:table-cell>
              <table:table-cell office:value-type="float" office:value="18711">
                <text:p>18711</text:p>
              </table:table-cell>
              <table:table-cell office:value-type="float" office:value="33122">
                <text:p>33122</text:p>
              </table:table-cell>
              <table:table-cell office:value-type="float" office:value="65985">
                <text:p>65985</text:p>
              </table:table-cell>
              <table:table-cell office:value-type="float" office:value="201761">
                <text:p>201761</text:p>
              </table:table-cell>
              <table:table-cell office:value-type="float" office:value="706068">
                <text:p>706068</text:p>
              </table:table-cell>
              <table:table-cell office:value-type="float" office:value="2638045">
                <text:p>2638045</text:p>
              </table:table-cell>
            </table:table-row>
            <table:table-row>
              <table:table-cell office:value-type="string">
                <text:p>xs_write</text:p>
                <draw:g>
                  <svg:desc>C.O56:C.O56</svg:desc>
                </draw:g>
              </table:table-cell>
              <table:table-cell office:value-type="float" office:value="19828">
                <text:p>19828</text:p>
                <draw:g>
                  <svg:desc>C.P56:C.Y56</svg:desc>
                </draw:g>
              </table:table-cell>
              <table:table-cell office:value-type="float" office:value="20082">
                <text:p>20082</text:p>
              </table:table-cell>
              <table:table-cell office:value-type="float" office:value="21867">
                <text:p>21867</text:p>
              </table:table-cell>
              <table:table-cell office:value-type="float" office:value="23720">
                <text:p>23720</text:p>
              </table:table-cell>
              <table:table-cell office:value-type="float" office:value="24599">
                <text:p>24599</text:p>
              </table:table-cell>
              <table:table-cell office:value-type="float" office:value="31498">
                <text:p>31498</text:p>
              </table:table-cell>
              <table:table-cell office:value-type="float" office:value="40709">
                <text:p>40709</text:p>
              </table:table-cell>
              <table:table-cell office:value-type="float" office:value="70898">
                <text:p>70898</text:p>
              </table:table-cell>
              <table:table-cell office:value-type="float" office:value="116647">
                <text:p>116647</text:p>
              </table:table-cell>
              <table:table-cell office:value-type="float" office:value="224614">
                <text:p>224614</text:p>
              </table:table-cell>
            </table:table-row>
            <table:table-row>
              <table:table-cell office:value-type="string">
                <text:p>xs_get_domain_path</text:p>
                <draw:g>
                  <svg:desc>C.O58:C.O58</svg:desc>
                </draw:g>
              </table:table-cell>
              <table:table-cell office:value-type="float" office:value="1143">
                <text:p>1143</text:p>
                <draw:g>
                  <svg:desc>C.P58:C.Y58</svg:desc>
                </draw:g>
              </table:table-cell>
              <table:table-cell office:value-type="float" office:value="1496">
                <text:p>1496</text:p>
              </table:table-cell>
              <table:table-cell office:value-type="float" office:value="1661">
                <text:p>1661</text:p>
              </table:table-cell>
              <table:table-cell office:value-type="float" office:value="2514">
                <text:p>2514</text:p>
              </table:table-cell>
              <table:table-cell office:value-type="float" office:value="4183">
                <text:p>4183</text:p>
              </table:table-cell>
              <table:table-cell office:value-type="float" office:value="9241">
                <text:p>9241</text:p>
              </table:table-cell>
              <table:table-cell office:value-type="float" office:value="24082">
                <text:p>24082</text:p>
              </table:table-cell>
              <table:table-cell office:value-type="float" office:value="88616">
                <text:p>88616</text:p>
              </table:table-cell>
              <table:table-cell office:value-type="float" office:value="325846">
                <text:p>325846</text:p>
              </table:table-cell>
              <table:table-cell office:value-type="float" office:value="1271418">
                <text:p>1271418</text:p>
              </table:table-cell>
            </table:table-row>
            <table:table-row>
              <table:table-cell office:value-type="string">
                <text:p>rest of the boot process</text:p>
                <draw:g>
                  <svg:desc>C.O60:C.O60</svg:desc>
                </draw:g>
              </table:table-cell>
              <table:table-cell office:value-type="float" office:value="190097">
                <text:p>190097</text:p>
                <draw:g>
                  <svg:desc>C.P60:C.Y60</svg:desc>
                </draw:g>
              </table:table-cell>
              <table:table-cell office:value-type="float" office:value="140037">
                <text:p>140037</text:p>
              </table:table-cell>
              <table:table-cell office:value-type="float" office:value="137747">
                <text:p>137747</text:p>
              </table:table-cell>
              <table:table-cell office:value-type="float" office:value="141851">
                <text:p>141851</text:p>
              </table:table-cell>
              <table:table-cell office:value-type="float" office:value="141851">
                <text:p>141851</text:p>
              </table:table-cell>
              <table:table-cell office:value-type="float" office:value="140875">
                <text:p>140875</text:p>
              </table:table-cell>
              <table:table-cell office:value-type="float" office:value="142905">
                <text:p>142905</text:p>
              </table:table-cell>
              <table:table-cell office:value-type="float" office:value="144024">
                <text:p>144024</text:p>
              </table:table-cell>
              <table:table-cell office:value-type="float" office:value="152478">
                <text:p>152478</text:p>
              </table:table-cell>
              <table:table-cell office:value-type="float" office:value="165739">
                <text:p>1657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cm" svg:y="0.316cm" chart:style-name="ch2">
          <text:p>Xenstore - number of functions invocations</text:p>
        </chart:title>
        <chart:legend svg:x="2.559cm" svg:y="1.791cm" style:legend-expansion="custom" chartooo:width="4.309cm" chartooo:height="1.594cm" style:legend-expansion-aspect-ratio="2.70326223337516" chart:style-name="ch3"/>
        <chart:plot-area chart:style-name="ch4" table:cell-range-address="C.A80:C.A89 C.P68:C.Y68 C.O70:C.Y72" chart:data-source-has-labels="both" svg:x="1.331cm" svg:y="1.275cm" svg:width="14.349cm" svg:height="6.564cm">
          <chartooo:coordinate-region svg:x="2.138cm" svg:y="1.474cm" svg:width="13.077cm" svg:height="5.718cm"/>
          <chart:axis chart:dimension="x" chart:name="primary-x" chart:style-name="ch5" chartooo:axis-type="auto">
            <chart:title svg:x="5.246cm" svg:y="8.019cm" chart:style-name="ch6">
              <text:p>Number of currently running IDLE unikernels</text:p>
            </chart:title>
            <chart:categories table:cell-range-address="C.A80:C.A89"/>
          </chart:axis>
          <chart:axis chart:dimension="y" chart:name="primary-y" chart:style-name="ch7">
            <chart:title svg:x="0.451cm" svg:y="6.228cm" chart:style-name="ch8">
              <text:p>Number of invocations</text:p>
            </chart:title>
            <chart:grid chart:style-name="ch9" chart:class="major"/>
          </chart:axis>
          <chart:series chart:style-name="ch10" chart:values-cell-range-address="C.P70:C.Y70" chart:label-cell-address="C.O70:C.O70" chart:class="chart:scatter">
            <chart:domain table:cell-range-address="C.P68:C.Y68"/>
            <chart:data-point chart:repeated="10"/>
          </chart:series>
          <chart:series chart:style-name="ch11" chart:values-cell-range-address="C.P71:C.Y71" chart:label-cell-address="C.O71:C.O71" chart:class="chart:scatter">
            <chart:data-point chart:repeated="10"/>
          </chart:series>
          <chart:series chart:style-name="ch12" chart:values-cell-range-address="C.P72:C.Y72" chart:label-cell-address="C.O72:C.O7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.A80:C.A8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.P68:C.Y6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C.O70:C.O70</svg:desc>
                </draw:g>
              </table:table-cell>
              <table:table-cell office:value-type="float" office:value="45">
                <text:p>45</text:p>
                <draw:g>
                  <svg:desc>C.P70:C.Y70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301">
                <text:p>301</text:p>
              </table:table-cell>
              <table:table-cell office:value-type="float" office:value="577">
                <text:p>57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xs_write</text:p>
                <draw:g>
                  <svg:desc>C.O71:C.O71</svg:desc>
                </draw:g>
              </table:table-cell>
              <table:table-cell office:value-type="float" office:value="53">
                <text:p>53</text:p>
                <draw:g>
                  <svg:desc>C.P71:C.Y71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xs_get_domain_path</text:p>
                <draw:g>
                  <svg:desc>C.O72:C.O72</svg:desc>
                </draw:g>
              </table:table-cell>
              <table:table-cell office:value-type="float" office:value="9">
                <text:p>9</text:p>
                <draw:g>
                  <svg:desc>C.P72:C.Y7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73">
                <text:p>73</text:p>
              </table:table-cell>
              <table:table-cell office:value-type="float" office:value="137">
                <text:p>137</text:p>
              </table:table-cell>
              <table:table-cell office:value-type="float" office:value="265">
                <text:p>26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minimum="0" chart:maximum="5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C.P84:C.Y84" chart:error-lower-range="C.P84:C.Y84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C.P84:C.Y84" chart:error-lower-range="C.P84:C.Y84" loext:std-weight="1"/>
      <style:graphic-properties draw:stroke="solid" svg:stroke-width="0cm" svg:stroke-color="#579d1c" svg:stroke-opacity="100%" draw:stroke-linejoin="roun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.P85:C.Y85" chart:error-lower-range="C.P85:C.Y8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C.P85:C.Y85" chart:error-lower-range="C.P85:C.Y85" loext:std-weight="1"/>
      <style:graphic-properties draw:stroke="solid" svg:stroke-width="0cm" svg:stroke-color="#ff420e" svg:stroke-opacity="100%" draw:stroke-linejoin="round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C.P86:C.Y86" chart:error-lower-range="C.P86:C.Y86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C.P86:C.Y86" chart:error-lower-range="C.P86:C.Y86" loext:std-weight="1"/>
      <style:graphic-properties draw:stroke="solid" svg:stroke-width="0cm" svg:stroke-color="#ffd32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" chart:style-name="ch1">
        <chart:title svg:x="3.67cm" svg:y="0.316cm" chart:style-name="ch2">
          <text:p>Xenstore - average function execution time</text:p>
        </chart:title>
        <chart:legend svg:x="2.696cm" svg:y="1.633cm" style:legend-expansion="custom" chartooo:width="4.309cm" chartooo:height="1.594cm" style:legend-expansion-aspect-ratio="2.70326223337516" chart:style-name="ch3"/>
        <chart:plot-area chart:style-name="ch4" table:cell-range-address="C.P75:C.Y75 C.O77:C.Y79" chart:data-source-has-labels="both" svg:x="1.331cm" svg:y="1.275cm" svg:width="14.349cm" svg:height="6.564cm">
          <chartooo:coordinate-region svg:x="2.323cm" svg:y="1.474cm" svg:width="13.357cm" svg:height="5.718cm"/>
          <chart:axis chart:dimension="x" chart:name="primary-x" chart:style-name="ch5" chartooo:axis-type="auto">
            <chart:title svg:x="5.246cm" svg:y="8.019cm" chart:style-name="ch6">
              <text:p>Number of currently running IDLE unikernels</text:p>
            </chart:title>
            <chart:categories table:cell-range-address="C.P75:C.Y75"/>
          </chart:axis>
          <chart:axis chart:dimension="y" chart:name="primary-y" chart:style-name="ch7">
            <chart:title svg:x="0.451cm" svg:y="6.572cm" chart:style-name="ch8">
              <text:p>Avg function exec. time (us)</text:p>
            </chart:title>
            <chart:grid chart:style-name="ch9" chart:class="major"/>
          </chart:axis>
          <chart:series chart:style-name="ch10" chart:values-cell-range-address="C.P77:C.Y77" chart:label-cell-address="C.O77:C.O77" chart:class="chart:scatter">
            <chart:domain table:cell-range-address="C.P75:C.Y75"/>
            <chart:error-indicator chart:style-name="ch11" chart:dimension="y"/>
            <chart:data-point chart:repeated="10"/>
          </chart:series>
          <chart:series chart:style-name="ch12" chart:values-cell-range-address="C.P78:C.Y78" chart:label-cell-address="C.O78:C.O78" chart:class="chart:scatter">
            <chart:error-indicator chart:style-name="ch13" chart:dimension="y"/>
            <chart:data-point chart:repeated="10"/>
          </chart:series>
          <chart:series chart:style-name="ch14" chart:values-cell-range-address="C.P79:C.Y79" chart:label-cell-address="C.O79:C.O79" chart:class="chart:scatter">
            <chart:error-indicator chart:style-name="ch15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.P75:C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.P75:C.Y7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xs_read</text:p>
                <draw:g>
                  <svg:desc>C.O77:C.O77</svg:desc>
                </draw:g>
              </table:table-cell>
              <table:table-cell office:value-type="float" office:value="182.933333333">
                <text:p>182.933333333</text:p>
                <draw:g>
                  <svg:desc>C.P77:C.Y77</svg:desc>
                </draw:g>
              </table:table-cell>
              <table:table-cell office:value-type="float" office:value="236.87755102">
                <text:p>236.87755102</text:p>
              </table:table-cell>
              <table:table-cell office:value-type="float" office:value="280.150943396">
                <text:p>280.150943396</text:p>
              </table:table-cell>
              <table:table-cell office:value-type="float" office:value="244.229508197">
                <text:p>244.229508197</text:p>
              </table:table-cell>
              <table:table-cell office:value-type="float" office:value="243">
                <text:p>243</text:p>
              </table:table-cell>
              <table:table-cell office:value-type="float" office:value="303.871559633">
                <text:p>303.871559633</text:p>
              </table:table-cell>
              <table:table-cell office:value-type="float" office:value="381.416184971">
                <text:p>381.416184971</text:p>
              </table:table-cell>
              <table:table-cell office:value-type="float" office:value="670.302325581">
                <text:p>670.302325581</text:p>
              </table:table-cell>
              <table:table-cell office:value-type="float" office:value="1267.62657092">
                <text:p>1267.62657092</text:p>
              </table:table-cell>
              <table:table-cell office:value-type="float" office:value="2524.44497608">
                <text:p>2524.44497608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C.P84:C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159.065940205">
                <text:p>159.065940205</text:p>
                <draw:g>
                  <svg:desc>C.P84:C.Y84</svg:desc>
                </draw:g>
              </table:table-cell>
              <table:table-cell office:value-type="float" office:value="208.432500957">
                <text:p>208.432500957</text:p>
              </table:table-cell>
              <table:table-cell office:value-type="float" office:value="505.77970431">
                <text:p>505.77970431</text:p>
              </table:table-cell>
              <table:table-cell office:value-type="float" office:value="251.871837917">
                <text:p>251.871837917</text:p>
              </table:table-cell>
              <table:table-cell office:value-type="float" office:value="145.789030995">
                <text:p>145.789030995</text:p>
              </table:table-cell>
              <table:table-cell office:value-type="float" office:value="176.749504024">
                <text:p>176.749504024</text:p>
              </table:table-cell>
              <table:table-cell office:value-type="float" office:value="176.38289332">
                <text:p>176.38289332</text:p>
              </table:table-cell>
              <table:table-cell office:value-type="float" office:value="185.761461448">
                <text:p>185.761461448</text:p>
              </table:table-cell>
              <table:table-cell office:value-type="float" office:value="318.119035134">
                <text:p>318.119035134</text:p>
              </table:table-cell>
              <table:table-cell office:value-type="float" office:value="585.824607622">
                <text:p>585.824607622</text:p>
              </table:table-cell>
            </table:table-row>
            <table:table-row>
              <table:table-cell office:value-type="string">
                <text:p>xs_write</text:p>
                <draw:g>
                  <svg:desc>C.O78:C.O78</svg:desc>
                </draw:g>
              </table:table-cell>
              <table:table-cell office:value-type="float" office:value="374.113207547">
                <text:p>374.113207547</text:p>
                <draw:g>
                  <svg:desc>C.P78:C.Y78</svg:desc>
                </draw:g>
              </table:table-cell>
              <table:table-cell office:value-type="float" office:value="378.905660377">
                <text:p>378.905660377</text:p>
              </table:table-cell>
              <table:table-cell office:value-type="float" office:value="412.58490566">
                <text:p>412.58490566</text:p>
              </table:table-cell>
              <table:table-cell office:value-type="float" office:value="447.547169811">
                <text:p>447.547169811</text:p>
              </table:table-cell>
              <table:table-cell office:value-type="float" office:value="464.132075472">
                <text:p>464.132075472</text:p>
              </table:table-cell>
              <table:table-cell office:value-type="float" office:value="594.301886792">
                <text:p>594.301886792</text:p>
              </table:table-cell>
              <table:table-cell office:value-type="float" office:value="768.094339623">
                <text:p>768.094339623</text:p>
              </table:table-cell>
              <table:table-cell office:value-type="float" office:value="1337.69811321">
                <text:p>1337.69811321</text:p>
              </table:table-cell>
              <table:table-cell office:value-type="float" office:value="2200.88679245">
                <text:p>2200.88679245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C.P85:C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77.2969428421">
                <text:p>77.2969428421</text:p>
                <draw:g>
                  <svg:desc>C.P85:C.Y85</svg:desc>
                </draw:g>
              </table:table-cell>
              <table:table-cell office:value-type="float" office:value="91.6077083662">
                <text:p>91.6077083662</text:p>
              </table:table-cell>
              <table:table-cell office:value-type="float" office:value="89.2324574932">
                <text:p>89.2324574932</text:p>
              </table:table-cell>
              <table:table-cell office:value-type="float" office:value="89.9283920658">
                <text:p>89.9283920658</text:p>
              </table:table-cell>
              <table:table-cell office:value-type="float" office:value="94.6150169053">
                <text:p>94.6150169053</text:p>
              </table:table-cell>
              <table:table-cell office:value-type="float" office:value="109.06335097">
                <text:p>109.06335097</text:p>
              </table:table-cell>
              <table:table-cell office:value-type="float" office:value="164.57827915">
                <text:p>164.57827915</text:p>
              </table:table-cell>
              <table:table-cell office:value-type="float" office:value="508.284520861">
                <text:p>508.284520861</text:p>
              </table:table-cell>
              <table:table-cell office:value-type="float" office:value="526.598757438">
                <text:p>526.598757438</text:p>
              </table:table-cell>
              <table:table-cell office:value-type="float" office:value="2536.22530396">
                <text:p>2536.22530396</text:p>
              </table:table-cell>
            </table:table-row>
            <table:table-row>
              <table:table-cell office:value-type="string">
                <text:p>xs_get_domain_path</text:p>
                <draw:g>
                  <svg:desc>C.O79:C.O79</svg:desc>
                </draw:g>
              </table:table-cell>
              <table:table-cell office:value-type="float" office:value="127">
                <text:p>127</text:p>
                <draw:g>
                  <svg:desc>C.P79:C.Y79</svg:desc>
                </draw:g>
              </table:table-cell>
              <table:table-cell office:value-type="float" office:value="136">
                <text:p>136</text:p>
              </table:table-cell>
              <table:table-cell office:value-type="float" office:value="127.769230769">
                <text:p>127.769230769</text:p>
              </table:table-cell>
              <table:table-cell office:value-type="float" office:value="147.882352941">
                <text:p>147.882352941</text:p>
              </table:table-cell>
              <table:table-cell office:value-type="float" office:value="167.32">
                <text:p>167.32</text:p>
              </table:table-cell>
              <table:table-cell office:value-type="float" office:value="225.390243902">
                <text:p>225.390243902</text:p>
              </table:table-cell>
              <table:table-cell office:value-type="float" office:value="329.890410959">
                <text:p>329.890410959</text:p>
              </table:table-cell>
              <table:table-cell office:value-type="float" office:value="646.832116788">
                <text:p>646.832116788</text:p>
              </table:table-cell>
              <table:table-cell office:value-type="float" office:value="1229.60754717">
                <text:p>1229.60754717</text:p>
              </table:table-cell>
              <table:table-cell office:value-type="float" office:value="2497.87426326">
                <text:p>2497.8742632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C.P86:C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44.2618471272">
                <text:p>44.2618471272</text:p>
                <draw:g>
                  <svg:desc>C.P86:C.Y86</svg:desc>
                </draw:g>
              </table:table-cell>
              <table:table-cell office:value-type="float" office:value="37.569329851">
                <text:p>37.569329851</text:p>
              </table:table-cell>
              <table:table-cell office:value-type="float" office:value="21.4266327666">
                <text:p>21.4266327666</text:p>
              </table:table-cell>
              <table:table-cell office:value-type="float" office:value="26.8719892496">
                <text:p>26.8719892496</text:p>
              </table:table-cell>
              <table:table-cell office:value-type="float" office:value="21.7948984857">
                <text:p>21.7948984857</text:p>
              </table:table-cell>
              <table:table-cell office:value-type="float" office:value="13.3688353448">
                <text:p>13.3688353448</text:p>
              </table:table-cell>
              <table:table-cell office:value-type="float" office:value="43.0032052465">
                <text:p>43.0032052465</text:p>
              </table:table-cell>
              <table:table-cell office:value-type="float" office:value="33.3115287343">
                <text:p>33.3115287343</text:p>
              </table:table-cell>
              <table:table-cell office:value-type="float" office:value="42.4298393091">
                <text:p>42.4298393091</text:p>
              </table:table-cell>
              <table:table-cell office:value-type="float" office:value="64.6285434646">
                <text:p>64.62854346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73cm" svg:y="0.316cm" chart:style-name="ch2">
          <text:p>Ocaml performance difference over C xenstore</text:p>
        </chart:title>
        <chart:subtitle svg:x="5.496cm" svg:y="1.275cm" chart:style-name="ch3">
          <text:p>1 = C xenstore performance</text:p>
        </chart:subtitle>
        <chart:plot-area chart:style-name="ch4" table:cell-range-address="'xenstore-c-vs-ocaml'.A44:'xenstore-c-vs-ocaml'.A53 'xenstore-c-vs-ocaml'.G44:'xenstore-c-vs-ocaml'.G53" chart:data-source-has-labels="column" svg:x="1.331cm" svg:y="2.138cm" svg:width="14.349cm" svg:height="5.701cm">
          <chartooo:coordinate-region svg:x="2.164cm" svg:y="2.337cm" svg:width="13.516cm" svg:height="4.855cm"/>
          <chart:axis chart:dimension="x" chart:name="primary-x" chart:style-name="ch5" chartooo:axis-type="auto">
            <chartooo:date-scale/>
            <chart:title svg:x="5.246cm" svg:y="8.019cm" chart:style-name="ch6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7">
            <chart:title svg:x="0.451cm" svg:y="7.876cm" chart:style-name="ch8">
              <text:p>Ocaml vs C xenstore xl create time ratio</text:p>
            </chart:title>
            <chart:grid chart:style-name="ch9" chart:class="major"/>
          </chart:axis>
          <chart:series chart:style-name="ch10" chart:values-cell-range-address="'xenstore-c-vs-ocaml'.G44:'xenstore-c-vs-ocaml'.G5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-0.159197808445754">
                <text:p>-0.159197808445754</text:p>
                <draw:g>
                  <svg:desc>'xenstore-c-vs-ocaml'.G44:'xenstore-c-vs-ocaml'.G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718141580119767">
                <text:p>-0.07181415801197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895621914522826">
                <text:p>-0.08956219145228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160699340668313">
                <text:p>-0.1606993406683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12201407473486">
                <text:p>-0.122014074734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116357392854784">
                <text:p>-0.1163573928547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145282424163379">
                <text:p>-0.1452824241633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09888354709387">
                <text:p>0.10988835470938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9593527241539">
                <text:p>0.5995935272415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11006844478244">
                <text:p>0.5110068444782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04cm" svg:y="0.316cm" chart:style-name="ch2">
          <text:p>C vs Ocaml xenstore performance</text:p>
        </chart:title>
        <chart:legend chart:legend-position="end" svg:x="13.73cm" svg:y="3.952cm" style:legend-expansion="high" chart:style-name="ch3"/>
        <chart:plot-area chart:style-name="ch4" table:cell-range-address="'xenstore-c-vs-ocaml'.A44:'xenstore-c-vs-ocaml'.B53 'xenstore-c-vs-ocaml'.B42:'xenstore-c-vs-ocaml'.B42 'xenstore-c-vs-ocaml'.D42:'xenstore-c-vs-ocaml'.D42 'xenstore-c-vs-ocaml'.D44:'xenstore-c-vs-ocaml'.D53" chart:data-source-has-labels="both" svg:x="1.331cm" svg:y="1.275cm" svg:width="12.079cm" svg:height="6.564cm">
          <chartooo:coordinate-region svg:x="1.767cm" svg:y="1.474cm" svg:width="11.364cm" svg:height="5.718cm"/>
          <chart:axis chart:dimension="x" chart:name="primary-x" chart:style-name="ch5" chartooo:axis-type="auto">
            <chartooo:date-scale/>
            <chart:title svg:x="4.111cm" svg:y="8.019cm" chart:style-name="ch6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5">
            <chart:title svg:x="0.451cm" svg:y="5.792cm" chart:style-name="ch7">
              <text:p>xl create time (s)</text:p>
            </chart:title>
            <chart:grid chart:style-name="ch8" chart:class="major"/>
          </chart:axis>
          <chart:series chart:style-name="ch9" chart:values-cell-range-address="'xenstore-c-vs-ocaml'.B44:'xenstore-c-vs-ocaml'.B53" chart:label-cell-address="'xenstore-c-vs-ocaml'.B42:'xenstore-c-vs-ocaml'.B42" chart:class="chart:line">
            <chart:data-point chart:repeated="10"/>
          </chart:series>
          <chart:series chart:style-name="ch10" chart:values-cell-range-address="'xenstore-c-vs-ocaml'.D44:'xenstore-c-vs-ocaml'.D53" chart:label-cell-address="'xenstore-c-vs-ocaml'.D42:'xenstore-c-vs-ocaml'.D4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xenstore-c-vs-ocaml'.B42:'xenstore-c-vs-ocaml'.B42</svg:desc>
                </draw:g>
              </table:table-cell>
              <table:table-cell office:value-type="string">
                <text:p>ocaml</text:p>
                <draw:g>
                  <svg:desc>'xenstore-c-vs-ocaml'.D42:'xenstore-c-vs-ocaml'.D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0.232164">
                <text:p>0.232164</text:p>
                <draw:g>
                  <svg:desc>'xenstore-c-vs-ocaml'.B44:'xenstore-c-vs-ocaml'.B53</svg:desc>
                </draw:g>
              </table:table-cell>
              <table:table-cell office:value-type="float" office:value="0.195204">
                <text:p>0.195204</text:p>
                <draw:g>
                  <svg:desc>'xenstore-c-vs-ocaml'.D44:'xenstore-c-vs-ocaml'.D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2835">
                <text:p>0.172835</text:p>
              </table:table-cell>
              <table:table-cell office:value-type="float" office:value="0.160423">
                <text:p>0.160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8457">
                <text:p>0.178457</text:p>
              </table:table-cell>
              <table:table-cell office:value-type="float" office:value="0.162474">
                <text:p>0.162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5956">
                <text:p>0.195956</text:p>
              </table:table-cell>
              <table:table-cell office:value-type="float" office:value="0.164466">
                <text:p>0.1644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1691">
                <text:p>0.191691</text:p>
              </table:table-cell>
              <table:table-cell office:value-type="float" office:value="0.168302">
                <text:p>0.1683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2002">
                <text:p>0.212002</text:p>
              </table:table-cell>
              <table:table-cell office:value-type="float" office:value="0.187334">
                <text:p>0.1873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76021">
                <text:p>0.276021</text:p>
              </table:table-cell>
              <table:table-cell office:value-type="float" office:value="0.23592">
                <text:p>0.235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0872">
                <text:p>0.500872</text:p>
              </table:table-cell>
              <table:table-cell office:value-type="float" office:value="0.555912">
                <text:p>0.55591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33539">
                <text:p>1.233539</text:p>
              </table:table-cell>
              <table:table-cell office:value-type="float" office:value="1.973161">
                <text:p>1.9731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976344">
                <text:p>3.976344</text:p>
              </table:table-cell>
              <table:table-cell office:value-type="float" office:value="6.008283">
                <text:p>6.0082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21cm" svg:y="0.316cm" chart:style-name="ch2">
          <text:p>Xenstore performance</text:p>
        </chart:title>
        <chart:plot-area chart:style-name="ch3" table:cell-range-address="'xenstore-c-vs-ocaml'.A44:'xenstore-c-vs-ocaml'.B53 'xenstore-c-vs-ocaml'.B42:'xenstore-c-vs-ocaml'.B42" chart:data-source-has-labels="both" svg:x="1.331cm" svg:y="1.275cm" svg:width="14.349cm" svg:height="6.564cm">
          <chartooo:coordinate-region svg:x="2.058cm" svg:y="1.474cm" svg:width="13.342cm" svg:height="5.718cm"/>
          <chart:axis chart:dimension="x" chart:name="primary-x" chart:style-name="ch4" chartooo:axis-type="auto">
            <chartooo:date-scale/>
            <chart:title svg:x="5.246cm" svg:y="8.019cm" chart:style-name="ch5">
              <text:p>Number of currently running IDLE unikernels</text:p>
            </chart:title>
            <chart:categories table:cell-range-address="'xenstore-c-vs-ocaml'.A44:'xenstore-c-vs-ocaml'.A53"/>
          </chart:axis>
          <chart:axis chart:dimension="y" chart:name="primary-y" chart:style-name="ch4">
            <chart:title svg:x="0.451cm" svg:y="5.792cm" chart:style-name="ch6">
              <text:p>xl create time (s)</text:p>
            </chart:title>
            <chart:grid chart:style-name="ch7" chart:class="major"/>
          </chart:axis>
          <chart:series chart:style-name="ch8" chart:values-cell-range-address="'xenstore-c-vs-ocaml'.B44:'xenstore-c-vs-ocaml'.B53" chart:label-cell-address="'xenstore-c-vs-ocaml'.B42:'xenstore-c-vs-ocaml'.B4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xenstore-c-vs-ocaml'.B42:'xenstore-c-vs-ocaml'.B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xenstore-c-vs-ocaml'.A44:'xenstore-c-vs-ocaml'.A53</svg:desc>
                </draw:g>
              </table:table-cell>
              <table:table-cell office:value-type="float" office:value="0.232164">
                <text:p>0.232164</text:p>
                <draw:g>
                  <svg:desc>'xenstore-c-vs-ocaml'.B44:'xenstore-c-vs-ocaml'.B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2835">
                <text:p>0.1728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8457">
                <text:p>0.1784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5956">
                <text:p>0.1959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1691">
                <text:p>0.1916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2002">
                <text:p>0.2120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76021">
                <text:p>0.27602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00872">
                <text:p>0.50087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33539">
                <text:p>1.2335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.976344">
                <text:p>3.9763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XL daemon impact on boot time</text:p>
        </chart:title>
        <chart:legend chart:legend-position="end" svg:x="12.248cm" svg:y="3.952cm" style:legend-expansion="high" chart:style-name="ch3"/>
        <chart:plot-area chart:style-name="ch4" table:cell-range-address="'no-daemon'.A23:'no-daemon'.B32 'no-daemon'.A1:'no-daemon'.A1 'no-daemon'.F1:'no-daemon'.F1 'no-daemon'.G23:'no-daemon'.G32" chart:data-source-has-labels="both" svg:x="1.331cm" svg:y="1.275cm" svg:width="10.597cm" svg:height="6.564cm">
          <chartooo:coordinate-region svg:x="2.878cm" svg:y="1.474cm" svg:width="8.77cm" svg:height="5.718cm"/>
          <chart:axis chart:dimension="x" chart:name="primary-x" chart:style-name="ch5" chartooo:axis-type="auto">
            <chart:title svg:x="4.032cm" svg:y="8.019cm" chart:style-name="ch6">
              <text:p>Number of IDLE unikernels running</text:p>
            </chart:title>
            <chart:categories table:cell-range-address="'no-daemon'.A23:'no-daemon'.A32"/>
          </chart:axis>
          <chart:axis chart:dimension="y" chart:name="primary-y" chart:style-name="ch5">
            <chart:title svg:x="0.451cm" svg:y="6.612cm" chart:style-name="ch7">
              <text:p>1 unikernel boot time (usec)</text:p>
            </chart:title>
            <chart:grid chart:style-name="ch8" chart:class="major"/>
          </chart:axis>
          <chart:series chart:style-name="ch9" chart:values-cell-range-address="'no-daemon'.B23:'no-daemon'.B32" chart:label-cell-address="'no-daemon'.A1:'no-daemon'.A1" chart:class="chart:scatter">
            <chart:domain table:cell-range-address="'no-daemon'.A23:'no-daemon'.A32"/>
            <chart:data-point chart:repeated="10"/>
          </chart:series>
          <chart:series chart:style-name="ch10" chart:values-cell-range-address="'no-daemon'.G23:'no-daemon'.G32" chart:label-cell-address="'no-daemon'.F1:'no-daemon'.F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th daemon</text:p>
                <draw:g>
                  <svg:desc>'no-daemon'.A1:'no-daemon'.A1</svg:desc>
                </draw:g>
              </table:table-cell>
              <table:table-cell office:value-type="string">
                <text:p>without daemon</text:p>
                <draw:g>
                  <svg:desc>'no-daemon'.F1:'no-daemon'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no-daemon'.A23:'no-daemon'.A32</svg:desc>
                </draw:g>
              </table:table-cell>
              <table:table-cell office:value-type="float" office:value="0">
                <text:p>0</text:p>
                <draw:g>
                  <svg:desc>'no-daemon'.A23:'no-daemon'.A32</svg:desc>
                </draw:g>
              </table:table-cell>
              <table:table-cell office:value-type="float" office:value="92805">
                <text:p>92805</text:p>
                <draw:g>
                  <svg:desc>'no-daemon'.B23:'no-daemon'.B32</svg:desc>
                </draw:g>
              </table:table-cell>
              <table:table-cell office:value-type="float" office:value="118527">
                <text:p>118527</text:p>
                <draw:g>
                  <svg:desc>'no-daemon'.G23:'no-daemon'.G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4789">
                <text:p>94789</text:p>
              </table:table-cell>
              <table:table-cell office:value-type="float" office:value="119404">
                <text:p>1194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6888">
                <text:p>96888</text:p>
              </table:table-cell>
              <table:table-cell office:value-type="float" office:value="118950">
                <text:p>1189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1207">
                <text:p>101207</text:p>
              </table:table-cell>
              <table:table-cell office:value-type="float" office:value="118331">
                <text:p>1183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9497">
                <text:p>109497</text:p>
              </table:table-cell>
              <table:table-cell office:value-type="float" office:value="120441">
                <text:p>1204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1008">
                <text:p>131008</text:p>
              </table:table-cell>
              <table:table-cell office:value-type="float" office:value="135575">
                <text:p>1355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93979">
                <text:p>193979</text:p>
              </table:table-cell>
              <table:table-cell office:value-type="float" office:value="152625">
                <text:p>152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13020">
                <text:p>413020</text:p>
              </table:table-cell>
              <table:table-cell office:value-type="float" office:value="229396">
                <text:p>22939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141935">
                <text:p>1141935</text:p>
              </table:table-cell>
              <table:table-cell office:value-type="float" office:value="459622">
                <text:p>4596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739609">
                <text:p>3739609</text:p>
              </table:table-cell>
              <table:table-cell office:value-type="float" office:value="1229612">
                <text:p>12296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